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33c1" officeooo:paragraph-rsid="001733c1"/>
    </style:style>
    <style:style style:name="P2" style:family="paragraph" style:parent-style-name="Standard">
      <style:paragraph-properties fo:text-align="justify" style:justify-single-word="false"/>
      <style:text-properties officeooo:rsid="001733c1" officeooo:paragraph-rsid="001733c1"/>
    </style:style>
    <style:style style:name="P3" style:family="paragraph" style:parent-style-name="Standard">
      <style:text-properties officeooo:rsid="001733c1" officeooo:paragraph-rsid="001722ce"/>
    </style:style>
    <style:style style:name="P4" style:family="paragraph" style:parent-style-name="Standard">
      <style:text-properties officeooo:rsid="0018c5cb" officeooo:paragraph-rsid="0018c5cb"/>
    </style:style>
    <style:style style:name="P5" style:family="paragraph" style:parent-style-name="Standard">
      <style:paragraph-properties fo:text-align="justify" style:justify-single-word="false"/>
      <style:text-properties officeooo:rsid="0018c5cb" officeooo:paragraph-rsid="001733c1"/>
    </style:style>
    <style:style style:name="P6" style:family="paragraph" style:parent-style-name="Standard">
      <style:paragraph-properties fo:text-align="justify" style:justify-single-word="false"/>
      <style:text-properties officeooo:rsid="0018c5cb" officeooo:paragraph-rsid="0018c5cb"/>
    </style:style>
    <style:style style:name="P7" style:family="paragraph" style:parent-style-name="Standard">
      <style:paragraph-properties fo:text-align="justify" style:justify-single-word="false"/>
      <style:text-properties officeooo:rsid="0018c5cb" officeooo:paragraph-rsid="00368c07"/>
    </style:style>
    <style:style style:name="P8" style:family="paragraph" style:parent-style-name="Standard">
      <style:text-properties officeooo:rsid="001a2456" officeooo:paragraph-rsid="001a2456"/>
    </style:style>
    <style:style style:name="P9" style:family="paragraph" style:parent-style-name="Standard">
      <style:paragraph-properties fo:text-align="justify" style:justify-single-word="false"/>
      <style:text-properties officeooo:rsid="001a2456" officeooo:paragraph-rsid="001a2456"/>
    </style:style>
    <style:style style:name="P10" style:family="paragraph" style:parent-style-name="Standard">
      <style:paragraph-properties fo:text-align="justify" style:justify-single-word="false"/>
      <style:text-properties officeooo:rsid="001a2456" officeooo:paragraph-rsid="0054a1c2"/>
    </style:style>
    <style:style style:name="P11" style:family="paragraph" style:parent-style-name="Standard">
      <style:text-properties officeooo:rsid="001a2456" officeooo:paragraph-rsid="0054a1c2"/>
    </style:style>
    <style:style style:name="P12" style:family="paragraph" style:parent-style-name="Standard">
      <style:text-properties officeooo:rsid="001d7663" officeooo:paragraph-rsid="001d7663"/>
    </style:style>
    <style:style style:name="P13" style:family="paragraph" style:parent-style-name="Standard">
      <style:paragraph-properties fo:text-align="justify" style:justify-single-word="false"/>
      <style:text-properties officeooo:rsid="001d7663" officeooo:paragraph-rsid="001d7663"/>
    </style:style>
    <style:style style:name="P14" style:family="paragraph" style:parent-style-name="Standard">
      <style:text-properties officeooo:rsid="001d7663" officeooo:paragraph-rsid="004abedc"/>
    </style:style>
    <style:style style:name="P15" style:family="paragraph" style:parent-style-name="Standard">
      <style:text-properties officeooo:rsid="001f21a2" officeooo:paragraph-rsid="001f21a2"/>
    </style:style>
    <style:style style:name="P16" style:family="paragraph" style:parent-style-name="Standard">
      <style:paragraph-properties fo:text-align="justify" style:justify-single-word="false"/>
      <style:text-properties officeooo:rsid="001f21a2" officeooo:paragraph-rsid="001f21a2"/>
    </style:style>
    <style:style style:name="P17" style:family="paragraph" style:parent-style-name="Standard">
      <style:text-properties officeooo:rsid="001f21a2" officeooo:paragraph-rsid="0052f8d1"/>
    </style:style>
    <style:style style:name="P18" style:family="paragraph" style:parent-style-name="Standard">
      <style:text-properties officeooo:rsid="001f21a2" officeooo:paragraph-rsid="0031ad7c"/>
    </style:style>
    <style:style style:name="P19" style:family="paragraph" style:parent-style-name="Standard">
      <style:text-properties officeooo:rsid="00220f46" officeooo:paragraph-rsid="00220f46"/>
    </style:style>
    <style:style style:name="P20" style:family="paragraph" style:parent-style-name="Standard">
      <style:paragraph-properties fo:text-align="justify" style:justify-single-word="false"/>
      <style:text-properties officeooo:rsid="00220f46" officeooo:paragraph-rsid="00220f46"/>
    </style:style>
    <style:style style:name="P21" style:family="paragraph" style:parent-style-name="Standard">
      <style:text-properties officeooo:rsid="00220f46" officeooo:paragraph-rsid="00569a64"/>
    </style:style>
    <style:style style:name="P22" style:family="paragraph" style:parent-style-name="Standard">
      <style:text-properties officeooo:rsid="00220f46" officeooo:paragraph-rsid="006c9fb3"/>
    </style:style>
    <style:style style:name="P23" style:family="paragraph" style:parent-style-name="Standard">
      <style:text-properties officeooo:rsid="00220f46" officeooo:paragraph-rsid="0031ad7c"/>
    </style:style>
    <style:style style:name="P24" style:family="paragraph" style:parent-style-name="Standard">
      <style:text-properties officeooo:rsid="0023b47a" officeooo:paragraph-rsid="0023b47a"/>
    </style:style>
    <style:style style:name="P25" style:family="paragraph" style:parent-style-name="Standard">
      <style:paragraph-properties fo:text-align="justify" style:justify-single-word="false"/>
      <style:text-properties officeooo:rsid="0023b47a" officeooo:paragraph-rsid="0023b47a"/>
    </style:style>
    <style:style style:name="P26" style:family="paragraph" style:parent-style-name="Standard">
      <style:text-properties officeooo:rsid="0023b47a" officeooo:paragraph-rsid="00337ed6"/>
    </style:style>
    <style:style style:name="P27" style:family="paragraph" style:parent-style-name="Standard">
      <style:text-properties officeooo:rsid="0026bf67" officeooo:paragraph-rsid="0026bf67"/>
    </style:style>
    <style:style style:name="P28" style:family="paragraph" style:parent-style-name="Standard">
      <style:paragraph-properties fo:text-align="justify" style:justify-single-word="false"/>
      <style:text-properties officeooo:rsid="0026bf67" officeooo:paragraph-rsid="0026bf67"/>
    </style:style>
    <style:style style:name="P29" style:family="paragraph" style:parent-style-name="Standard">
      <style:paragraph-properties fo:text-align="justify" style:justify-single-word="false"/>
      <style:text-properties officeooo:rsid="0026bf67" officeooo:paragraph-rsid="002ddda3"/>
    </style:style>
    <style:style style:name="P30" style:family="paragraph" style:parent-style-name="Standard">
      <style:paragraph-properties fo:text-align="start" style:justify-single-word="false"/>
      <style:text-properties officeooo:rsid="0026bf67" officeooo:paragraph-rsid="0026bf67"/>
    </style:style>
    <style:style style:name="P31" style:family="paragraph" style:parent-style-name="Standard">
      <style:text-properties officeooo:rsid="0026d358" officeooo:paragraph-rsid="002ddda3"/>
    </style:style>
    <style:style style:name="P32" style:family="paragraph" style:parent-style-name="Standard">
      <style:paragraph-properties fo:text-align="justify" style:justify-single-word="false"/>
      <style:text-properties officeooo:rsid="0026d358" officeooo:paragraph-rsid="002ddda3"/>
    </style:style>
    <style:style style:name="P33" style:family="paragraph" style:parent-style-name="Standard">
      <style:text-properties officeooo:rsid="0028b40a" officeooo:paragraph-rsid="002ddda3"/>
    </style:style>
    <style:style style:name="P34" style:family="paragraph" style:parent-style-name="Standard">
      <style:paragraph-properties fo:text-align="justify" style:justify-single-word="false"/>
      <style:text-properties officeooo:rsid="0028b40a" officeooo:paragraph-rsid="002ddda3"/>
    </style:style>
    <style:style style:name="P35" style:family="paragraph" style:parent-style-name="Standard">
      <style:text-properties officeooo:rsid="0028b40a" officeooo:paragraph-rsid="00330baf"/>
    </style:style>
    <style:style style:name="P36" style:family="paragraph" style:parent-style-name="Standard">
      <style:text-properties officeooo:rsid="0029a9e1" officeooo:paragraph-rsid="002ddda3"/>
    </style:style>
    <style:style style:name="P37" style:family="paragraph" style:parent-style-name="Standard">
      <style:paragraph-properties fo:text-align="justify" style:justify-single-word="false"/>
      <style:text-properties officeooo:rsid="0029a9e1" officeooo:paragraph-rsid="002ddda3"/>
    </style:style>
    <style:style style:name="P38" style:family="paragraph" style:parent-style-name="Standard">
      <style:text-properties fo:font-size="18pt" fo:font-weight="bold" officeooo:rsid="002b1cda" officeooo:paragraph-rsid="002b1cda" style:font-size-asian="18pt" style:font-weight-asian="bold" style:font-size-complex="18pt" style:font-weight-complex="bold"/>
    </style:style>
    <style:style style:name="P39" style:family="paragraph" style:parent-style-name="Standard">
      <style:text-properties fo:font-size="18pt" fo:font-weight="bold" officeooo:rsid="002c09af" officeooo:paragraph-rsid="002c09af" style:font-size-asian="18pt" style:font-weight-asian="bold" style:font-size-complex="18pt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8pt" fo:font-weight="bold" officeooo:rsid="003df55a" officeooo:paragraph-rsid="003df55a" style:font-size-asian="18pt" style:font-weight-asian="bold" style:font-size-complex="18pt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size="18pt" officeooo:rsid="002a52a6" officeooo:paragraph-rsid="002a52a6" style:font-size-asian="18pt" style:font-size-complex="18pt"/>
    </style:style>
    <style:style style:name="P42" style:family="paragraph" style:parent-style-name="Standard">
      <style:paragraph-properties fo:text-align="justify" style:justify-single-word="false"/>
      <style:text-properties officeooo:rsid="00211253" officeooo:paragraph-rsid="00211253"/>
    </style:style>
    <style:style style:name="P43" style:family="paragraph" style:parent-style-name="Standard">
      <style:text-properties officeooo:rsid="0033549e" officeooo:paragraph-rsid="0033549e"/>
    </style:style>
    <style:style style:name="P44" style:family="paragraph" style:parent-style-name="Standard">
      <style:paragraph-properties fo:text-align="justify" style:justify-single-word="false"/>
      <style:text-properties officeooo:rsid="0033549e" officeooo:paragraph-rsid="0033549e"/>
    </style:style>
    <style:style style:name="P45" style:family="paragraph" style:parent-style-name="Standard">
      <style:text-properties officeooo:rsid="0033549e" officeooo:paragraph-rsid="0052cbfa"/>
    </style:style>
    <style:style style:name="P46" style:family="paragraph" style:parent-style-name="Standard">
      <style:text-properties officeooo:rsid="00337ed6" officeooo:paragraph-rsid="00337ed6"/>
    </style:style>
    <style:style style:name="P47" style:family="paragraph" style:parent-style-name="Standard">
      <style:paragraph-properties fo:text-align="justify" style:justify-single-word="false"/>
      <style:text-properties officeooo:rsid="00337ed6" officeooo:paragraph-rsid="00337ed6"/>
    </style:style>
    <style:style style:name="P48" style:family="paragraph" style:parent-style-name="Standard">
      <style:paragraph-properties fo:text-align="justify" style:justify-single-word="false"/>
      <style:text-properties officeooo:rsid="00337ed6" officeooo:paragraph-rsid="0023b47a"/>
    </style:style>
    <style:style style:name="P49" style:family="paragraph" style:parent-style-name="Standard">
      <style:text-properties officeooo:rsid="0033f838" officeooo:paragraph-rsid="0033f838"/>
    </style:style>
    <style:style style:name="P50" style:family="paragraph" style:parent-style-name="Standard">
      <style:text-properties officeooo:rsid="0033f838" officeooo:paragraph-rsid="006c9fb3"/>
    </style:style>
    <style:style style:name="P51" style:family="paragraph" style:parent-style-name="Standard">
      <style:text-properties officeooo:rsid="003496e8" officeooo:paragraph-rsid="003496e8"/>
    </style:style>
    <style:style style:name="P52" style:family="paragraph" style:parent-style-name="Standard">
      <style:paragraph-properties fo:text-align="justify" style:justify-single-word="false"/>
      <style:text-properties officeooo:rsid="002b1cda" officeooo:paragraph-rsid="002ddda3"/>
    </style:style>
    <style:style style:name="P53" style:family="paragraph" style:parent-style-name="Standard">
      <style:paragraph-properties fo:text-align="justify" style:justify-single-word="false"/>
      <style:text-properties fo:font-size="15pt" fo:font-style="italic" style:text-underline-style="none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font-size="15pt" fo:font-style="italic" fo:font-weight="bold" officeooo:rsid="0018c5cb" officeooo:paragraph-rsid="0018c5cb" style:font-size-asian="15pt" style:font-style-asian="italic" style:font-weight-asian="bold" style:font-size-complex="15pt" style:font-style-complex="italic" style:font-weight-complex="bold"/>
    </style:style>
    <style:style style:name="P55" style:family="paragraph" style:parent-style-name="Standard">
      <style:text-properties fo:font-size="15pt" fo:font-style="italic" fo:font-weight="bold" officeooo:rsid="001d7663" officeooo:paragraph-rsid="001d7663" style:font-size-asian="15pt" style:font-style-asian="italic" style:font-weight-asian="bold" style:font-size-complex="15pt" style:font-style-complex="italic" style:font-weight-complex="bold"/>
    </style:style>
    <style:style style:name="P56" style:family="paragraph" style:parent-style-name="Standard">
      <style:text-properties fo:font-size="15pt" fo:font-style="italic" fo:font-weight="bold" officeooo:rsid="001f21a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57" style:family="paragraph" style:parent-style-name="Standard">
      <style:text-properties fo:font-size="15pt" fo:font-style="italic" fo:font-weight="bold" officeooo:rsid="00220f46" officeooo:paragraph-rsid="00220f46" style:font-size-asian="15pt" style:font-style-asian="italic" style:font-weight-asian="bold" style:font-size-complex="15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23b47a" style:font-size-asian="15pt" style:font-style-asian="italic" style:font-weight-asian="bold" style:font-size-complex="15pt" style:font-style-complex="italic" style:font-weight-complex="bold"/>
    </style:style>
    <style:style style:name="P59" style:family="paragraph" style:parent-style-name="Standard">
      <style:text-properties fo:font-size="15pt" fo:font-style="italic" fo:font-weight="bold" officeooo:rsid="0030c1b2" officeooo:paragraph-rsid="001d7663" style:font-size-asian="15pt" style:font-style-asian="italic" style:font-weight-asian="bold" style:font-size-complex="15pt" style:font-style-complex="italic" style:font-weight-complex="bold"/>
    </style:style>
    <style:style style:name="P60" style:family="paragraph" style:parent-style-name="Standard">
      <style:text-properties fo:font-size="15pt" fo:font-style="italic" fo:font-weight="bold" officeooo:rsid="0030c1b2" officeooo:paragraph-rsid="00569a64" style:font-size-asian="15pt" style:font-style-asian="italic" style:font-weight-asian="bold" style:font-size-complex="15pt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tyle="italic" fo:font-weight="bold" officeooo:rsid="0029a9e1" officeooo:paragraph-rsid="002ddda3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3" style:family="paragraph" style:parent-style-name="Standard">
      <style:text-properties fo:font-style="italic" fo:font-weight="bold" officeooo:rsid="0028b40a" officeooo:paragraph-rsid="002ddda3" style:font-style-asian="italic" style:font-weight-asian="bold" style:font-style-complex="italic" style:font-weight-complex="bold"/>
    </style:style>
    <style:style style:name="P64" style:family="paragraph" style:parent-style-name="Standard">
      <style:paragraph-properties fo:text-align="justify" style:justify-single-word="false"/>
      <style:text-properties fo:font-style="italic" fo:font-weight="bold" officeooo:rsid="0026bf67" officeooo:paragraph-rsid="002ddda3" style:font-style-asian="italic" style:font-weight-asian="bold" style:font-style-complex="italic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26bf67" officeooo:paragraph-rsid="0026bf67" style:font-size-asian="9pt" style:font-style-asian="normal" style:font-weight-asian="normal"/>
    </style:style>
    <style:style style:name="P66" style:family="paragraph" style:parent-style-name="Standard">
      <style:text-properties fo:color="#cc7832" style:font-name="Bitstream Vera Sans Mono" fo:font-size="9pt" fo:font-style="normal" fo:font-weight="normal" officeooo:rsid="00220f46" officeooo:paragraph-rsid="00220f46" style:font-size-asian="9pt" style:font-style-asian="normal" style:font-weight-asian="normal"/>
    </style:style>
    <style:style style:name="P67" style:family="paragraph" style:parent-style-name="Standard">
      <style:text-properties fo:color="#cc7832" style:font-name="Bitstream Vera Sans Mono" fo:font-size="9pt" fo:font-style="normal" fo:font-weight="normal" officeooo:rsid="0028b40a" officeooo:paragraph-rsid="00330baf" style:font-size-asian="9pt" style:font-style-asian="normal" style:font-weight-asian="normal"/>
    </style:style>
    <style:style style:name="P68" style:family="paragraph" style:parent-style-name="Standard">
      <style:text-properties fo:color="#cc7832" style:font-name="Bitstream Vera Sans Mono" fo:font-size="9pt" fo:font-style="normal" fo:font-weight="normal" officeooo:rsid="0028b40a" officeooo:paragraph-rsid="002ddda3" style:font-size-asian="9pt" style:font-style-asian="normal" style:font-weight-asian="normal"/>
    </style:style>
    <style:style style:name="P69" style:family="paragraph" style:parent-style-name="Standard">
      <style:text-properties fo:color="#cc7832" style:font-name="Bitstream Vera Sans Mono" fo:font-size="9pt" fo:font-style="normal" fo:font-weight="normal" officeooo:rsid="0029a9e1" officeooo:paragraph-rsid="002ddda3" style:font-size-asian="9pt" style:font-style-asian="normal" style:font-weight-asian="normal"/>
    </style:style>
    <style:style style:name="P70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normal"/>
    </style:style>
    <style:style style:name="P71" style:family="paragraph" style:parent-style-name="Standard">
      <style:text-properties fo:color="#cc7832" style:font-name="Bitstream Vera Sans Mono" fo:font-size="9pt" fo:font-style="normal" fo:font-weight="normal" officeooo:rsid="0033f838" officeooo:paragraph-rsid="0033f838" style:font-size-asian="9pt" style:font-style-asian="normal" style:font-weight-asian="normal"/>
    </style:style>
    <style:style style:name="P72" style:family="paragraph" style:parent-style-name="Standard">
      <style:paragraph-properties fo:text-align="start" style:justify-single-word="false"/>
      <style:text-properties fo:color="#cc7832" style:font-name="Bitstream Vera Sans Mono1" fo:font-size="9pt" officeooo:paragraph-rsid="00588a30"/>
    </style:style>
    <style:style style:name="P73" style:family="paragraph" style:parent-style-name="Standard">
      <style:paragraph-properties fo:text-align="justify" style:justify-single-word="false"/>
      <style:text-properties officeooo:rsid="003b09b9" officeooo:paragraph-rsid="003b09b9"/>
    </style:style>
    <style:style style:name="P74" style:family="paragraph" style:parent-style-name="Standard">
      <style:text-properties officeooo:rsid="001722ce" officeooo:paragraph-rsid="001722ce"/>
    </style:style>
    <style:style style:name="P75" style:family="paragraph" style:parent-style-name="Standard">
      <style:text-properties fo:font-size="10pt" officeooo:rsid="001722ce" officeooo:paragraph-rsid="001722ce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588a30" officeooo:paragraph-rsid="00588a30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5bd5a1" officeooo:paragraph-rsid="005bd5a1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588a30" officeooo:paragraph-rsid="00588a30" style:font-size-asian="12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5a249d" officeooo:paragraph-rsid="005a249d" style:font-size-asian="12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5bd5a1" officeooo:paragraph-rsid="005bd5a1" style:font-size-asian="12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a9b7c6" style:font-name="Bitstream Vera Sans Mono1" fo:font-size="9pt" officeooo:paragraph-rsid="00588a30"/>
    </style:style>
    <style:style style:name="P84" style:family="paragraph" style:parent-style-name="Standard">
      <style:paragraph-properties fo:text-align="justify" style:justify-single-word="false"/>
      <style:text-properties officeooo:rsid="005f44fb" officeooo:paragraph-rsid="005f44fb"/>
    </style:style>
    <style:style style:name="P85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bold" officeooo:rsid="00588a30" officeooo:paragraph-rsid="00588a30" style:font-size-asian="12pt" style:font-style-asian="normal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officeooo:paragraph-rsid="007693ff"/>
    </style:style>
    <style:style style:name="P87" style:family="paragraph" style:parent-style-name="Standard">
      <style:paragraph-properties fo:margin-top="0in" fo:margin-bottom="0in" loext:contextual-spacing="false"/>
      <style:text-properties officeooo:rsid="001722ce" officeooo:paragraph-rsid="001722ce"/>
    </style:style>
    <style:style style:name="P88" style:family="paragraph" style:parent-style-name="Standard" style:list-style-name="L1">
      <style:paragraph-properties fo:text-align="justify" style:justify-single-word="false"/>
      <style:text-properties officeooo:rsid="0018c5cb" officeooo:paragraph-rsid="006222c1"/>
    </style:style>
    <style:style style:name="P89" style:family="paragraph" style:parent-style-name="Standard" style:list-style-name="L1">
      <style:paragraph-properties fo:text-align="justify" style:justify-single-word="false"/>
      <style:text-properties officeooo:rsid="0018c5cb" officeooo:paragraph-rsid="0018c5cb"/>
    </style:style>
    <style:style style:name="P90" style:family="paragraph" style:parent-style-name="Standard" style:list-style-name="L2">
      <style:paragraph-properties fo:text-align="justify" style:justify-single-word="false"/>
      <style:text-properties officeooo:rsid="0018c5cb" officeooo:paragraph-rsid="0018c5cb"/>
    </style:style>
    <style:style style:name="P91" style:family="paragraph" style:parent-style-name="Standard" style:list-style-name="L2">
      <style:paragraph-properties fo:text-align="justify" style:justify-single-word="false"/>
      <style:text-properties officeooo:rsid="001a2456" officeooo:paragraph-rsid="001a2456"/>
    </style:style>
    <style:style style:name="P92" style:family="paragraph" style:parent-style-name="Standard" style:list-style-name="L3">
      <style:paragraph-properties fo:text-align="justify" style:justify-single-word="false"/>
      <style:text-properties officeooo:rsid="001a2456" officeooo:paragraph-rsid="0054a1c2"/>
    </style:style>
    <style:style style:name="P93" style:family="paragraph" style:parent-style-name="Standard">
      <style:paragraph-properties fo:text-align="justify" style:justify-single-word="false"/>
      <style:text-properties fo:font-size="15pt" fo:font-style="italic" fo:font-weight="bold" officeooo:rsid="0030c1b2" officeooo:paragraph-rsid="0054a1c2" style:font-size-asian="15pt" style:font-style-asian="italic" style:font-weight-asian="bold" style:font-size-complex="15pt" style:font-style-complex="italic" style:font-weight-complex="bold"/>
    </style:style>
    <style:style style:name="P94" style:family="paragraph" style:parent-style-name="Standard">
      <style:text-properties fo:font-size="15pt" fo:font-style="italic" fo:font-weight="bold" officeooo:rsid="0030c1b2" officeooo:paragraph-rsid="001f21a2" style:font-size-asian="15pt" style:font-style-asian="italic" style:font-weight-asian="bold" style:font-size-complex="15pt" style:font-style-complex="italic" style:font-weight-complex="bold"/>
    </style:style>
    <style:style style:name="P95" style:family="paragraph" style:parent-style-name="Standard" style:list-style-name="L4">
      <style:paragraph-properties fo:text-align="justify" style:justify-single-word="false"/>
      <style:text-properties officeooo:rsid="001d7663" officeooo:paragraph-rsid="001d7663"/>
    </style:style>
    <style:style style:name="P96" style:family="paragraph" style:parent-style-name="Standard" style:list-style-name="L4">
      <style:paragraph-properties fo:text-align="justify" style:justify-single-word="false"/>
      <style:text-properties fo:font-weight="bold" officeooo:rsid="004abedc" officeooo:paragraph-rsid="004abedc" style:font-weight-asian="bold" style:font-weight-complex="bold"/>
    </style:style>
    <style:style style:name="P97" style:family="paragraph" style:parent-style-name="Standard" style:list-style-name="L5">
      <style:paragraph-properties fo:text-align="justify" style:justify-single-word="false"/>
      <style:text-properties officeooo:rsid="001f21a2" officeooo:paragraph-rsid="001f21a2"/>
    </style:style>
    <style:style style:name="P98" style:family="paragraph" style:parent-style-name="Standard" style:list-style-name="L6">
      <style:paragraph-properties fo:text-align="justify" style:justify-single-word="false"/>
      <style:text-properties officeooo:rsid="001f21a2" officeooo:paragraph-rsid="001f21a2"/>
    </style:style>
    <style:style style:name="P99" style:family="paragraph" style:parent-style-name="Standard" style:list-style-name="L6">
      <style:paragraph-properties fo:text-align="justify" style:justify-single-word="false"/>
      <style:text-properties officeooo:rsid="001f21a2" officeooo:paragraph-rsid="00211253"/>
    </style:style>
    <style:style style:name="P100" style:family="paragraph" style:parent-style-name="Standard" style:list-style-name="L6">
      <style:paragraph-properties fo:text-align="justify" style:justify-single-word="false"/>
      <style:text-properties officeooo:rsid="00211253" officeooo:paragraph-rsid="00211253"/>
    </style:style>
    <style:style style:name="P101" style:family="paragraph" style:parent-style-name="Standard" style:list-style-name="L7">
      <style:text-properties officeooo:rsid="0033f838" officeooo:paragraph-rsid="0033f838"/>
    </style:style>
    <style:style style:name="P102" style:family="paragraph" style:parent-style-name="Standard" style:list-style-name="L7">
      <style:text-properties officeooo:rsid="004d1aaa" officeooo:paragraph-rsid="004d1aaa"/>
    </style:style>
    <style:style style:name="P103" style:family="paragraph" style:parent-style-name="Standard" style:list-style-name="L8">
      <style:text-properties officeooo:rsid="00220f46" officeooo:paragraph-rsid="00220f46"/>
    </style:style>
    <style:style style:name="P104" style:family="paragraph" style:parent-style-name="Standard" style:list-style-name="L8">
      <style:text-properties officeooo:rsid="00220f46" officeooo:paragraph-rsid="00569a64"/>
    </style:style>
    <style:style style:name="P105" style:family="paragraph" style:parent-style-name="Standard" style:list-style-name="L9">
      <style:paragraph-properties fo:text-align="justify" style:justify-single-word="false"/>
      <style:text-properties officeooo:rsid="00220f46" officeooo:paragraph-rsid="00220f46"/>
    </style:style>
    <style:style style:name="P106" style:family="paragraph" style:parent-style-name="Standard">
      <style:text-properties officeooo:rsid="00220f46" officeooo:paragraph-rsid="004e366f"/>
    </style:style>
    <style:style style:name="P107" style:family="paragraph" style:parent-style-name="Standard" style:list-style-name="L8">
      <style:text-properties officeooo:rsid="0056cb6b" officeooo:paragraph-rsid="0056cb6b"/>
    </style:style>
    <style:style style:name="P108" style:family="paragraph" style:parent-style-name="Standard" style:list-style-name="L10">
      <style:paragraph-properties fo:text-align="justify" style:justify-single-word="false"/>
      <style:text-properties officeooo:rsid="0033549e" officeooo:paragraph-rsid="0033549e"/>
    </style:style>
    <style:style style:name="P109" style:family="paragraph" style:parent-style-name="Standard" style:list-style-name="L11">
      <style:paragraph-properties fo:text-align="justify" style:justify-single-word="false"/>
      <style:text-properties officeooo:rsid="00337ed6" officeooo:paragraph-rsid="00337ed6"/>
    </style:style>
    <style:style style:name="P110" style:family="paragraph" style:parent-style-name="Standard">
      <style:paragraph-properties fo:text-align="start" style:justify-single-word="false"/>
      <style:text-properties fo:color="#cc7832" style:font-name="Bitstream Vera Sans Mono" fo:font-size="9pt" fo:font-style="normal" fo:font-weight="normal" officeooo:rsid="00588a30" officeooo:paragraph-rsid="00588a30" style:font-size-asian="9pt" style:font-style-asian="normal" style:font-weight-asian="normal" style:font-size-complex="12pt" style:font-weight-complex="bold"/>
    </style:style>
    <style:style style:name="P111" style:family="paragraph" style:parent-style-name="Standard">
      <style:text-properties officeooo:rsid="002b1cda" officeooo:paragraph-rsid="002ddda3"/>
    </style:style>
    <style:style style:name="P112" style:family="paragraph" style:parent-style-name="Standard">
      <style:paragraph-properties fo:text-align="start" style:justify-single-word="false"/>
      <style:text-properties officeooo:rsid="0026bf67" officeooo:paragraph-rsid="002ddda3"/>
    </style:style>
    <style:style style:name="T1" style:family="text">
      <style:text-properties fo:color="#cc7832" style:font-name="Bitstream Vera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3" style:family="text">
      <style:text-properties fo:color="#cc7832" style:font-name="Bitstream Vera Sans Mono" fo:font-size="9pt" fo:font-style="normal" fo:font-weight="normal" officeooo:rsid="00695048" style:font-size-asian="9pt" style:font-style-asian="normal" style:font-weight-asian="normal"/>
    </style:style>
    <style:style style:name="T4" style:family="text">
      <style:text-properties fo:color="#cc7832" style:font-name="Bitstream Vera Sans Mono" fo:font-size="9pt" fo:font-style="normal" fo:font-weight="normal" officeooo:rsid="006b72d8" style:font-size-asian="9pt" style:font-style-asian="normal" style:font-weight-asian="normal"/>
    </style:style>
    <style:style style:name="T5" style:family="text">
      <style:text-properties fo:color="#cc7832" style:font-name="Bitstream Vera Sans Mono" fo:font-size="9pt" fo:font-style="normal" fo:font-weight="normal" officeooo:rsid="006c9fb3" style:font-size-asian="9pt" style:font-style-asian="normal" style:font-weight-asian="normal"/>
    </style:style>
    <style:style style:name="T6" style:family="text">
      <style:text-properties fo:color="#cc7832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7" style:family="text">
      <style:text-properties fo:color="#cc7832" style:font-name="Bitstream Vera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cc7832" style:font-name="Bitstream Vera Sans Mono" fo:font-size="9pt" fo:font-style="normal" fo:font-weight="normal" officeooo:rsid="008f7e58" style:font-size-asian="9pt" style:font-style-asian="normal" style:font-weight-asian="normal"/>
    </style:style>
    <style:style style:name="T9" style:family="text">
      <style:text-properties fo:color="#cc7832" style:font-name="Bitstream Vera Sans Mono" fo:font-size="9pt" fo:font-style="normal" fo:font-weight="normal" officeooo:rsid="00946729" style:font-size-asian="9pt" style:font-style-asian="normal" style:font-weight-asian="normal"/>
    </style:style>
    <style:style style:name="T10" style:family="text">
      <style:text-properties fo:color="#cc7832" style:font-name="Bitstream Vera Sans Mono" fo:font-size="9pt" fo:font-style="normal" style:font-size-asian="9pt" style:font-style-asian="normal"/>
    </style:style>
    <style:style style:name="T11" style:family="text">
      <style:text-properties fo:color="#cc7832" style:font-name="Bitstream Vera Sans Mono" fo:font-style="normal" fo:font-weight="normal" style:font-size-asian="9pt" style:font-style-asian="normal" style:font-weight-asian="normal"/>
    </style:style>
    <style:style style:name="T12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a9b7c6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4" style:family="text">
      <style:text-properties fo:color="#a9b7c6" style:font-name="Bitstream Vera Sa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a9b7c6" style:font-name="Bitstream Vera Sans Mono" fo:font-size="9pt" fo:font-style="normal" style:font-size-asian="9pt" style:font-style-asian="normal"/>
    </style:style>
    <style:style style:name="T16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17" style:family="text">
      <style:text-properties fo:color="#9876aa" style:font-name="Bitstream Vera Sans Mono" fo:font-size="9pt" fo:font-style="normal" fo:font-weight="normal" officeooo:rsid="0056fb13" style:font-size-asian="9pt" style:font-style-asian="normal" style:font-weight-asian="normal"/>
    </style:style>
    <style:style style:name="T18" style:family="text">
      <style:text-properties fo:color="#9876aa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19" style:family="text">
      <style:text-properties fo:color="#9876aa" style:font-name="Bitstream Vera Sans Mono" fo:font-size="9pt" fo:font-style="normal" fo:font-weight="normal" style:font-size-asian="9pt" style:font-style-asian="normal" style:font-weight-asian="normal"/>
    </style:style>
    <style:style style:name="T20" style:family="text">
      <style:text-properties fo:color="#9876aa" style:font-name="Bitstream Vera Sans Mono" fo:font-size="9pt" fo:font-style="normal" fo:font-weight="bold" style:font-size-asian="9pt" style:font-style-asian="normal" style:font-weight-asian="bold"/>
    </style:style>
    <style:style style:name="T21" style:family="text">
      <style:text-properties fo:color="#9876aa" style:font-name="Bitstream Vera Sans Mono" fo:font-size="9pt" fo:font-style="normal" style:font-size-asian="9pt" style:font-style-asian="normal"/>
    </style:style>
    <style:style style:name="T22" style:family="text">
      <style:text-properties fo:color="#9876aa" style:font-name="Bitstream Vera Sans Mono" fo:font-style="normal" fo:font-weight="normal" style:font-size-asian="9pt" style:font-style-asian="normal" style:font-weight-asian="normal"/>
    </style:style>
    <style:style style:name="T23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4" style:family="text">
      <style:text-properties fo:color="#6897bb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25" style:family="text">
      <style:text-properties fo:color="#6897bb" style:font-name="Bitstream Vera Sans Mono" fo:font-size="9pt" fo:font-style="normal" fo:font-weight="normal" style:font-size-asian="9pt" style:font-style-asian="normal" style:font-weight-asian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abedc" style:font-weight-asian="bold" style:font-weight-complex="bold"/>
    </style:style>
    <style:style style:name="T28" style:family="text">
      <style:text-properties fo:font-weight="bold" officeooo:rsid="004d1aaa" style:font-weight-asian="bold" style:font-weight-complex="bold"/>
    </style:style>
    <style:style style:name="T29" style:family="text">
      <style:text-properties fo:font-weight="bold" officeooo:rsid="0050fd94" style:font-weight-asian="bold" style:font-weight-complex="bold"/>
    </style:style>
    <style:style style:name="T30" style:family="text">
      <style:text-properties fo:font-weight="bold" officeooo:rsid="0054a1c2" style:font-weight-asian="bold" style:font-weight-complex="bold"/>
    </style:style>
    <style:style style:name="T31" style:family="text">
      <style:text-properties fo:font-weight="bold" officeooo:rsid="00569a64" style:font-weight-asian="bold" style:font-weight-complex="bold"/>
    </style:style>
    <style:style style:name="T32" style:family="text">
      <style:text-properties fo:font-weight="bold" officeooo:rsid="0056cb6b" style:font-weight-asian="bold" style:font-weight-complex="bold"/>
    </style:style>
    <style:style style:name="T33" style:family="text">
      <style:text-properties officeooo:rsid="001a2456"/>
    </style:style>
    <style:style style:name="T34" style:family="text">
      <style:text-properties officeooo:rsid="001be19b"/>
    </style:style>
    <style:style style:name="T35" style:family="text">
      <style:text-properties officeooo:rsid="00211253"/>
    </style:style>
    <style:style style:name="T36" style:family="text">
      <style:text-properties officeooo:rsid="00220f46"/>
    </style:style>
    <style:style style:name="T37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38" style:family="text">
      <style:text-properties fo:color="#6a8759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39" style:family="text">
      <style:text-properties fo:color="#6a8759" style:font-name="Bitstream Vera Sans Mono" fo:font-size="9pt" fo:font-style="normal" fo:font-weight="normal" style:font-size-asian="9pt" style:font-style-asian="normal" style:font-weight-asian="normal"/>
    </style:style>
    <style:style style:name="T40" style:family="text">
      <style:text-properties fo:color="#6a8759" style:font-name="Bitstream Vera Sans Mono" fo:font-size="9pt" fo:font-style="normal" style:font-size-asian="9pt" style:font-style-asian="normal"/>
    </style:style>
    <style:style style:name="T41" style:family="text">
      <style:text-properties fo:color="#6a8759" style:font-name="Bitstream Vera Sans Mono" fo:font-style="normal" fo:font-weight="normal" style:font-size-asian="9pt" style:font-style-asian="normal" style:font-weight-asian="normal"/>
    </style:style>
    <style:style style:name="T42" style:family="text">
      <style:text-properties officeooo:rsid="0023b47a"/>
    </style:style>
    <style:style style:name="T43" style:family="text">
      <style:text-properties officeooo:rsid="0026bf67"/>
    </style:style>
    <style:style style:name="T44" style:family="text">
      <style:text-properties officeooo:rsid="0029a9e1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4916fe" style:font-style-asian="italic" style:font-style-complex="italic"/>
    </style:style>
    <style:style style:name="T47" style:family="text">
      <style:text-properties fo:font-style="italic" officeooo:rsid="0050fd94" style:font-style-asian="italic" style:font-style-complex="italic"/>
    </style:style>
    <style:style style:name="T48" style:family="text">
      <style:text-properties fo:font-style="italic" officeooo:rsid="0054a1c2" style:font-style-asian="italic" style:font-style-complex="italic"/>
    </style:style>
    <style:style style:name="T49" style:family="text">
      <style:text-properties fo:font-style="italic" officeooo:rsid="007f9061" style:font-style-asian="italic" style:font-style-complex="italic"/>
    </style:style>
    <style:style style:name="T50" style:family="text">
      <style:text-properties fo:font-style="italic" officeooo:rsid="0088dc52" style:font-style-asian="italic" style:font-style-complex="italic"/>
    </style:style>
    <style:style style:name="T51" style:family="text">
      <style:text-properties fo:font-style="italic" officeooo:rsid="008884fc" style:font-style-asian="italic" style:font-style-complex="italic"/>
    </style:style>
    <style:style style:name="T52" style:family="text">
      <style:text-properties fo:font-style="italic" fo:font-weight="normal" officeooo:rsid="0068dcf3" style:font-style-asian="italic" style:font-weight-asian="normal" style:font-style-complex="italic" style:font-weight-complex="normal"/>
    </style:style>
    <style:style style:name="T53" style:family="text">
      <style:text-properties officeooo:rsid="002ddda3"/>
    </style:style>
    <style:style style:name="T54" style:family="text">
      <style:text-properties officeooo:rsid="0030c1b2"/>
    </style:style>
    <style:style style:name="T55" style:family="text">
      <style:text-properties officeooo:rsid="00330baf"/>
    </style:style>
    <style:style style:name="T56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57" style:family="text">
      <style:text-properties fo:color="#ffc66d" style:font-name="Bitstream Vera Sans Mono" fo:font-size="9pt" fo:font-style="italic" fo:font-weight="normal" officeooo:rsid="00588a30" style:font-size-asian="9pt" style:font-style-asian="italic" style:font-weight-asian="normal" style:font-size-complex="12pt" style:font-weight-complex="bold"/>
    </style:style>
    <style:style style:name="T58" style:family="text">
      <style:text-properties fo:color="#ffc66d" style:font-name="Bitstream Vera Sans Mono" fo:font-size="9pt" fo:font-style="italic" fo:font-weight="normal" style:font-size-asian="9pt" style:font-style-asian="italic" style:font-weight-asian="normal"/>
    </style:style>
    <style:style style:name="T59" style:family="text">
      <style:text-properties fo:color="#ffc66d" style:font-name="Bitstream Vera Sans Mono" fo:font-size="9pt" fo:font-style="italic" style:font-size-asian="9pt" style:font-style-asian="italic"/>
    </style:style>
    <style:style style:name="T60" style:family="text">
      <style:text-properties fo:color="#ffc66d" style:font-name="Bitstream Vera Sans Mono" fo:font-size="9pt" fo:font-style="normal" fo:font-weight="normal" style:font-size-asian="9pt" style:font-style-asian="normal" style:font-weight-asian="normal"/>
    </style:style>
    <style:style style:name="T61" style:family="text">
      <style:text-properties fo:color="#ffc66d" style:font-name="Bitstream Vera Sans Mono" fo:font-size="9pt" fo:font-style="normal" fo:font-weight="normal" officeooo:rsid="00588a30" style:font-size-asian="9pt" style:font-style-asian="normal" style:font-weight-asian="normal" style:font-size-complex="12pt" style:font-weight-complex="bold"/>
    </style:style>
    <style:style style:name="T62" style:family="text">
      <style:text-properties fo:color="#ffc66d" style:font-name="Bitstream Vera Sans Mono" fo:font-size="9pt" fo:font-style="normal" style:font-size-asian="9pt" style:font-style-asian="normal"/>
    </style:style>
    <style:style style:name="T63" style:family="text">
      <style:text-properties fo:color="#ffc66d" style:font-name="Bitstream Vera Sans Mono" fo:font-style="italic" fo:font-weight="normal" style:font-size-asian="9pt" style:font-style-asian="italic" style:font-weight-asian="normal"/>
    </style:style>
    <style:style style:name="T64" style:family="text">
      <style:text-properties fo:color="#ffc66d" style:font-name="Bitstream Vera Sans Mono" fo:font-style="normal" fo:font-weight="normal" style:font-size-asian="9pt" style:font-style-asian="normal" style:font-weight-asian="normal"/>
    </style:style>
    <style:style style:name="T65" style:family="text">
      <style:text-properties officeooo:rsid="0033f838"/>
    </style:style>
    <style:style style:name="T66" style:family="text">
      <style:text-properties officeooo:rsid="00368c07"/>
    </style:style>
    <style:style style:name="T67" style:family="text">
      <style:text-properties officeooo:rsid="00376a65"/>
    </style:style>
    <style:style style:name="T68" style:family="text">
      <style:text-properties officeooo:rsid="003a428f"/>
    </style:style>
    <style:style style:name="T69" style:family="text">
      <style:text-properties officeooo:rsid="003b09b9"/>
    </style:style>
    <style:style style:name="T70" style:family="text">
      <style:text-properties officeooo:rsid="003bafe4"/>
    </style:style>
    <style:style style:name="T71" style:family="text">
      <style:text-properties officeooo:rsid="003cbe58"/>
    </style:style>
    <style:style style:name="T72" style:family="text">
      <style:text-properties officeooo:rsid="0044418a"/>
    </style:style>
    <style:style style:name="T73" style:family="text">
      <style:text-properties officeooo:rsid="004916fe"/>
    </style:style>
    <style:style style:name="T74" style:family="text">
      <style:text-properties officeooo:rsid="004abedc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officeooo:rsid="004bf153" style:font-weight-asian="normal" style:font-weight-complex="normal"/>
    </style:style>
    <style:style style:name="T77" style:family="text">
      <style:text-properties fo:font-weight="normal" officeooo:rsid="00569a64" style:font-weight-asian="normal" style:font-weight-complex="normal"/>
    </style:style>
    <style:style style:name="T78" style:family="text">
      <style:text-properties fo:font-weight="normal" officeooo:rsid="0068dcf3" style:font-weight-asian="normal" style:font-weight-complex="normal"/>
    </style:style>
    <style:style style:name="T79" style:family="text">
      <style:text-properties officeooo:rsid="004bf153"/>
    </style:style>
    <style:style style:name="T80" style:family="text">
      <style:text-properties officeooo:rsid="004d1aaa"/>
    </style:style>
    <style:style style:name="T81" style:family="text">
      <style:text-properties officeooo:rsid="004e366f"/>
    </style:style>
    <style:style style:name="T82" style:family="text">
      <style:text-properties officeooo:rsid="0050fd94"/>
    </style:style>
    <style:style style:name="T83" style:family="text">
      <style:text-properties officeooo:rsid="0052cbfa"/>
    </style:style>
    <style:style style:name="T84" style:family="text">
      <style:text-properties officeooo:rsid="0054a1c2"/>
    </style:style>
    <style:style style:name="T85" style:family="text">
      <style:text-properties officeooo:rsid="0055a3e1"/>
    </style:style>
    <style:style style:name="T86" style:family="text">
      <style:text-properties officeooo:rsid="00569a64"/>
    </style:style>
    <style:style style:name="T87" style:family="text">
      <style:text-properties officeooo:rsid="0056cb6b"/>
    </style:style>
    <style:style style:name="T88" style:family="text">
      <style:text-properties officeooo:rsid="0056fb13"/>
    </style:style>
    <style:style style:name="T89" style:family="text">
      <style:text-properties style:font-name="Bitstream Vera Sans Mono" fo:font-style="normal" fo:font-weight="normal" style:font-size-asian="9pt" style:font-style-asian="normal" style:font-weight-asian="normal"/>
    </style:style>
    <style:style style:name="T90" style:family="text">
      <style:text-properties fo:font-style="normal" fo:font-weight="normal" officeooo:rsid="0069504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6a275f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6e1356" style:font-style-asian="normal" style:font-weight-asian="normal" style:font-style-complex="normal" style:font-weight-complex="normal"/>
    </style:style>
    <style:style style:name="T93" style:family="text">
      <style:text-properties fo:font-style="normal" officeooo:rsid="007f9061" style:font-style-asian="normal" style:font-style-complex="normal"/>
    </style:style>
    <style:style style:name="T94" style:family="text">
      <style:text-properties fo:font-style="normal" officeooo:rsid="008247cb" style:font-style-asian="normal" style:font-style-complex="normal"/>
    </style:style>
    <style:style style:name="T95" style:family="text">
      <style:text-properties fo:font-style="normal" officeooo:rsid="008884fc" style:font-style-asian="normal" style:font-style-complex="normal"/>
    </style:style>
    <style:style style:name="T96" style:family="text">
      <style:text-properties fo:font-style="normal" officeooo:rsid="0088dc52" style:font-style-asian="normal" style:font-style-complex="normal"/>
    </style:style>
    <style:style style:name="T97" style:family="text">
      <style:text-properties officeooo:rsid="0058c2b0"/>
    </style:style>
    <style:style style:name="T98" style:family="text">
      <style:text-properties officeooo:rsid="005949d7"/>
    </style:style>
    <style:style style:name="T99" style:family="text">
      <style:text-properties officeooo:rsid="005a249d"/>
    </style:style>
    <style:style style:name="T100" style:family="text">
      <style:text-properties officeooo:rsid="00612269"/>
    </style:style>
    <style:style style:name="T101" style:family="text">
      <style:text-properties officeooo:rsid="006222c1"/>
    </style:style>
    <style:style style:name="T10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03" style:family="text">
      <style:text-properties fo:font-size="15pt" fo:font-style="italic" fo:font-weight="bold" officeooo:rsid="0030c1b2" style:font-size-asian="15pt" style:font-style-asian="italic" style:font-weight-asian="bold" style:font-size-complex="15pt" style:font-style-complex="italic" style:font-weight-complex="bold"/>
    </style:style>
    <style:style style:name="T104" style:family="text">
      <style:text-properties fo:font-size="15pt" fo:font-style="italic" fo:font-weight="bold" officeooo:rsid="00337ed6" style:font-size-asian="15pt" style:font-style-asian="italic" style:font-weight-asian="bold" style:font-size-complex="15pt" style:font-style-complex="italic" style:font-weight-complex="bold"/>
    </style:style>
    <style:style style:name="T105" style:family="text">
      <style:text-properties officeooo:rsid="0064b441"/>
    </style:style>
    <style:style style:name="T106" style:family="text">
      <style:text-properties officeooo:rsid="006f4fee"/>
    </style:style>
    <style:style style:name="T107" style:family="text">
      <style:text-properties fo:color="#808080" style:font-name="Bitstream Vera Sans Mono" fo:font-size="9pt" fo:font-style="normal" fo:font-weight="normal" style:font-size-asian="9pt" style:font-style-asian="normal" style:font-weight-asian="normal"/>
    </style:style>
    <style:style style:name="T108" style:family="text">
      <style:text-properties fo:font-size="12pt" fo:font-weight="bold" officeooo:rsid="00588a30" style:font-size-asian="12pt" style:font-weight-asian="bold" style:font-size-complex="12pt" style:font-weight-complex="bold"/>
    </style:style>
    <style:style style:name="T109" style:family="text">
      <style:text-properties officeooo:rsid="00781747"/>
    </style:style>
    <style:style style:name="T110" style:family="text">
      <style:text-properties officeooo:rsid="0079f3b3"/>
    </style:style>
    <style:style style:name="T111" style:family="text">
      <style:text-properties officeooo:rsid="007a9bb6"/>
    </style:style>
    <style:style style:name="T112" style:family="text">
      <style:text-properties officeooo:rsid="007c4d02"/>
    </style:style>
    <style:style style:name="T113" style:family="text">
      <style:text-properties officeooo:rsid="007e02e1"/>
    </style:style>
    <style:style style:name="T114" style:family="text">
      <style:text-properties officeooo:rsid="007f9061"/>
    </style:style>
    <style:style style:name="T115" style:family="text">
      <style:text-properties officeooo:rsid="0080dea6"/>
    </style:style>
    <style:style style:name="T116" style:family="text">
      <style:text-properties officeooo:rsid="008247cb"/>
    </style:style>
    <style:style style:name="T117" style:family="text">
      <style:text-properties officeooo:rsid="0083af7c"/>
    </style:style>
    <style:style style:name="T118" style:family="text">
      <style:text-properties officeooo:rsid="0085d06d"/>
    </style:style>
    <style:style style:name="T119" style:family="text">
      <style:text-properties officeooo:rsid="008884fc"/>
    </style:style>
    <style:style style:name="T120" style:family="text">
      <style:text-properties officeooo:rsid="00891a37"/>
    </style:style>
    <style:style style:name="T121" style:family="text">
      <style:text-properties officeooo:rsid="008d3784"/>
    </style:style>
    <style:style style:name="T122" style:family="text">
      <style:text-properties officeooo:rsid="008f7e58"/>
    </style:style>
    <style:style style:name="T123" style:family="text">
      <style:text-properties officeooo:rsid="00968eec"/>
    </style:style>
    <style:style style:name="T124" style:family="text">
      <style:text-properties fo:font-size="18pt" fo:font-weight="bold" style:font-size-asian="18pt" style:font-weight-asian="bold" style:font-size-complex="18pt" style:font-weight-complex="bold"/>
    </style:style>
    <style:style style:name="T125" style:family="text">
      <style:text-properties officeooo:rsid="009aa3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Andrea Ranalli<text:tab/><text:tab/> <text:s text:c="88"/>Matricola 916693</text:p>
      <text:p text:style-name="P75"/>
      <text:p text:style-name="P74"/>
      <text:p text:style-name="P41">Documentazione tecnica</text:p>
      <text:p text:style-name="P3"/>
      <text:p text:style-name="P3"/>
      <text:p text:style-name="P2">L’obbiettivo di questo progetto è la realizzazione di un’applicazione web che gestisc<text:span text:style-name="T34">a </text:span>una base di dati relativi a match sportivi di squadre di calcio.</text:p>
      <text:p text:style-name="P2"/>
      <text:p text:style-name="P73">Ho scelto <text:span text:style-name="T70">P</text:span>ostgre<text:span text:style-name="T70">SQL</text:span> come database, perché consente la creazione di domini (tipi di variabili) che semplificano sensibilmente il processo di creazione delle tabelle. <text:span text:style-name="T71">Ho utilizzato Lappstack, un bundle di applicazioni offerto gratuitamente da Bitnami, che comprende appunto PostgreSQL e Apache Web Server, che viene utilizzato per lo hosting delle pagine web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<text:soft-page-break/>Domini</text:p>
      <text:p text:style-name="P27"/>
      <text:p text:style-name="P28">Prima <text:span text:style-name="T72">dell</text:span>e tabelle, <text:span text:style-name="T73">è opportuno</text:span> creare i domini.</text:p>
      <text:p text:style-name="P84">Un dominio è essenzialmente un tipo di dato sul quale possiamo applicare ulteriori restrizioni.</text:p>
      <text:p text:style-name="P28"/>
      <text:p text:style-name="P28">Codice per la creazione d<text:span text:style-name="T73">el dominio</text:span> <text:span text:style-name="T46">bet_domain</text:span>:</text:p>
      <text:p text:style-name="P30"/>
      <text:p text:style-name="P30"><text:span text:style-name="T2">create domain </text:span><text:span text:style-name="T12">bet_domain </text:span><text:span text:style-name="T2">as</text:span><text:line-break/><text:span text:style-name="T2"> <text:s text:c="3"/>char</text:span><text:span text:style-name="T12">(</text:span><text:span text:style-name="T23">1</text:span><text:span text:style-name="T12">) </text:span><text:span text:style-name="T2">not null check </text:span><text:span text:style-name="T12">( </text:span><text:span text:style-name="T2">value in</text:span><text:span text:style-name="T12">(</text:span><text:span text:style-name="T37">'a'</text:span><text:span text:style-name="T2">,</text:span><text:span text:style-name="T37">'h'</text:span><text:span text:style-name="T2">,</text:span><text:span text:style-name="T37">'d'</text:span><text:span text:style-name="T12">) )</text:span><text:span text:style-name="T2">;</text:span></text:p>
      <text:p text:style-name="P65"/>
      <text:p text:style-name="P30"/>
      <text:p text:style-name="P28"><text:span text:style-name="T46">bet_domain</text:span> è u<text:span text:style-name="T67">n carattere</text:span> non null<text:span text:style-name="T67">o</text:span> il cui valore può essere solo ‘<text:span text:style-name="T73">a’ (away)</text:span>, ‘<text:span text:style-name="T73">h’ (home) oppure</text:span> ‘<text:span text:style-name="T74">d’ (draw)</text:span>. In questo modo <text:span text:style-name="T67">risparmiamo spazio ed</text:span> impediamo errori di inserimento nel database.</text:p>
      <text:p text:style-name="P84">Questo dominio viene utilizzato <text:span text:style-name="T100">nel</text:span>la tabella <text:span text:style-name="T45">bets</text:span>, per indicare la scommessa <text:span text:style-name="T100">sul</text:span> risultato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Tabelle</text:p>
      <text:p text:style-name="P1"/>
      <text:p text:style-name="P2">Il database <text:span text:style-name="T43">è</text:span> costituito dalle <text:span text:style-name="T110">tabelle riportate in seguito, compreso il codice per la loro generazione.</text:span></text:p>
      <text:p text:style-name="P5"/>
      <text:p text:style-name="P53">- country</text:p>
      <text:p text:style-name="P6"/>
      <text:p text:style-name="P9">Contiene dati re<text:span text:style-name="T53">la</text:span>tivi ad una nazione <text:span text:style-name="T110">nel mondo</text:span>.</text:p>
      <text:p text:style-name="P6"/>
      <text:p text:style-name="P6">Codice sql per la realizzazione:</text:p>
      <text:p text:style-name="P6"/>
      <text:p text:style-name="P4"><text:span text:style-name="T2">create table </text:span><text:span text:style-name="T12">country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name </text:span><text:span text:style-name="T2">varchar</text:span><text:span text:style-name="T12">(</text:span><text:span text:style-name="T23">100</text:span><text:span text:style-name="T12">) </text:span><text:span text:style-name="T2">not null unique</text:span><text:line-break/><text:span text:style-name="T12">)</text:span><text:span text:style-name="T2">;</text:span></text:p>
      <text:p text:style-name="P4"/>
      <text:p text:style-name="P7"><text:span text:style-name="T66">Contiene i seguenti campi</text:span>:</text:p>
      <text:list xml:id="list2709397493" text:style-name="L1">
        <text:list-item>
          <text:p text:style-name="P88"><text:span text:style-name="T27">id</text:span><text:span text:style-name="T26">:</text:span> <text:span text:style-name="T74">variabile di tipo serial</text:span> usat<text:span text:style-name="T110">a</text:span> come chiave primaria. <text:span text:style-name="T33">Il tipo serial consente di generare automaticamente numeri interi unici per ogni record della tabella</text:span></text:p>
        </text:list-item>
        <text:list-item>
          <text:p text:style-name="P89"><text:span text:style-name="T26">name:</text:span> una stringa di lunghezza variabile (massimo 100 caratteri) che contiene il nome dello stato</text:p>
        </text:list-item>
      </text:list>
      <text:p text:style-name="P6"/>
      <text:p text:style-name="P6"/>
      <text:p text:style-name="P6"/>
      <text:p text:style-name="P6"/>
      <text:p text:style-name="P6"/>
      <text:p text:style-name="P54"><text:span text:style-name="T54">- l</text:span>eague</text:p>
      <text:p text:style-name="P6"/>
      <text:p text:style-name="P9">Contiene dati relativi ad una lega <text:span text:style-name="T110">calcistica.</text:span></text:p>
      <text:p text:style-name="P6"/>
      <text:p text:style-name="P6">Codice sql per la realizzazione:</text:p>
      <text:p text:style-name="P6"/>
      <text:p text:style-name="P4"><text:span text:style-name="T1">create table </text:span><text:span text:style-name="T12">league(</text:span><text:line-break/><text:span text:style-name="T12"><text:tab/></text:span><text:span text:style-name="T16">id </text:span><text:span text:style-name="T1">serial primary key not null </text:span><text:span text:style-name="T2">,</text:span><text:line-break/><text:span text:style-name="T2"> <text:s text:c="6"/></text:span><text:span text:style-name="T20">name </text:span><text:span text:style-name="T1">varchar</text:span><text:span text:style-name="T12">(</text:span><text:span text:style-name="T23">100</text:span><text:span text:style-name="T12">) </text:span><text:span text:style-name="T1">not null unique</text:span><text:line-break/><text:span text:style-name="T12">)</text:span><text:span text:style-name="T2">;</text:span></text:p>
      <text:p text:style-name="P4"/>
      <text:p text:style-name="P6"><text:span text:style-name="T66">Contiene i seguenti campi</text:span>:</text:p>
      <text:list xml:id="list1281533441" text:style-name="L2">
        <text:list-item>
          <text:p text:style-name="P90"><text:span text:style-name="T26">id</text:span>: una variabile di tipo serial <text:span text:style-name="T33">utilizzata come chiave primaria</text:span></text:p>
        </text:list-item>
        <text:list-item>
          <text:p text:style-name="P91"><text:span text:style-name="T26">name</text:span>: una stringa di lunghezza variabile (massimo 100 caratteri) che contiene il nome della lega</text:p>
        </text:list-item>
      </text:list>
      <text:p text:style-name="P9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10"><text:soft-page-break/><text:span text:style-name="T103">- t</text:span><text:span text:style-name="T102">eam</text:span></text:p>
      <text:p text:style-name="P10"/>
      <text:p text:style-name="P10">Contiene dati relativi ad una squadra di calcio.</text:p>
      <text:p text:style-name="P10"/>
      <text:p text:style-name="P10">Codice sql per la realizzazione:</text:p>
      <text:p text:style-name="P11"/>
      <text:p text:style-name="P11"><text:span text:style-name="T1">create table </text:span><text:span text:style-name="T12">team(</text:span><text:line-break/><text:span text:style-name="T12"><text:tab/></text:span><text:span text:style-name="T16">id </text:span><text:span text:style-name="T1">serial primary key not null </text:span><text:span text:style-name="T2">,</text:span><text:line-break/><text:span text:style-name="T2"> <text:s text:c="6"/></text:span><text:span text:style-name="T16">short_name </text:span><text:span text:style-name="T1">char</text:span><text:span text:style-name="T12">(</text:span><text:span text:style-name="T23">3</text:span><text:span text:style-name="T12">) </text:span><text:span text:style-name="T1">not null </text:span><text:span text:style-name="T2">,</text:span><text:line-break/><text:span text:style-name="T2"> <text:s text:c="6"/></text:span><text:span text:style-name="T16">long_name </text:span><text:span text:style-name="T1">varchar</text:span><text:span text:style-name="T12">(</text:span><text:span text:style-name="T23">100</text:span><text:span text:style-name="T12">) </text:span><text:span text:style-name="T1">not null</text:span><text:line-break/><text:span text:style-name="T12">)</text:span><text:span text:style-name="T2">;</text:span></text:p>
      <text:p text:style-name="P11"/>
      <text:p text:style-name="P10">Questa tabella contiene 3 attributi:</text:p>
      <text:list xml:id="list2277332965" text:style-name="L3">
        <text:list-item>
          <text:p text:style-name="P92"><text:span text:style-name="T26">id</text:span>: variabile di tipo serial utilizzata come chiave primaria</text:p>
        </text:list-item>
        <text:list-item>
          <text:p text:style-name="P92"><text:span text:style-name="T26">short_name</text:span>: stringa di lunghezza fissa di 3 caratteri che contiene il nome <text:span text:style-name="T101">abbreviato</text:span> della squadra</text:p>
        </text:list-item>
        <text:list-item>
          <text:p text:style-name="P92"><text:span text:style-name="T26">long_name</text:span>: stringa di lunghezza variabile (massimo 100 carateri) che contiene il nome <text:span text:style-name="T111">completo</text:span> della squadra</text:p>
        </text:list-item>
      </text:list>
      <text:p text:style-name="P8"/>
      <text:p text:style-name="P8"/>
      <text:p text:style-name="P8"/>
      <text:p text:style-name="P55"/>
      <text:p text:style-name="P55"/>
      <text:p text:style-name="P59">- player</text:p>
      <text:p text:style-name="P12"/>
      <text:p text:style-name="P12">Contiene dati relativi a<text:span text:style-name="T86">i giocatori delle varie squadre.</text:span></text:p>
      <text:p text:style-name="P12"/>
      <text:p text:style-name="P12">Codice per la realizzazione:</text:p>
      <text:p text:style-name="P12"/>
      <text:p text:style-name="P14"><text:span text:style-name="T2">create table </text:span><text:span text:style-name="T12">player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name </text:span><text:span text:style-name="T2">varchar</text:span><text:span text:style-name="T12">(</text:span><text:span text:style-name="T23">100</text:span><text:span text:style-name="T12">) </text:span><text:span text:style-name="T2">not null ,</text:span><text:line-break/><text:span text:style-name="T2"> <text:s/></text:span><text:span text:style-name="T16">birthday </text:span><text:span text:style-name="T2">date not null ,</text:span><text:line-break/><text:span text:style-name="T2"> <text:s/></text:span><text:span text:style-name="T16">height </text:span><text:span text:style-name="T2">float4 not null ,</text:span><text:line-break/><text:span text:style-name="T2"> <text:s/></text:span><text:span text:style-name="T16">weight </text:span><text:span text:style-name="T2">int not null,</text:span><text:line-break/><text:span text:style-name="T2"> <text:s/></text:span><text:span text:style-name="T16">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set null</text:span><text:line-break/><text:span text:style-name="T12">)</text:span><text:span text:style-name="T2">;</text:span></text:p>
      <text:p text:style-name="P14"/>
      <text:p text:style-name="P13"><text:span text:style-name="T68">C</text:span>ontiene i seguenti campi:</text:p>
      <text:p text:style-name="P13"/>
      <text:list xml:id="list3487791566" text:style-name="L4">
        <text:list-item>
          <text:p text:style-name="P95"><text:span text:style-name="T26">id</text:span>: dato di tipo serial utilizzato come chiave primaria</text:p>
        </text:list-item>
        <text:list-item>
          <text:p text:style-name="P95"><text:span text:style-name="T30">name</text:span>: stringa di lunghezza variabile (massimo 100 caratteri) contenente nome <text:span text:style-name="T112">e cognome </text:span>del <text:span text:style-name="T84">giocatore</text:span></text:p>
        </text:list-item>
        <text:list-item>
          <text:p text:style-name="P95"><text:span text:style-name="T30">birthday</text:span>: <text:span text:style-name="T84">data di nascita del giocatore</text:span></text:p>
        </text:list-item>
        <text:list-item>
          <text:p text:style-name="P95"><text:span text:style-name="T30">height</text:span>: <text:span text:style-name="T84">dato in virgola mobile per rappresentare l’altezza (in centimetri). </text:span><text:span text:style-name="T48">float4</text:span><text:span text:style-name="T84"> rappresenta <text:s text:c="3"/>numeri in virgola mobile a precisione singola, in modo da occupare meno spazio nel database</text:span></text:p>
        </text:list-item>
        <text:list-item>
          <text:p text:style-name="P95"><text:span text:style-name="T30">weight</text:span>: <text:span text:style-name="T85">campo di tipo intero che indica il peso del giocatore</text:span></text:p>
        </text:list-item>
        <text:list-item>
          <text:p text:style-name="P96"><text:span text:style-name="T84">team</text:span>_id<text:span text:style-name="T75">: </text:span><text:span text:style-name="T76">referenzia </text:span><text:span text:style-name="T77">il team a cui appartiene il giocatore.</text:span><text:span text:style-name="T78"> Nel caso il team venga eliminato, il campo viene impostato al valore </text:span><text:span text:style-name="T52">null, </text:span><text:span text:style-name="T90">per non avere un giocatore associato ad una </text:span><text:span text:style-name="T91">squadra inesistente </text:span><text:span text:style-name="T92">e non eliminare definitivamente la sua entry dalla relazione</text:span></text:p>
        </text:list-item>
      </text:list>
      <text:p text:style-name="P94"/>
      <text:p text:style-name="P15"><text:soft-page-break/><text:span text:style-name="T103">- c</text:span><text:span text:style-name="T102">urrency</text:span></text:p>
      <text:p text:style-name="P15"/>
      <text:p text:style-name="P15">Contiene dati relativi alla valuta delle scommesse <text:span text:style-name="T112">calcistiche</text:span>.</text:p>
      <text:p text:style-name="P15"/>
      <text:p text:style-name="P15">Codice per la realizzazione:</text:p>
      <text:p text:style-name="P15"/>
      <text:p text:style-name="P15"><text:span text:style-name="T2">create table </text:span><text:span text:style-name="T12">currency(</text:span><text:line-break/><text:span text:style-name="T12"> <text:s/></text:span><text:span text:style-name="T16">code </text:span><text:span text:style-name="T2">char</text:span><text:span text:style-name="T12">(</text:span><text:span text:style-name="T23">3</text:span><text:span text:style-name="T12">) </text:span><text:span text:style-name="T2">not null primary key</text:span><text:line-break/><text:span text:style-name="T12">)</text:span><text:span text:style-name="T2">;</text:span></text:p>
      <text:p text:style-name="P15"/>
      <text:p text:style-name="P16">Contiene <text:span text:style-name="T87">un solo</text:span> camp<text:span text:style-name="T87">o</text:span>:</text:p>
      <text:list xml:id="list2445191901" text:style-name="L5">
        <text:list-item>
          <text:p text:style-name="P97"><text:span text:style-name="T26">code</text:span>: stringa di lunghezza fissa (3 caratteri) che contiene il codice univoco per ogni valuta, <text:s text:c="4"/><text:span text:style-name="T79">utilizzata come chiave primaria</text:span>.</text:p>
        </text:list-item>
      </text:list>
      <text:p text:style-name="P15"/>
      <text:p text:style-name="P15"/>
      <text:p text:style-name="P15"/>
      <text:p text:style-name="P56"><text:span text:style-name="T54">- m</text:span>atch</text:p>
      <text:p text:style-name="P15"/>
      <text:p text:style-name="P15">Contiene dati relativi ai match svolti.</text:p>
      <text:p text:style-name="P15"/>
      <text:p text:style-name="P15">Codice per la realizzazione:</text:p>
      <text:p text:style-name="P15"/>
      <text:p text:style-name="P17"><text:span text:style-name="T2">create table match</text:span><text:span text:style-name="T12">(</text:span><text:line-break/><text:span text:style-name="T12"> <text:s/></text:span><text:span text:style-name="T16">id </text:span><text:span text:style-name="T2">serial primary key not null ,</text:span><text:line-break/><text:span text:style-name="T2"> <text:s/></text:span><text:span text:style-name="T16">home_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6">away_team_id </text:span><text:span text:style-name="T2">int references </text:span><text:span text:style-name="T12">team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</text:span><text:span text:style-name="T16">season </text:span><text:span text:style-name="T2">int not null default </text:span><text:span text:style-name="T56">extract</text:span><text:span text:style-name="T12">(</text:span><text:span text:style-name="T2">year from </text:span><text:span text:style-name="T56">now</text:span><text:span text:style-name="T12">())</text:span><text:span text:style-name="T2">,</text:span><text:line-break/><text:span text:style-name="T2"> <text:s/></text:span><text:span text:style-name="T16">stage </text:span><text:span text:style-name="T2">int not null ,</text:span><text:line-break/><text:span text:style-name="T2"> <text:s/></text:span><text:span text:style-name="T16">date </text:span><text:span text:style-name="T2">timestamp not null ,</text:span><text:line-break/><text:span text:style-name="T2"> <text:s/></text:span><text:span text:style-name="T16">a_team_goal </text:span><text:span text:style-name="T2">int not null default </text:span><text:span text:style-name="T23">0</text:span><text:span text:style-name="T2">,</text:span><text:line-break/><text:span text:style-name="T2"> <text:s/></text:span><text:span text:style-name="T16">h_team_goal </text:span><text:span text:style-name="T2">int not null default </text:span><text:span text:style-name="T23">0</text:span><text:span text:style-name="T2">,</text:span><text:line-break/><text:span text:style-name="T2"> <text:s/></text:span><text:span text:style-name="T16">league_id </text:span><text:span text:style-name="T2">int references </text:span><text:span text:style-name="T12">league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country_id </text:span><text:span text:style-name="T2">int not null references </text:span><text:span text:style-name="T12">country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operator_id </text:span><text:span text:style-name="T2">int not null references </text:span><text:span text:style-name="T12">users(</text:span><text:span text:style-name="T16">id</text:span><text:span text:style-name="T12">) </text:span><text:span text:style-name="T2">on update cascade on delete </text:span><text:span text:style-name="T3">set null</text:span><text:span text:style-name="T2"> ,</text:span><text:line-break/><text:span text:style-name="T2"> <text:s/>unique </text:span><text:span text:style-name="T12">(</text:span><text:span text:style-name="T16">date</text:span><text:span text:style-name="T2">,</text:span><text:span text:style-name="T16">league_id</text:span><text:span text:style-name="T2">,</text:span><text:span text:style-name="T16">country_id</text:span><text:span text:style-name="T2">,</text:span><text:span text:style-name="T16">home_team_id</text:span><text:span text:style-name="T2">,</text:span><text:span text:style-name="T16">away_team_id</text:span><text:span text:style-name="T2">,</text:span><text:span text:style-name="T16">stage</text:span><text:span text:style-name="T12">)</text:span><text:span text:style-name="T2">,</text:span></text:p>
      <text:p text:style-name="P17"><text:line-break/><text:span text:style-name="T2"> <text:s/>check </text:span><text:span text:style-name="T12">( </text:span><text:span text:style-name="T16">home_team_id </text:span><text:span text:style-name="T12">&lt;&gt; </text:span><text:span text:style-name="T16">away_team_id </text:span><text:span text:style-name="T12">)</text:span><text:span text:style-name="T2">,</text:span><text:line-break/><text:span text:style-name="T2"> <text:s/>check </text:span><text:span text:style-name="T12">( </text:span><text:span text:style-name="T16">a_team_goal </text:span><text:span text:style-name="T12">&gt;= </text:span><text:span text:style-name="T23">0 </text:span><text:span text:style-name="T12">)</text:span><text:span text:style-name="T2">,</text:span><text:line-break/><text:span text:style-name="T2"> <text:s/>check </text:span><text:span text:style-name="T12">( </text:span><text:span text:style-name="T16">h_team_goal </text:span><text:span text:style-name="T12">&gt;= </text:span><text:span text:style-name="T23">0 </text:span><text:span text:style-name="T12">)</text:span><text:line-break/><text:span text:style-name="T12">)</text:span><text:span text:style-name="T2">;</text:span></text:p>
      <text:p text:style-name="P18"/>
      <text:p text:style-name="P16">Contiene i seguenti campi:</text:p>
      <text:list xml:id="list362752303" text:style-name="L6">
        <text:list-item>
          <text:p text:style-name="P98"><text:span text:style-name="T26">id</text:span>: dato di tipo serial utilizzato come chiave primaria</text:p>
        </text:list-item>
        <text:list-item>
          <text:p text:style-name="P98"><text:span text:style-name="T26">home_team_id</text:span>: chiave esterna che referenzia una tupla della tabella team</text:p>
        </text:list-item>
        <text:list-item>
          <text:p text:style-name="P98"><text:span text:style-name="T26">away_team_id</text:span>: chiave esterna che referenzia una tupla della tabella team</text:p>
        </text:list-item>
        <text:list-item>
          <text:p text:style-name="P98"><text:span text:style-name="T26">season</text:span>: intero che indica <text:span text:style-name="T113">l</text:span>a stagione in cui si è svolto il match. <text:span text:style-name="T113">La stagione è implicitamente assunta essere season/season+1 (es. se la stagione è 2008/2009, allora avremo il valore 2008 nel campo), in modo da salvare spazio nel database</text:span></text:p>
        </text:list-item>
        <text:list-item>
          <text:p text:style-name="P98"><text:span text:style-name="T26">stage</text:span>: <text:span text:style-name="T113">numero </text:span>ntero che indica il numero dello stage in cui si è svolto il match</text:p>
        </text:list-item>
        <text:list-item>
          <text:p text:style-name="P98"><text:span text:style-name="T26">date</text:span>: variabile di tipo time<text:span text:style-name="T105">stamp</text:span> che contiene la data e l’ora in cui si è svolto il match</text:p>
        </text:list-item>
        <text:list-item>
          <text:p text:style-name="P98"><text:span text:style-name="T26">a_team_goal</text:span>: <text:span text:style-name="T114">campo di tipo </text:span>intero che contiene il numero di goals effettuati dalla squadra<text:span text:style-name="T114">che gioca</text:span> <text:span text:style-name="T35">fuori casa</text:span></text:p>
        </text:list-item>
        <text:list-item>
          <text:p text:style-name="P99"><text:soft-page-break/><text:span text:style-name="T26">h_team_goal</text:span>: <text:span text:style-name="T114">campo di tipo </text:span>intero che contiene il numero di goals effettuati dalla squadra<text:span text:style-name="T114">che gioca</text:span> <text:span text:style-name="T35">in casa</text:span></text:p>
        </text:list-item>
        <text:list-item>
          <text:p text:style-name="P100"><text:span text:style-name="T26">league_id</text:span>: chiave esterna che referenzia una tupla della tabella league. <text:span text:style-name="T114">In caso di elminazione, il campo viene impostato a</text:span><text:span text:style-name="T49"> null, </text:span><text:span text:style-name="T93">in modo da non perdere nessuna informazione rilevante riguardo il match</text:span></text:p>
        </text:list-item>
        <text:list-item>
          <text:p text:style-name="P100"><text:span text:style-name="T26">country_id</text:span>: chiave esterna che referenzia una tupla della tabella country. <text:span text:style-name="T114">In caso di eliminazione, viene impostato a </text:span><text:span text:style-name="T49">null</text:span><text:span text:style-name="T114">, per evitare di perdere dati sensibili del match</text:span></text:p>
        </text:list-item>
        <text:list-item>
          <text:p text:style-name="P100"><text:span text:style-name="T26">operator_id</text:span>: chiave esterna che referenzia una tupla della tabella users. <text:span text:style-name="T114">In caso di eliminazione, viene impostato a </text:span><text:span text:style-name="T49">null</text:span><text:span text:style-name="T114">, per evitare di perdere dati importanti sul match</text:span></text:p>
        </text:list-item>
      </text:list>
      <text:p text:style-name="P42"/>
      <text:p text:style-name="P42">Notare che viene controllato che la combinazione dei valori <text:span text:style-name="T45">date, league_id, country_id, </text:span><text:span text:style-name="T49">home_team_id, away_team_id</text:span><text:span text:style-name="T114"> e </text:span><text:span text:style-name="T49">stage</text:span> siano uniche <text:span text:style-name="T36">in modo da impedire l’inserimento dei dati di uno stesso match più volte.</text:span></text:p>
      <text:p text:style-name="P20"><text:span text:style-name="T114">Come ulteriore precauzione v</text:span>iene inoltre controllato che l’id della squadra in casa sia diverso da quello della squadra fuori casa.</text:p>
      <text:p text:style-name="P19"/>
      <text:p text:style-name="P19"/>
      <text:p text:style-name="P19"/>
      <text:p text:style-name="P57">- <text:span text:style-name="T65">player_attribute</text:span></text:p>
      <text:p text:style-name="P19"/>
      <text:p text:style-name="P49">Contiene dati relativi alle caratteristiche dei giocatori <text:span text:style-name="T115">presenti</text:span> <text:span text:style-name="T115">n</text:span>ella tabella <text:span text:style-name="T45">player</text:span> nel tempo.</text:p>
      <text:p text:style-name="P49"/>
      <text:p text:style-name="P49">Codice per la creazione:</text:p>
      <text:p text:style-name="P49"/>
      <text:p text:style-name="P50"><text:span text:style-name="T2">create table </text:span><text:span text:style-name="T12">player_attribute(</text:span><text:line-break/><text:span text:style-name="T12"> <text:s text:c="3"/></text:span><text:span text:style-name="T16">player_id </text:span><text:span text:style-name="T2">int not null references </text:span><text:span text:style-name="T12">player(</text:span><text:span text:style-name="T16">id</text:span><text:span text:style-name="T12">) </text:span><text:span text:style-name="T2">on update cascade on delete cascade ,</text:span><text:line-break/><text:span text:style-name="T2"> <text:s text:c="3"/></text:span><text:span text:style-name="T16">date </text:span><text:span text:style-name="T2">timestamp not null,</text:span><text:line-break/><text:span text:style-name="T2"> <text:s text:c="3"/></text:span><text:span text:style-name="T16">name </text:span><text:span text:style-name="T2">varchar</text:span><text:span text:style-name="T12">(</text:span><text:span text:style-name="T23">50</text:span><text:span text:style-name="T12">) </text:span><text:span text:style-name="T2">not null,</text:span><text:line-break/><text:span text:style-name="T2"> <text:s text:c="3"/></text:span><text:span text:style-name="T16">val </text:span><text:span text:style-name="T2">int not null,</text:span></text:p>
      <text:p text:style-name="P50"><text:line-break/><text:span text:style-name="T2"> <text:s text:c="3"/>unique </text:span><text:span text:style-name="T12">(</text:span><text:span text:style-name="T16">player_id</text:span><text:span text:style-name="T2">,</text:span><text:span text:style-name="T16">date</text:span><text:span text:style-name="T2">,</text:span><text:span text:style-name="T16">name</text:span><text:span text:style-name="T12">)</text:span><text:line-break/><text:span text:style-name="T12">)</text:span><text:span text:style-name="T2">;</text:span></text:p>
      <text:p text:style-name="P71"/>
      <text:p text:style-name="P49"><text:span text:style-name="T80">Contiene i seguenti campi</text:span>:</text:p>
      <text:list xml:id="list4106410366" text:style-name="L7">
        <text:list-item>
          <text:p text:style-name="P101"><text:span text:style-name="T26">player_id</text:span>: chiave esterna che referenzia una tupla della tabella player. <text:span text:style-name="T115">In caso di eliminzione, viene eliminato anche il record, per non avere attributi riferiti a giocatori ormai non più esistenti nel database</text:span></text:p>
        </text:list-item>
        <text:list-item>
          <text:p text:style-name="P101"><text:span text:style-name="T26">date</text:span>: campo ti tipo timestamp che contiene la data e l’ora della registrazione de<text:span text:style-name="T115">l dato</text:span></text:p>
        </text:list-item>
        <text:list-item>
          <text:p text:style-name="P101"><text:span text:style-name="T28">name</text:span>: <text:span text:style-name="T80">stringa di lunghezza variabile (massimo 50 caratteri) che contiene il nome dell’attributo</text:span></text:p>
        </text:list-item>
        <text:list-item>
          <text:p text:style-name="P102"><text:span text:style-name="T26">val</text:span>: intero che contiene il valore dell’attributo. <text:span text:style-name="T81">Alcuni attributi presenti nel file csv non sono <text:s text:c="5"/>numerici, ma contengono stringhe. La conversione a valori interi è affidata alla pagina PHP che si occupa dell’importazione del file</text:span></text:p>
        </text:list-item>
      </text:list>
      <text:p text:style-name="P49"/>
      <text:p text:style-name="P51"><text:span text:style-name="T94">Viene verificato che la combinazione di valori nei campi player_id, date e name sia unica in tutta la relazione</text:span>, in quanto non <text:span text:style-name="T116">ne</text:span> possono esistere più <text:span text:style-name="T116">di 1 riferiti allo</text:span> stesso giocatore nello stesso esatto momento.</text:p>
      <text:p text:style-name="P49"/>
      <text:p text:style-name="P19"/>
      <text:p text:style-name="P19"/>
      <text:p text:style-name="P57"/>
      <text:p text:style-name="P57"><text:soft-page-break/><text:span text:style-name="T54">- b</text:span>et_society</text:p>
      <text:p text:style-name="P19"/>
      <text:p text:style-name="P19">Contiene dati relativi alle <text:span text:style-name="T117">società</text:span> di scommesse.</text:p>
      <text:p text:style-name="P19"/>
      <text:p text:style-name="P19">Codice per la realizzazione:</text:p>
      <text:p text:style-name="P19"/>
      <text:p text:style-name="P19"><text:span text:style-name="T2">create table </text:span><text:span text:style-name="T12">bet_society(</text:span><text:line-break/><text:span text:style-name="T12"> <text:s text:c="3"/></text:span><text:span text:style-name="T16">id </text:span><text:span text:style-name="T2">serial primary key not null ,</text:span><text:line-break/><text:span text:style-name="T2"> <text:s text:c="3"/></text:span><text:span text:style-name="T16">short_name </text:span><text:span text:style-name="T2">varchar</text:span><text:span text:style-name="T12">(</text:span><text:span text:style-name="T23">10</text:span><text:span text:style-name="T12">) </text:span><text:span text:style-name="T2">not null ,</text:span><text:line-break/><text:span text:style-name="T2"> <text:s text:c="3"/></text:span><text:span text:style-name="T16">long_name </text:span><text:span text:style-name="T2">varchar</text:span><text:span text:style-name="T12">(</text:span><text:span text:style-name="T23">100</text:span><text:span text:style-name="T12">) </text:span><text:span text:style-name="T2">not null</text:span><text:line-break/><text:span text:style-name="T12">)</text:span><text:span text:style-name="T2">;</text:span></text:p>
      <text:p text:style-name="P66"/>
      <text:p text:style-name="P19"/>
      <text:p text:style-name="P19"/>
      <text:p text:style-name="P19"/>
      <text:p text:style-name="P19">Contiene 3 campi:</text:p>
      <text:list xml:id="list1226777981" text:style-name="L8">
        <text:list-item>
          <text:p text:style-name="P103"><text:span text:style-name="T26">id</text:span>: dato di tipo serial utilizzato come chiave primaria</text:p>
        </text:list-item>
        <text:list-item>
          <text:p text:style-name="P103"><text:span text:style-name="T26">short_name</text:span>: stringa di lunghezza variabile (massimo 10 caratteri) che contiene l’abbreviazione del nome dell’azienda.</text:p>
        </text:list-item>
        <text:list-item>
          <text:p text:style-name="P103"><text:span text:style-name="T26">long_name</text:span>: stringa di lunghezza variabile (massimo 100 caratteri) che contiene il nome completo dell’azienda</text:p>
        </text:list-item>
      </text:list>
      <text:p text:style-name="P19"/>
      <text:p text:style-name="P19"/>
      <text:p text:style-name="P60">- users</text:p>
      <text:p text:style-name="P21"/>
      <text:p text:style-name="P21">Contiene dati relativi <text:span text:style-name="T86">ai vari utenti che operano sul database</text:span>.</text:p>
      <text:p text:style-name="P21"/>
      <text:p text:style-name="P21">Codice per la realizzazione:</text:p>
      <text:p text:style-name="P21"/>
      <text:p text:style-name="P22"><text:span text:style-name="T5">c</text:span><text:span text:style-name="T2">reate table </text:span><text:span text:style-name="T12">users(</text:span><text:line-break/><text:span text:style-name="T12"> <text:s/></text:span><text:span text:style-name="T16">id </text:span><text:span text:style-name="T2">serial not null primary key ,</text:span><text:line-break/><text:span text:style-name="T2"> <text:s/></text:span><text:span text:style-name="T16">username </text:span><text:span text:style-name="T2">varchar</text:span><text:span text:style-name="T12">(</text:span><text:span text:style-name="T23">100</text:span><text:span text:style-name="T12">) </text:span><text:span text:style-name="T2">not null unique ,</text:span><text:line-break/><text:span text:style-name="T2"> <text:s/></text:span><text:span text:style-name="T16">password </text:span><text:span text:style-name="T2">char</text:span><text:span text:style-name="T12">(</text:span><text:span text:style-name="T23">128</text:span><text:span text:style-name="T12">) </text:span><text:span text:style-name="T2">not null,</text:span><text:line-break/><text:span text:style-name="T2"> <text:s/></text:span><text:span text:style-name="T16">salt </text:span><text:span text:style-name="T2">char</text:span><text:span text:style-name="T12">(</text:span><text:span text:style-name="T23">128</text:span><text:span text:style-name="T12">) </text:span><text:span text:style-name="T2">not null,</text:span><text:line-break/><text:span text:style-name="T2"> <text:s/></text:span><text:span text:style-name="T16">level </text:span><text:span text:style-name="T2">smallint not null default </text:span><text:span text:style-name="T23">2</text:span><text:span text:style-name="T2">,</text:span><text:line-break/><text:span text:style-name="T2"> <text:s/></text:span><text:span text:style-name="T16">bet_society_id </text:span><text:span text:style-name="T2">int references </text:span><text:span text:style-name="T12">bet_society(</text:span><text:span text:style-name="T16">id</text:span><text:span text:style-name="T12">) </text:span><text:span text:style-name="T2">on update cascade on delete </text:span><text:span text:style-name="T4">set null</text:span><text:span text:style-name="T2"> <text:tab/><text:tab/><text:tab/>default null,</text:span></text:p>
      <text:p text:style-name="P22"><text:line-break/><text:span text:style-name="T2"> <text:s/>check </text:span><text:span text:style-name="T12">( </text:span><text:span text:style-name="T16">level </text:span><text:span text:style-name="T2">between </text:span><text:span text:style-name="T23">0 </text:span><text:span text:style-name="T2">and </text:span><text:span text:style-name="T23">2</text:span><text:span text:style-name="T12">)</text:span><text:line-break/><text:span text:style-name="T12">)</text:span><text:span text:style-name="T2">;</text:span></text:p>
      <text:p text:style-name="P21"/>
      <text:p text:style-name="P21">Contiene 3 campi:</text:p>
      <text:list xml:id="list191146402798665" text:continue-numbering="true" text:style-name="L8">
        <text:list-item>
          <text:p text:style-name="P104"><text:span text:style-name="T26">id</text:span>: dato di tipo serial utilizzato come chiave primaria</text:p>
        </text:list-item>
        <text:list-item>
          <text:p text:style-name="P104"><text:span text:style-name="T31">user</text:span><text:span text:style-name="T26">name</text:span>: stringa di lunghezza variabile (massimo 10 caratteri) che contiene <text:span text:style-name="T87">il nome dell’utente</text:span></text:p>
        </text:list-item>
        <text:list-item>
          <text:p text:style-name="P104"><text:span text:style-name="T32">password</text:span>: stringa di lunghezza <text:span text:style-name="T87">fissa</text:span> (<text:span text:style-name="T87">128</text:span> caratteri) che contiene <text:span text:style-name="T87">la password di login nell’account, cifrata con algoritmo sha512</text:span></text:p>
        </text:list-item>
        <text:list-item>
          <text:p text:style-name="P107"><text:span text:style-name="T26">salt</text:span>: numero generato casualmente alla creazione dell’account, criptato con sha512 (dunque salvato come la password con una stringa di 128 caratteri)</text:p>
        </text:list-item>
        <text:list-item>
          <text:p text:style-name="P107"><text:span text:style-name="T26">level</text:span>: intero che ha la funzione di specificare il tipo di utente: 0 per gli admin, 1 per gli operatori, 2 per i partner (<text:span text:style-name="T45">smallint</text:span> è un intero che usa solo 2 bytes, <text:span text:style-name="T118">per risparmiare ulteriore spazio all’interno del database</text:span>)</text:p>
        </text:list-item>
        <text:list-item>
          <text:p text:style-name="P107"><text:soft-page-break/><text:span text:style-name="T26">bet_society_id</text:span>: referenzia la società di scommesse per cui lavora l’utente, ammesso che sia di tipo partner (livello 2), altrimenti questo campo viene <text:span text:style-name="T119">impostato</text:span> con il valore di <text:span text:style-name="T45">null. </text:span><text:span text:style-name="T95">In caso di eliminazione, viene inserito il valo re </text:span><text:span text:style-name="T51">null</text:span><text:span text:style-name="T95">, per non perdere dati sensibili dell’utente. </text:span><text:span text:style-name="T96">In caso un utente di tipo partner non abbia una società assegnata, non ha la possibilità di aggiungere/eliminare/aggiornare la tabella </text:span><text:span text:style-name="T50">bets</text:span><text:span text:style-name="T96">.</text:span></text:p>
        </text:list-item>
      </text:list>
      <text:p text:style-name="P19"/>
      <text:p text:style-name="P19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pan text:style-name="T54">- b</text:span>ets</text:p>
      <text:p text:style-name="P19"/>
      <text:p text:style-name="P19">Contiene dati relativi alle scommesse effettuate</text:p>
      <text:p text:style-name="P19"/>
      <text:p text:style-name="P19">Codice per la creazione:</text:p>
      <text:p text:style-name="P19"/>
      <text:p text:style-name="P106"><text:span text:style-name="T2">create table </text:span><text:span text:style-name="T12">bets(</text:span><text:line-break/><text:span text:style-name="T12"> <text:s/></text:span><text:span text:style-name="T16">match_id </text:span><text:span text:style-name="T2">int references match</text:span><text:span text:style-name="T12">(</text:span><text:span text:style-name="T16">id</text:span><text:span text:style-name="T12">) </text:span><text:span text:style-name="T2">on update cascade on delete set null ,</text:span><text:line-break/><text:span text:style-name="T2"> <text:s/></text:span><text:span text:style-name="T16">partner_id </text:span><text:span text:style-name="T2">int not null references </text:span><text:span text:style-name="T12">users(</text:span><text:span text:style-name="T16">id</text:span><text:span text:style-name="T12">) </text:span><text:span text:style-name="T2">on update cascade on delete no action ,</text:span><text:line-break/><text:span text:style-name="T2"> <text:s/></text:span><text:span text:style-name="T16">bet </text:span><text:span text:style-name="T2">bet_domain ,</text:span><text:line-break/><text:span text:style-name="T2"> <text:s/></text:span><text:span text:style-name="T16">value </text:span><text:span text:style-name="T2">numeric not null default </text:span><text:span text:style-name="T23">0</text:span><text:span text:style-name="T2">,</text:span><text:line-break/><text:span text:style-name="T2"> <text:s/></text:span><text:span text:style-name="T16">currency_id </text:span><text:span text:style-name="T2">char</text:span><text:span text:style-name="T12">(</text:span><text:span text:style-name="T23">3</text:span><text:span text:style-name="T12">) </text:span><text:span text:style-name="T2">not null references </text:span><text:span text:style-name="T12">currency(</text:span><text:span text:style-name="T16">code</text:span><text:span text:style-name="T12">) </text:span><text:span text:style-name="T2">on update cascade on delete </text:span><text:span text:style-name="T8">no <text:tab/><text:tab/><text:tab/><text:tab/><text:tab/><text:tab/><text:tab/><text:tab/><text:tab/><text:tab/><text:tab/><text:tab/>action</text:span><text:span text:style-name="T2"> ,</text:span><text:line-break/><text:span text:style-name="T2"> <text:s/>primary key </text:span><text:span text:style-name="T12">(</text:span><text:span text:style-name="T16">match_id</text:span><text:span text:style-name="T2">,</text:span><text:span text:style-name="T16">partner_id</text:span><text:span text:style-name="T2">,</text:span><text:span text:style-name="T16">bet</text:span><text:span text:style-name="T2">,</text:span><text:span text:style-name="T16">currency_id</text:span><text:span text:style-name="T12">)</text:span><text:line-break/><text:span text:style-name="T12">)</text:span><text:span text:style-name="T2">;</text:span></text:p>
      <text:p text:style-name="P106"><text:span text:style-name="T2"/></text:p>
      <text:p text:style-name="P23"/>
      <text:p text:style-name="P20">Contiene i seguenti campi:</text:p>
      <text:list xml:id="list2737053408" text:style-name="L9">
        <text:list-item>
          <text:p text:style-name="P105"><text:span text:style-name="T26">match_id</text:span>: chiave esterna che referenzia una tupla della tabella match. <text:span text:style-name="T120">In caso di eliminazione, il campo viene impostato a null, per non perdere informazioni preziose sulla scommessa</text:span></text:p>
        </text:list-item>
        <text:list-item>
          <text:p text:style-name="P105"><text:span text:style-name="T26">partner_id</text:span>: chiave esterna che referenzia una tupla della tabella users. <text:span text:style-name="T120">In caso di eliminazione non viene intrapresa alcuna azione, perché il fatto che il partner non sia più presente non compromette automaticamente la validità della scommessa</text:span></text:p>
        </text:list-item>
        <text:list-item>
          <text:p text:style-name="P105"><text:span text:style-name="T26">bet</text:span>: stringa di 1 carattere che indica su quale risultato della partita la scommessa è valida. Può <text:s text:c="23"/>essere ‘<text:span text:style-name="T45">a</text:span>’ nel caso valga per la vincita della squadra fuori casa, ‘<text:span text:style-name="T45">h</text:span>’ nel caso valga per la vincita della squadra in casa e ‘<text:span text:style-name="T45">d</text:span>’ nel caso valga per il pareggio</text:p>
        </text:list-item>
        <text:list-item>
          <text:p text:style-name="P105"><text:span text:style-name="T26">value</text:span>: variabile di tipo numeric che indica la quantità di denaro puntata. <text:span text:style-name="T121">Il tipo numeric immagazzina il dato in modo esatto, senza approssimazioni (come al contrario accade per il floating point). Questo lo rende perfetto per gestire somme di denaro in modo affidabile</text:span></text:p>
        </text:list-item>
        <text:list-item>
          <text:p text:style-name="P105"><text:span text:style-name="T26">currency_id</text:span>: chiave esterna che referenzia una tupla della tabella currency. <text:span text:style-name="T122">In caso di eliminazione non viene intrapresa alcuna azione, in quanto sarebbe impossibile ricostruire il valore con un’altra valuta altrimenti</text:span></text:p>
        </text:list-item>
      </text:list>
      <text:p text:style-name="P19"/>
      <text:p text:style-name="P20"><text:soft-page-break/>Notare che i <text:span text:style-name="T68">campi</text:span> <text:span text:style-name="T45">match_id</text:span>, <text:span text:style-name="T82">partner</text:span><text:span text:style-name="T45">_id, bet </text:span><text:span text:style-name="T47">e currency_id</text:span> sono utilizzati come chiave primaria, in quanto non possono esistere più combinazioni uguali di tali <text:span text:style-name="T42">dati (altrimenti la stessa società, per esempio, potrebbe puntare più volte per il pareggio su uno stesso match).</text:span></text:p>
      <text:p text:style-name="P19"/>
      <text:p text:style-name="P19"/>
      <text:p text:style-name="P19"/>
      <text:p text:style-name="P58">- initial_formation</text:p>
      <text:p text:style-name="P25"/>
      <text:p text:style-name="P25">Contiene dati relativi alla <text:span text:style-name="T82">formazione iniziale</text:span> di un team.</text:p>
      <text:p text:style-name="P25"/>
      <text:p text:style-name="P44">Codice per la creazione:</text:p>
      <text:p text:style-name="P43"/>
      <text:p text:style-name="P45"><text:span text:style-name="T2">create table </text:span><text:span text:style-name="T12">initial_formation(</text:span><text:line-break/><text:span text:style-name="T12"> <text:s/></text:span><text:span text:style-name="T16">match_id </text:span><text:span text:style-name="T2">int not null references match</text:span><text:span text:style-name="T12">(</text:span><text:span text:style-name="T16">id</text:span><text:span text:style-name="T12">) </text:span><text:span text:style-name="T2">on update cascade on delete cascade ,</text:span><text:line-break/><text:span text:style-name="T2"> <text:s/></text:span><text:span text:style-name="T16">player_id </text:span><text:span text:style-name="T2">int references </text:span><text:span text:style-name="T12">player(</text:span><text:span text:style-name="T16">id</text:span><text:span text:style-name="T12">) </text:span><text:span text:style-name="T2">on update cascade on delete </text:span><text:span text:style-name="T9">cascade</text:span><text:span text:style-name="T2">,</text:span></text:p>
      <text:p text:style-name="P45"><text:line-break/><text:span text:style-name="T2"> <text:s/>unique </text:span><text:span text:style-name="T12">(</text:span><text:span text:style-name="T16">match_id</text:span><text:span text:style-name="T2">,</text:span><text:span text:style-name="T16">player_id</text:span><text:span text:style-name="T12">)</text:span><text:line-break/><text:span text:style-name="T12">)</text:span><text:span text:style-name="T2">;</text:span></text:p>
      <text:p text:style-name="P43"/>
      <text:p text:style-name="P44">Contiene i seguenti campi:</text:p>
      <text:list xml:id="list320314065" text:style-name="L10">
        <text:list-item>
          <text:p text:style-name="P108"><text:span text:style-name="T29">match_id</text:span>: <text:span text:style-name="T82">l’id che referenzia il match. In caso di eliminazione viene rimosso anche il record, per non avere una formazione che si riferisce ad un match inesistente</text:span></text:p>
        </text:list-item>
        <text:list-item>
          <text:p text:style-name="P108"><text:span text:style-name="T29">player</text:span><text:span text:style-name="T26">_id</text:span>: chiave esterna che referenzia un <text:span text:style-name="T83">record</text:span> della tabella <text:span text:style-name="T82">player. In caso di eliminazione anche il record viene rimosso, in quanto non è possibile avere una posizione occupata da un giocatore inesistente nella formazione</text:span></text:p>
        </text:list-item>
      </text:list>
      <text:p text:style-name="P25"/>
      <text:p text:style-name="P25"/>
      <text:p text:style-name="P48"/>
      <text:p text:style-name="P25"><text:span text:style-name="T102">- </text:span><text:span text:style-name="T104">login_attempt</text:span></text:p>
      <text:p text:style-name="P25"/>
      <text:p text:style-name="P47">Contiene dati relativi ai tentativi falliti di login da parte degli utenti della tabella users. <text:span text:style-name="T106">Nel caso raggiungano la soglia di 3 in meno di un’ora, all’utente in questione viene temporaneamente disabilitata la possibilità di effettuare il login</text:span></text:p>
      <text:p text:style-name="P47"/>
      <text:p text:style-name="P47">Codice per la creazione:</text:p>
      <text:p text:style-name="P46"/>
      <text:p text:style-name="P46"><text:span text:style-name="T1">create table </text:span><text:span text:style-name="T12">login_attempt(</text:span><text:line-break/><text:span text:style-name="T12"> <text:s/></text:span><text:span text:style-name="T16">user_id </text:span><text:span text:style-name="T1">int not null references </text:span><text:span text:style-name="T12">users(</text:span><text:span text:style-name="T16">id</text:span><text:span text:style-name="T12">) </text:span><text:span text:style-name="T1">on update cascade on delete cascade </text:span><text:span text:style-name="T2">,</text:span><text:line-break/><text:span text:style-name="T2"> <text:s/></text:span><text:span text:style-name="T20">time </text:span><text:span text:style-name="T1">varchar</text:span><text:span text:style-name="T12">(</text:span><text:span text:style-name="T23">30</text:span><text:span text:style-name="T12">) </text:span><text:span text:style-name="T1">not null</text:span><text:line-break/><text:span text:style-name="T12">)</text:span><text:span text:style-name="T2">;</text:span></text:p>
      <text:p text:style-name="P26"/>
      <text:p text:style-name="P47">Contiene i seguenti campi:</text:p>
      <text:p text:style-name="P47"/>
      <text:list xml:id="list4011507295" text:style-name="L11">
        <text:list-item>
          <text:p text:style-name="P109"><text:span text:style-name="T26">user_id</text:span>: chiave esterna che referenzia una tupla della tabella users. <text:span text:style-name="T123">In caso di eliminazione il record viene rimosso, in quanto è inutile e occuperebbe spazio memorizzare i tentativi di login falliti da parte di un utente che ormai non esiste più</text:span></text:p>
        </text:list-item>
        <text:list-item>
          <text:p text:style-name="P109"><text:span text:style-name="T26">time</text:span>: stringa di lunghezza variabile (massimo 30 caratteri) che contiene il timestamp generato da<text:span text:style-name="T109">lla pagina</text:span> PHP durante il login fallito</text:p>
        </text:list-item>
      </text:list>
      <text:p text:style-name="P24"/>
      <text:p text:style-name="P24"/>
      <text:p text:style-name="P111"><text:soft-page-break/><text:span text:style-name="T124">Utenti</text:span></text:p>
      <text:p text:style-name="P52"/>
      <text:p text:style-name="P29">Per questo database sono stati creati 4 utenti, <text:span text:style-name="T53">ognuno con diversi scopi e permessi in base ai loro compiti da assolvere. Le password sono state scelte appositamente lunghe e complesse, in modo da risultare più difficile un eventuale tentativo di intrusione. </text:span></text:p>
      <text:p text:style-name="P29"/>
      <text:p text:style-name="P29"/>
      <text:p text:style-name="P64">- login_user</text:p>
      <text:p text:style-name="P29"/>
      <text:p text:style-name="P32">Questo utente serve per il login <text:span text:style-name="T125">e/o</text:span> la registrazione degli utenti, <text:span text:style-name="T125">e la visualizzazione di dati pubblici (la classifica e i migliori giocatori per ogni match).</text:span></text:p>
      <text:p text:style-name="P29"/>
      <text:p text:style-name="P29">Codice per la creazione:</text:p>
      <text:p text:style-name="P29"/>
      <text:p text:style-name="P112"><text:span text:style-name="T2">create user </text:span><text:span text:style-name="T12">login_user </text:span><text:span text:style-name="T2">with encrypted password </text:span><text:span text:style-name="T37">'rH4KJz5Es2ex7QUqvVntMjSM'</text:span><text:span text:style-name="T2">;</text:span><text:line-break/><text:span text:style-name="T2">grant select,insert on </text:span><text:span text:style-name="T12">users</text:span><text:span text:style-name="T2">,</text:span><text:span text:style-name="T12">login_attempt </text:span><text:span text:style-name="T2">to </text:span><text:span text:style-name="T12">login_user</text:span><text:span text:style-name="T2">;</text:span><text:line-break/><text:span text:style-name="T2">grant select on </text:span><text:span text:style-name="T12">team</text:span><text:span text:style-name="T2">,</text:span><text:span text:style-name="T12">bets</text:span><text:span text:style-name="T2">,</text:span><text:span text:style-name="T12">currency</text:span><text:span text:style-name="T2">,</text:span><text:span text:style-name="T12">player</text:span><text:span text:style-name="T2">,</text:span><text:span text:style-name="T12">country</text:span><text:span text:style-name="T2">,match,</text:span><text:span text:style-name="T12">player_attribute</text:span><text:span text:style-name="T2">,</text:span><text:line-break/><text:span text:style-name="T2"> <text:s text:c="3"/></text:span><text:span text:style-name="T12">league</text:span><text:span text:style-name="T2">,</text:span><text:span text:style-name="T12">bet_society</text:span><text:span text:style-name="T2">,public</text:span><text:span text:style-name="T12">.classifica </text:span><text:span text:style-name="T2">to </text:span><text:span text:style-name="T12">login_user</text:span><text:span text:style-name="T2">;</text:span><text:line-break/><text:span text:style-name="T2">grant select,usage on sequence </text:span><text:span text:style-name="T12">users_id_seq </text:span><text:span text:style-name="T2">to </text:span><text:span text:style-name="T12">login_user</text:span><text:span text:style-name="T2">;</text:span><text:line-break/><text:span text:style-name="T2">grant execute on function </text:span><text:span text:style-name="T56">get_best_players</text:span><text:span text:style-name="T12">(match_id </text:span><text:span text:style-name="T2">public</text:span><text:span text:style-name="T12">.match.</text:span><text:span text:style-name="T16">id</text:span><text:span text:style-name="T12">%</text:span><text:span text:style-name="T2">TYPE</text:span><text:span text:style-name="T12">)</text:span><text:span text:style-name="T2">,</text:span><text:span text:style-name="T56">func_get_best_players_from_team</text:span><text:span text:style-name="T12">(match_date </text:span><text:span text:style-name="T2">public</text:span><text:span text:style-name="T12">.match.</text:span><text:span text:style-name="T16">date</text:span><text:span text:style-name="T12">%</text:span><text:span text:style-name="T2">TYPE, </text:span><text:span text:style-name="T12">t_id team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login_user</text:span><text:span text:style-name="T2">;</text:span></text:p>
      <text:p text:style-name="P112"/>
      <text:p text:style-name="P31"/>
      <text:p text:style-name="P32">ha permessi di select e insert sulle tabelle users (per la registrazione) e login_attempt. Quest’u<text:span text:style-name="T71">ltima</text:span> serve come difesa contro attacchi di bruteforce: ogni tentativo di login fallito viene salvato qui, e se ce ne sono più di 5 in meno di un’ora, l’utente viene bloccato.</text:p>
      <text:p text:style-name="P32"/>
      <text:p text:style-name="P34">Ha inoltre permessi di select sulla tabella bet_society, in modo che se un nuovo utente di tipo partner viene registrato, può essere associato ad una società di scommesse.</text:p>
      <text:p text:style-name="P34"/>
      <text:p text:style-name="P34">In particolare va osservato l’ultimo comando: esso permette di usufruire della sequenza id della tabella users.</text:p>
      <text:p text:style-name="P33"/>
      <text:p text:style-name="P33"/>
      <text:p text:style-name="P3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>- <text:span text:style-name="T55">a</text:span>mministratore</text:p>
      <text:p text:style-name="P33"/>
      <text:p text:style-name="P33">Codice per la creazione:</text:p>
      <text:p text:style-name="P33"/>
      <text:p text:style-name="P35"><text:span text:style-name="T2">create user </text:span><text:span text:style-name="T12">amministratore </text:span><text:span text:style-name="T2">with encrypted password </text:span><text:span text:style-name="T37">'V4Nb3Vy4QJHmgGL9bj7Npds9'</text:span><text:span text:style-name="T2">;</text:span><text:line-break/><text:span text:style-name="T2">grant select,insert,update,delete on </text:span><text:span text:style-name="T12">player_attribute</text:span><text:span text:style-name="T2">,</text:span><text:span text:style-name="T12">team</text:span><text:span text:style-name="T2">,</text:span><text:span text:style-name="T12">player</text:span><text:span text:style-name="T2">,</text:span><text:span text:style-name="T12">league</text:span><text:span text:style-name="T2">,public</text:span><text:span text:style-name="T12">.match</text:span><text:span text:style-name="T2">,</text:span><text:span text:style-name="T12">country</text:span><text:span text:style-name="T2">,</text:span><text:span text:style-name="T12">initial_formation </text:span><text:span text:style-name="T2">to </text:span><text:span text:style-name="T12">amministratore</text:span><text:span text:style-name="T2">;</text:span><text:line-break/><text:span text:style-name="T2">grant select,usage on sequence </text:span><text:span text:style-name="T12">league_id_seq</text:span><text:span text:style-name="T2">,</text:span><text:span text:style-name="T12">team_id_seq</text:span><text:span text:style-name="T2">,</text:span><text:span text:style-name="T12">country_id_seq </text:span><text:span text:style-name="T2">to </text:span><text:span text:style-name="T12">amministratore</text:span><text:span text:style-name="T2">;</text:span><text:line-break/><text:span text:style-name="T2">grant select on </text:span><text:span text:style-name="T12">country </text:span><text:span text:style-name="T2">to </text:span><text:span text:style-name="T12">amministratore</text:span><text:span text:style-name="T2">;</text:span><text:line-break/><text:span text:style-name="T2">grant trigger on </text:span><text:span text:style-name="T12">classifica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player_formation_assoc</text:span><text:span text:style-name="T12">(initial_formation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insert_team</text:span><text:span text:style-name="T12">(team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delete_team</text:span><text:span text:style-name="T12">(team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update_team</text:span><text:span text:style-name="T12">(team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insert_match</text:span><text:span text:style-name="T12">(</text:span><text:span text:style-name="T2">match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insert_country</text:span><text:span text:style-name="T12">(country.</text:span><text:span text:style-name="T16">name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delete_country</text:span><text:span text:style-name="T12">(country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update_country</text:span><text:span text:style-name="T12">(country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insert_player</text:span><text:span text:style-name="T12">(player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insert_player_attribute</text:span><text:span text:style-name="T12">(player_attribute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insert_league</text:span><text:span text:style-name="T12">(league.</text:span><text:span text:style-name="T16">name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delete_league</text:span><text:span text:style-name="T12">(league.</text:span><text:span text:style-name="T16">id</text:span><text:span text:style-name="T12">%</text:span><text:span text:style-name="T2">TYPE</text:span><text:span text:style-name="T12">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update_league</text:span><text:span text:style-name="T12">(league) </text:span><text:span text:style-name="T2">to </text:span><text:span text:style-name="T12">amministratore</text:span><text:span text:style-name="T2">;</text:span><text:line-break/><text:span text:style-name="T2">grant execute on function </text:span><text:span text:style-name="T56">func_refresh_classifica</text:span><text:span text:style-name="T12">() </text:span><text:span text:style-name="T2">to </text:span><text:span text:style-name="T12">amministratore</text:span><text:span text:style-name="T2">;</text:span></text:p>
      <text:p text:style-name="P67"/>
      <text:p text:style-name="P33"/>
      <text:p text:style-name="P34">Questo utente può gestire gli attributi dei giocatori e i giocatori stessi, le squadre, le league <text:span text:style-name="T88">e i paesi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62">- <text:span text:style-name="T55">o</text:span>peratore</text:p>
      <text:p text:style-name="P34"/>
      <text:p text:style-name="P34">Codice per la creazione:</text:p>
      <text:p text:style-name="P33"/>
      <text:p text:style-name="P33"><text:span text:style-name="T2">create user </text:span><text:span text:style-name="T12">operatore </text:span><text:span text:style-name="T2">with encrypted password </text:span><text:span text:style-name="T37">'P4pj92v5Gk7sDk8NaWaNTK2h'</text:span><text:span text:style-name="T2">;</text:span><text:line-break/><text:span text:style-name="T2">grant select on </text:span><text:span text:style-name="T12">team </text:span><text:span text:style-name="T2">to </text:span><text:span text:style-name="T12">operatore</text:span><text:span text:style-name="T2">;</text:span><text:line-break/><text:span text:style-name="T2">grant all privileges on match to </text:span><text:span text:style-name="T12">operatore</text:span><text:span text:style-name="T2">;</text:span><text:line-break/><text:span text:style-name="T2">grant select,usage on </text:span><text:span text:style-name="T12">match_id_seq </text:span><text:span text:style-name="T2">to </text:span><text:span text:style-name="T12">operatore</text:span><text:span text:style-name="T2">;</text:span><text:line-break/><text:span text:style-name="T2">grant trigger on </text:span><text:span text:style-name="T12">classifica </text:span><text:span text:style-name="T2">to </text:span><text:span text:style-name="T12">operatore</text:span><text:span text:style-name="T2">;</text:span><text:line-break/><text:span text:style-name="T2">grant execute on function </text:span><text:span text:style-name="T56">func_refresh_classifica</text:span><text:span text:style-name="T12">() </text:span><text:span text:style-name="T2">to </text:span><text:span text:style-name="T12">operatore</text:span><text:span text:style-name="T2">;</text:span><text:line-break/><text:span text:style-name="T2">grant execute on function </text:span><text:span text:style-name="T56">func_insert_match</text:span><text:span text:style-name="T12">(</text:span><text:span text:style-name="T2">match</text:span><text:span text:style-name="T12">) </text:span><text:span text:style-name="T2">to </text:span><text:span text:style-name="T12">operatore</text:span><text:span text:style-name="T2">;</text:span><text:line-break/><text:span text:style-name="T2">grant execute on function </text:span><text:span text:style-name="T56">func_delete_match</text:span><text:span text:style-name="T12">(</text:span><text:span text:style-name="T2">public</text:span><text:span text:style-name="T12">.match.</text:span><text:span text:style-name="T16">id</text:span><text:span text:style-name="T12">%</text:span><text:span text:style-name="T2">TYPE,public</text:span><text:span text:style-name="T12">.match.</text:span><text:span text:style-name="T16">operator_i</text:span><text:span text:style-name="T17">d<text:tab/><text:tab/><text:tab/><text:tab/><text:tab/><text:tab/><text:tab/><text:tab/><text:tab/><text:tab/></text:span><text:span text:style-name="T12">%</text:span><text:span text:style-name="T2">TYPE</text:span><text:span text:style-name="T12">) </text:span><text:span text:style-name="T2">to </text:span><text:span text:style-name="T12">operatore</text:span><text:span text:style-name="T2">;</text:span><text:line-break/><text:span text:style-name="T2">grant execute on function </text:span><text:span text:style-name="T56">func_update_match</text:span><text:span text:style-name="T12">(</text:span><text:span text:style-name="T2">match</text:span><text:span text:style-name="T12">) </text:span><text:span text:style-name="T2">to </text:span><text:span text:style-name="T12">operatore</text:span><text:span text:style-name="T2">;</text:span></text:p>
      <text:p text:style-name="P68"/>
      <text:p text:style-name="P33"/>
      <text:p text:style-name="P34">Questo utente <text:span text:style-name="T44">ha privilegi di insert, update e delete sulla tabella match.</text:span></text:p>
      <text:p text:style-name="P34"/>
      <text:p text:style-name="P37"><text:soft-page-break/></text:p>
      <text:p text:style-name="P37"/>
      <text:p text:style-name="P61">- <text:span text:style-name="T55">p</text:span>artner</text:p>
      <text:p text:style-name="P37"/>
      <text:p text:style-name="P37">Codice per la creazione:</text:p>
      <text:p text:style-name="P36"/>
      <text:p text:style-name="P36"><text:span text:style-name="T2">create user </text:span><text:span text:style-name="T12">partner </text:span><text:span text:style-name="T2">with encrypted password </text:span><text:span text:style-name="T37">'sL3FBmAxjFYnjsgBBN4HV8UF'</text:span><text:span text:style-name="T2">;</text:span><text:line-break/><text:span text:style-name="T2">grant select on </text:span><text:span text:style-name="T12">users </text:span><text:span text:style-name="T2">to </text:span><text:span text:style-name="T12">partner</text:span><text:span text:style-name="T2">;</text:span><text:line-break/><text:span text:style-name="T2">grant execute on function </text:span><text:span text:style-name="T56">func_insert_bet</text:span><text:span text:style-name="T12">(bets) </text:span><text:span text:style-name="T2">to </text:span><text:span text:style-name="T12">partner</text:span><text:span text:style-name="T2">;</text:span><text:line-break/><text:span text:style-name="T2">grant execute on function </text:span><text:span text:style-name="T56">func_dele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) </text:span><text:span text:style-name="T2">to <text:tab/><text:tab/><text:tab/><text:tab/><text:tab/><text:tab/><text:tab/><text:tab/><text:tab/><text:tab/><text:tab/><text:tab/><text:tab/></text:span><text:span text:style-name="T12">partner</text:span><text:span text:style-name="T2">;</text:span><text:line-break/><text:span text:style-name="T2">grant execute on function </text:span><text:span text:style-name="T56">func_upda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m_id <text:tab/><text:tab/><text:tab/></text:span><text:span text:style-name="T2">int, </text:span><text:span text:style-name="T12">new_b </text:span><text:span text:style-name="T2">char, </text:span><text:span text:style-name="T12">new_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val </text:span><text:span text:style-name="T2">numeric</text:span><text:span text:style-name="T12">) </text:span><text:span text:style-name="T2">to </text:span><text:span text:style-name="T12">partner</text:span><text:span text:style-name="T2">;</text:span><text:line-break/><text:span text:style-name="T2">grant all privileges on table </text:span><text:span text:style-name="T12">bets </text:span><text:span text:style-name="T2">to </text:span><text:span text:style-name="T12">partner</text:span><text:span text:style-name="T2">;</text:span></text:p>
      <text:p text:style-name="P69"/>
      <text:p text:style-name="P36"/>
      <text:p text:style-name="P37">Questo utente ha privilegi <text:span text:style-name="T69">d</text:span>i insert, update e delete sulla tabella bets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/>
      <text:p text:style-name="P40"/>
      <text:p text:style-name="P40"><text:soft-page-break/></text:p>
      <text:p text:style-name="P40">Funzioni</text:p>
      <text:p text:style-name="P40"/>
      <text:p text:style-name="P76">Il database è dotato di varie funzioni che permettono azioni di inserimento, aggiornamento, cancellazione sulle varie tabelle.</text:p>
      <text:p text:style-name="P76"/>
      <text:p text:style-name="P76"/>
      <text:p text:style-name="P79">- func_insert_match</text:p>
      <text:p text:style-name="P79"/>
      <text:p text:style-name="P83"><text:span text:style-name="T11">create or replace function </text:span><text:span text:style-name="T63">func_insert_match</text:span><text:span text:style-name="T89">(</text:span><text:span text:style-name="T11">m match</text:span><text:span text:style-name="T89">)</text:span><text:line-break/><text:span text:style-name="T11">returns char as </text:span><text:span text:style-name="T41">$result$</text:span><text:line-break/><text:span text:style-name="T11">begin</text:span><text:line-break/><text:span text:style-name="T11"> <text:s text:c="3"/>insert into public</text:span><text:span text:style-name="T89">.match (</text:span><text:span text:style-name="T22">id</text:span><text:span text:style-name="T11">, </text:span><text:span text:style-name="T22">home_team_id</text:span><text:span text:style-name="T11">, </text:span><text:span text:style-name="T22">away_team_id</text:span><text:span text:style-name="T11">, </text:span><text:span text:style-name="T22">season</text:span><text:span text:style-name="T11">, </text:span><text:span text:style-name="T22">stage</text:span><text:span text:style-name="T11">, </text:span><text:span text:style-name="T22">date</text:span><text:span text:style-name="T11">, </text:span><text:span text:style-name="T22">a_team_goal</text:span><text:span text:style-name="T11">, </text:span><text:span text:style-name="T22">h_team_goal</text:span><text:span text:style-name="T11">, </text:span><text:span text:style-name="T22">league_id</text:span><text:span text:style-name="T11">, </text:span><text:span text:style-name="T22">country_id</text:span><text:span text:style-name="T11">, </text:span><text:span text:style-name="T22">operator_id</text:span><text:span text:style-name="T89">)</text:span><text:line-break/><text:span text:style-name="T89"> <text:s text:c="3"/></text:span><text:span text:style-name="T11">values </text:span><text:span text:style-name="T89">(</text:span><text:span text:style-name="T11">m</text:span><text:span text:style-name="T89">.</text:span><text:span text:style-name="T22">id</text:span><text:span text:style-name="T11">,m</text:span><text:span text:style-name="T89">.</text:span><text:span text:style-name="T22">home_team_id</text:span><text:span text:style-name="T11">,m</text:span><text:span text:style-name="T89">.</text:span><text:span text:style-name="T22">away_team_id</text:span><text:span text:style-name="T11">,m</text:span><text:span text:style-name="T89">.</text:span><text:span text:style-name="T22">season</text:span><text:span text:style-name="T11">,m</text:span><text:span text:style-name="T89">.</text:span><text:span text:style-name="T22">stage</text:span><text:span text:style-name="T11">,m</text:span><text:span text:style-name="T89">.</text:span><text:span text:style-name="T22">date</text:span><text:span text:style-name="T11">,m</text:span><text:span text:style-name="T89">.</text:span><text:span text:style-name="T22">a_team_goal</text:span><text:span text:style-name="T11">,m</text:span><text:span text:style-name="T89">.</text:span><text:span text:style-name="T22">h_team_goal</text:span><text:span text:style-name="T11">,m</text:span><text:span text:style-name="T89">.</text:span><text:span text:style-name="T22">league_id</text:span><text:span text:style-name="T11">,m</text:span><text:span text:style-name="T89">.</text:span><text:span text:style-name="T22">country_id</text:span><text:span text:style-name="T11">,m</text:span><text:span text:style-name="T89">.</text:span><text:span text:style-name="T22">operator_id</text:span><text:span text:style-name="T89">)</text:span><text:span text:style-name="T11">;</text:span><text:line-break/><text:line-break/><text:span text:style-name="T11"> <text:s text:c="3"/>if </text:span><text:span text:style-name="T64">FOUND </text:span><text:span text:style-name="T11">then</text:span><text:line-break/><text:span text:style-name="T11"> <text:s text:c="5"/>return </text:span><text:span text:style-name="T41">'0'</text:span><text:span text:style-name="T11">;</text:span><text:line-break/><text:span text:style-name="T11"> <text:s text:c="3"/>else</text:span><text:line-break/><text:span text:style-name="T11"> <text:s text:c="5"/>return </text:span><text:span text:style-name="T41">'1'</text:span><text:span text:style-name="T11">;</text:span><text:line-break/><text:span text:style-name="T11"> <text:s text:c="3"/>end if ;</text:span><text:line-break/><text:line-break/><text:span text:style-name="T11"> <text:s text:c="3"/>exception</text:span><text:line-break/><text:span text:style-name="T11"> <text:s text:c="7"/>when </text:span><text:span text:style-name="T89">not_null_violation </text:span><text:span text:style-name="T11">then</text:span><text:line-break/><text:span text:style-name="T11"> <text:s text:c="9"/>raise info </text:span><text:span text:style-name="T41">'Errore: vincolo di not null violato'</text:span><text:span text:style-name="T11">;</text:span><text:line-break/><text:span text:style-name="T11"> <text:s text:c="9"/>return </text:span><text:span text:style-name="T41">'2'</text:span><text:span text:style-name="T11">;</text:span><text:line-break/><text:span text:style-name="T11"> <text:s text:c="7"/>when </text:span><text:span text:style-name="T89">unique_violation </text:span><text:span text:style-name="T11">then</text:span><text:line-break/><text:span text:style-name="T11"> <text:s text:c="9"/>raise info </text:span><text:span text:style-name="T41">'Errore: stai inserendo dati relativi ad un match già presente'</text:span><text:span text:style-name="T11">;</text:span><text:line-break/><text:span text:style-name="T11"> <text:s text:c="9"/>return </text:span><text:span text:style-name="T41">'3'</text:span><text:span text:style-name="T11">;</text:span><text:line-break/><text:span text:style-name="T11"> <text:s text:c="7"/>when </text:span><text:span text:style-name="T89">foreign_key_violation </text:span><text:span text:style-name="T11">then</text:span><text:line-break/><text:span text:style-name="T11"> <text:s text:c="9"/>raise info </text:span><text:span text:style-name="T41">'Errore: chiave esterna non presente'</text:span><text:span text:style-name="T11">;</text:span><text:line-break/><text:span text:style-name="T11"> <text:s text:c="9"/>return </text:span><text:span text:style-name="T41">'4'</text:span><text:span text:style-name="T11">;</text:span><text:line-break/><text:span text:style-name="T11"> <text:s text:c="7"/>when </text:span><text:span text:style-name="T89">check_violation </text:span><text:span text:style-name="T11">then</text:span><text:line-break/><text:span text:style-name="T11"> <text:s text:c="11"/>raise info </text:span><text:span text:style-name="T41">'Errore: check violation'</text:span><text:span text:style-name="T11">;</text:span><text:line-break/><text:span text:style-name="T11"> <text:s text:c="11"/>return </text:span><text:span text:style-name="T41">'5'</text:span><text:span text:style-name="T11">;</text:span><text:line-break/><text:span text:style-name="T11">end;</text:span><text:line-break/><text:span text:style-name="T41">$result$ </text:span><text:span text:style-name="T11">language </text:span><text:span text:style-name="T89">plpgsql</text:span><text:span text:style-name="T11">;</text:span></text:p>
      <text:p text:style-name="P72"/>
      <text:p text:style-name="P77"/>
      <text:p text:style-name="P80">- func_delete_match</text:p>
      <text:p text:style-name="P77"/>
      <text:p text:style-name="P77"><text:span text:style-name="T10">create or replace function </text:span><text:span text:style-name="T59">func_delete_match</text:span><text:span text:style-name="T15">(m_id </text:span><text:span text:style-name="T10">match</text:span><text:span text:style-name="T15">.</text:span><text:span text:style-name="T21">id</text:span><text:span text:style-name="T15">%</text:span><text:span text:style-name="T10">TYPE,</text:span><text:span text:style-name="T15">op_id </text:span><text:span text:style-name="T10">match</text:span><text:span text:style-name="T15">.</text:span><text:span text:style-name="T21">operator_id</text:span><text:span text:style-name="T15">%</text:span><text:span text:style-name="T10">TYPE</text:span><text:span text:style-name="T15">)</text:span><text:line-break/><text:span text:style-name="T10">returns char as </text:span><text:span text:style-name="T40">$result$</text:span><text:line-break/><text:span text:style-name="T40"> <text:s text:c="3"/></text:span><text:span text:style-name="T10">begin</text:span><text:line-break/><text:line-break/><text:span text:style-name="T10"> <text:s text:c="7"/>delete from public</text:span><text:span text:style-name="T15">.match </text:span><text:span text:style-name="T10">where </text:span><text:span text:style-name="T21">id </text:span><text:span text:style-name="T15">= m_id </text:span><text:span text:style-name="T10">and </text:span><text:span text:style-name="T21">operator_id </text:span><text:span text:style-name="T15">= op_id</text:span><text:span text:style-name="T10">;</text:span><text:line-break/><text:line-break/><text:line-break/><text:span text:style-name="T10"> <text:s text:c="7"/>if </text:span><text:span text:style-name="T62">FOUND </text:span><text:span text:style-name="T10">then</text:span><text:line-break/><text:span text:style-name="T10"> <text:s text:c="11"/>return </text:span><text:span text:style-name="T40">'0'</text:span><text:span text:style-name="T10">;</text:span><text:line-break/><text:span text:style-name="T10"> <text:s text:c="7"/>else</text:span><text:line-break/><text:span text:style-name="T10"> <text:s text:c="11"/>return </text:span><text:span text:style-name="T40">'1'</text:span><text:span text:style-name="T10">;</text:span><text:line-break/><text:span text:style-name="T10"> <text:s text:c="7"/>end if;</text:span><text:line-break/><text:soft-page-break/><text:span text:style-name="T10"> <text:s text:c="3"/>end;</text:span><text:line-break/><text:span text:style-name="T40">$result$ </text:span><text:span text:style-name="T10">language </text:span><text:span text:style-name="T15">plpgsql</text:span><text:span text:style-name="T10">;</text:span></text:p>
      <text:p text:style-name="P77"/>
      <text:p text:style-name="P85">- func_update_match</text:p>
      <text:p text:style-name="P70"/>
      <text:p text:style-name="P77"><text:span text:style-name="T10">create or replace function </text:span><text:span text:style-name="T59">func_update_match</text:span><text:span text:style-name="T15">(</text:span><text:span text:style-name="T10">m match</text:span><text:span text:style-name="T15">)</text:span><text:line-break/><text:span text:style-name="T10">returns char as </text:span><text:span text:style-name="T40">$result$</text:span><text:line-break/><text:span text:style-name="T40"> <text:s text:c="3"/></text:span><text:span text:style-name="T10">begin</text:span><text:line-break/><text:line-break/><text:span text:style-name="T10"> <text:s text:c="7"/>update public</text:span><text:span text:style-name="T15">.match</text:span><text:line-break/><text:span text:style-name="T15"> <text:s text:c="7"/></text:span><text:span text:style-name="T10">set </text:span><text:span text:style-name="T21">home_team_id </text:span><text:span text:style-name="T15">= </text:span><text:span text:style-name="T10">m</text:span><text:span text:style-name="T15">.</text:span><text:span text:style-name="T21">home_team_id</text:span><text:span text:style-name="T10">, </text:span><text:span text:style-name="T21">away_team_id </text:span><text:span text:style-name="T15">= </text:span><text:span text:style-name="T10">m</text:span><text:span text:style-name="T15">.</text:span><text:span text:style-name="T21">away_team_id</text:span><text:span text:style-name="T10">, </text:span><text:span text:style-name="T21">season </text:span><text:span text:style-name="T15">= </text:span><text:span text:style-name="T10">m</text:span><text:span text:style-name="T15">.</text:span><text:span text:style-name="T21">season</text:span><text:span text:style-name="T10">, </text:span><text:span text:style-name="T21">stage </text:span><text:span text:style-name="T15">= </text:span><text:span text:style-name="T10">m</text:span><text:span text:style-name="T15">.</text:span><text:span text:style-name="T21">stage</text:span><text:span text:style-name="T10">, </text:span><text:span text:style-name="T21">date</text:span><text:span text:style-name="T15">= </text:span><text:span text:style-name="T10">m</text:span><text:span text:style-name="T15">.</text:span><text:span text:style-name="T21">date</text:span><text:span text:style-name="T10">, </text:span><text:span text:style-name="T21">a_team_goal </text:span><text:span text:style-name="T15">= </text:span><text:span text:style-name="T10">m</text:span><text:span text:style-name="T15">.</text:span><text:span text:style-name="T21">a_team_goal</text:span><text:span text:style-name="T10">, </text:span><text:span text:style-name="T21">h_team_goal </text:span><text:span text:style-name="T15">= </text:span><text:span text:style-name="T10">m</text:span><text:span text:style-name="T15">.</text:span><text:span text:style-name="T21">h_team_goal</text:span><text:span text:style-name="T10">, </text:span><text:span text:style-name="T21">league_id </text:span><text:span text:style-name="T15">= </text:span><text:span text:style-name="T10">m</text:span><text:span text:style-name="T15">.</text:span><text:span text:style-name="T21">league_id</text:span><text:span text:style-name="T10">, </text:span><text:span text:style-name="T21">country_id </text:span><text:span text:style-name="T15">= </text:span><text:span text:style-name="T10">m</text:span><text:span text:style-name="T15">.</text:span><text:span text:style-name="T21">country_id</text:span><text:line-break/><text:span text:style-name="T21"> <text:s text:c="7"/></text:span><text:span text:style-name="T10">where </text:span><text:span text:style-name="T21">id </text:span><text:span text:style-name="T15">= </text:span><text:span text:style-name="T10">m</text:span><text:span text:style-name="T15">.</text:span><text:span text:style-name="T21">id </text:span><text:span text:style-name="T10">and </text:span><text:span text:style-name="T21">operator_id </text:span><text:span text:style-name="T15">= </text:span><text:span text:style-name="T10">m</text:span><text:span text:style-name="T15">.</text:span><text:span text:style-name="T21">operator_id</text:span><text:span text:style-name="T10">;</text:span><text:line-break/><text:line-break/><text:line-break/><text:line-break/><text:span text:style-name="T10"> <text:s text:c="7"/>if </text:span><text:span text:style-name="T62">FOUND </text:span><text:span text:style-name="T10">then</text:span><text:line-break/><text:span text:style-name="T10"> <text:s text:c="11"/>return </text:span><text:span text:style-name="T40">'0'</text:span><text:span text:style-name="T10">;</text:span><text:line-break/><text:span text:style-name="T10"> <text:s text:c="7"/>else</text:span><text:line-break/><text:span text:style-name="T10"> <text:s text:c="11"/>return </text:span><text:span text:style-name="T40">'1'</text:span><text:span text:style-name="T10">;</text:span><text:line-break/><text:span text:style-name="T10"> <text:s text:c="7"/>end if;</text:span><text:line-break/><text:line-break/><text:span text:style-name="T10"> <text:s text:c="3"/>exception</text:span><text:line-break/><text:span text:style-name="T10"> <text:s text:c="7"/>when </text:span><text:span text:style-name="T15">not_null_violation </text:span><text:span text:style-name="T10">then</text:span><text:line-break/><text:span text:style-name="T10"> <text:s text:c="11"/>raise info </text:span><text:span text:style-name="T40">'Errore: vincolo di not null violato'</text:span><text:span text:style-name="T10">;</text:span><text:line-break/><text:span text:style-name="T10"> <text:s text:c="11"/>return </text:span><text:span text:style-name="T40">'2'</text:span><text:span text:style-name="T10">;</text:span><text:line-break/><text:span text:style-name="T10"> <text:s text:c="7"/>when </text:span><text:span text:style-name="T15">unique_violation </text:span><text:span text:style-name="T10">then</text:span><text:line-break/><text:span text:style-name="T10"> <text:s text:c="11"/>raise info </text:span><text:span text:style-name="T40">'Errore: stai inserendo dati relativi ad un match già presente'</text:span><text:span text:style-name="T10">;</text:span><text:line-break/><text:span text:style-name="T10"> <text:s text:c="11"/>return </text:span><text:span text:style-name="T40">'3'</text:span><text:span text:style-name="T10">;</text:span><text:line-break/><text:span text:style-name="T10"> <text:s text:c="7"/>when </text:span><text:span text:style-name="T15">foreign_key_violation </text:span><text:span text:style-name="T10">then</text:span><text:line-break/><text:span text:style-name="T10"> <text:s text:c="11"/>raise info </text:span><text:span text:style-name="T40">'Errore: chiave etserna non presente'</text:span><text:span text:style-name="T10">;</text:span><text:line-break/><text:span text:style-name="T10"> <text:s text:c="11"/>return </text:span><text:span text:style-name="T40">'4'</text:span><text:span text:style-name="T10">;</text:span><text:line-break/><text:span text:style-name="T10"> <text:s text:c="3"/>end;</text:span><text:line-break/><text:span text:style-name="T40">$result$ </text:span><text:span text:style-name="T10">language </text:span><text:span text:style-name="T15">plpgsql</text:span><text:span text:style-name="T10">;</text:span></text:p>
      <text:p text:style-name="P80"/>
      <text:p text:style-name="P80"/>
      <text:p text:style-name="P80">- <text:span text:style-name="T97">func_insert_country</text:span></text:p>
      <text:p text:style-name="P80"/>
      <text:p text:style-name="P80"><text:span text:style-name="T2">create or replace function </text:span><text:span text:style-name="T56">func_insert_country</text:span><text:span text:style-name="T12">(country_name country.</text:span><text:span text:style-name="T16">name</text:span><text:span text:style-name="T12">%</text:span><text:span text:style-name="T2">TYPE</text:span><text:span text:style-name="T12">)</text:span><text:line-break/><text:span text:style-name="T2">returns int as </text:span><text:span text:style-name="T37">$result$</text:span><text:line-break/><text:span text:style-name="T37"> <text:s text:c="3"/></text:span><text:span text:style-name="T2">declare</text:span><text:line-break/><text:span text:style-name="T2"> <text:s text:c="7"/></text:span><text:span text:style-name="T12">ret_id country.</text:span><text:span text:style-name="T16">id</text:span><text:span text:style-name="T12">%</text:span><text:span text:style-name="T2">TYPE;</text:span><text:line-break/><text:span text:style-name="T2"> <text:s text:c="3"/>begin</text:span><text:line-break/><text:span text:style-name="T2"> <text:s text:c="7"/>insert into </text:span><text:span text:style-name="T12">country(</text:span><text:span text:style-name="T16">name</text:span><text:span text:style-name="T12">) </text:span><text:span text:style-name="T2">values </text:span><text:span text:style-name="T12">(country_name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12">ret_id</text:span><text:span text:style-name="T2">;</text:span><text:line-break/><text:span text:style-name="T2"> <text:s text:c="7"/>else</text:span><text:line-break/><text:span text:style-name="T2"> <text:s text:c="11"/>return </text:span><text:span text:style-name="T12">-</text:span><text:span text:style-name="T23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7">'Errore: vincolo di not null violato'</text:span><text:span text:style-name="T2">;</text:span><text:line-break/><text:span text:style-name="T2"> <text:s text:c="11"/>return </text:span><text:span text:style-name="T12">-</text:span><text:span text:style-name="T23">2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7">'Errore: stai inserendo dati relativi ad un paese già presente'</text:span><text:span text:style-name="T2">;</text:span><text:line-break/><text:span text:style-name="T2"> <text:s text:c="11"/>select </text:span><text:span text:style-name="T16">id </text:span><text:span text:style-name="T2">into </text:span><text:span text:style-name="T12">ret_id </text:span><text:span text:style-name="T2">from </text:span><text:span text:style-name="T12">country </text:span><text:span text:style-name="T2">where </text:span><text:span text:style-name="T16">name </text:span><text:span text:style-name="T2">like </text:span><text:span text:style-name="T12">country_name </text:span><text:span text:style-name="T2">limit </text:span><text:span text:style-name="T23">1</text:span><text:span text:style-name="T2">;</text:span><text:line-break/><text:span text:style-name="T2"> <text:s text:c="11"/>return </text:span><text:span text:style-name="T12">ret_id</text:span><text:span text:style-name="T2">;</text:span><text:line-break/><text:soft-page-break/><text:span text:style-name="T2"> <text:s text:c="3"/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7">func_delete_country</text:span></text:p>
      <text:p text:style-name="P80"/>
      <text:p text:style-name="P80"><text:span text:style-name="T2">create or replace function </text:span><text:span text:style-name="T56">func_delete_country</text:span><text:span text:style-name="T12">(c_id country.</text:span><text:span text:style-name="T16">id</text:span><text:span text:style-name="T12">%</text:span><text:span text:style-name="T2">TYPE</text:span><text:span text:style-name="T12">)</text:span><text:line-break/><text:span text:style-name="T12"> <text:s text:c="3"/></text:span><text:span text:style-name="T2">returns char as </text:span><text:span text:style-name="T37">$result$</text:span><text:line-break/><text:span text:style-name="T2">begin</text:span><text:line-break/><text:span text:style-name="T2"> <text:s text:c="3"/>delete from </text:span><text:span text:style-name="T12">country </text:span><text:span text:style-name="T2">where </text:span><text:span text:style-name="T16">id </text:span><text:span text:style-name="T12">= c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7">'0'</text:span><text:span text:style-name="T2">;</text:span><text:line-break/><text:span text:style-name="T2"> <text:s text:c="3"/>else</text:span><text:line-break/><text:span text:style-name="T2"> <text:s text:c="7"/>return </text:span><text:span text:style-name="T37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case_not_found </text:span><text:span text:style-name="T2">then</text:span><text:line-break/><text:span text:style-name="T2"> <text:s text:c="7"/>raise info </text:span><text:span text:style-name="T37">'Id league non presente'</text:span><text:span text:style-name="T2">;</text:span><text:line-break/><text:span text:style-name="T2"> <text:s text:c="7"/>return </text:span><text:span text:style-name="T37">'2'</text:span><text:span text:style-name="T2">;</text:span><text:line-break/><text:span text:style-name="T2"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7">func_update_country</text:span></text:p>
      <text:p text:style-name="P80"/>
      <text:p text:style-name="P80"><text:span text:style-name="T2">create or replace function </text:span><text:span text:style-name="T56">func_update_country</text:span><text:span text:style-name="T12">(</text:span><text:span text:style-name="T2">c </text:span><text:span text:style-name="T12">country)</text:span><text:line-break/><text:span text:style-name="T12"> <text:s text:c="3"/></text:span><text:span text:style-name="T2">returns char as </text:span><text:span text:style-name="T37">$result$</text:span><text:line-break/><text:span text:style-name="T2">begin</text:span><text:line-break/><text:span text:style-name="T2"> <text:s text:c="3"/>update </text:span><text:span text:style-name="T12">country</text:span><text:line-break/><text:span text:style-name="T12"> <text:s text:c="3"/></text:span><text:span text:style-name="T2">set </text:span><text:span text:style-name="T16">name </text:span><text:span text:style-name="T12">= </text:span><text:span text:style-name="T2">c</text:span><text:span text:style-name="T12">.</text:span><text:span text:style-name="T16">name</text:span><text:line-break/><text:span text:style-name="T16"> <text:s text:c="3"/></text:span><text:span text:style-name="T2">where </text:span><text:span text:style-name="T16">id </text:span><text:span text:style-name="T12">= </text:span><text:span text:style-name="T2">c</text:span><text:span text:style-name="T12">.</text:span><text:span text:style-name="T16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7">'0'</text:span><text:span text:style-name="T2">;</text:span><text:line-break/><text:span text:style-name="T2"> <text:s text:c="3"/>else</text:span><text:line-break/><text:span text:style-name="T2"> <text:s text:c="7"/>return </text:span><text:span text:style-name="T37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7">'League già presente'</text:span><text:span text:style-name="T2">;</text:span><text:line-break/><text:span text:style-name="T2"> <text:s text:c="7"/>return </text:span><text:span text:style-name="T37">'2'</text:span><text:span text:style-name="T2">;</text:span><text:line-break/><text:span text:style-name="T2"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7">func_insert_league</text:span></text:p>
      <text:p text:style-name="P80"/>
      <text:p text:style-name="P80"><text:span text:style-name="T2">create or replace function </text:span><text:span text:style-name="T56">func_insert_league</text:span><text:span text:style-name="T12">(league_name league.</text:span><text:span text:style-name="T16">name</text:span><text:span text:style-name="T12">%</text:span><text:span text:style-name="T2">TYPE</text:span><text:span text:style-name="T12">)</text:span><text:line-break/><text:span text:style-name="T12"> <text:s text:c="3"/></text:span><text:span text:style-name="T2">returns int as </text:span><text:span text:style-name="T37">$result$</text:span><text:line-break/><text:span text:style-name="T2">declare</text:span><text:line-break/><text:span text:style-name="T2"> <text:s text:c="3"/></text:span><text:span text:style-name="T12">ret_id league.</text:span><text:span text:style-name="T16">id</text:span><text:span text:style-name="T12">%</text:span><text:span text:style-name="T2">TYPE;</text:span><text:line-break/><text:span text:style-name="T2">begin</text:span><text:line-break/><text:span text:style-name="T2"> <text:s text:c="3"/>insert into </text:span><text:span text:style-name="T12">league(</text:span><text:span text:style-name="T16">name</text:span><text:span text:style-name="T12">) </text:span><text:span text:style-name="T2">values </text:span><text:span text:style-name="T12">(league_name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12">ret_id</text:span><text:span text:style-name="T2">;</text:span><text:line-break/><text:span text:style-name="T2"> <text:s text:c="3"/>else</text:span><text:line-break/><text:span text:style-name="T2"> <text:s text:c="7"/>return </text:span><text:span text:style-name="T12">-</text:span><text:span text:style-name="T23">1</text:span><text:span text:style-name="T2">;</text:span><text:line-break/><text:span text:style-name="T2"> <text:s text:c="3"/>end if;</text:span><text:line-break/><text:soft-pag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7">'Errore: vincolo di not null violato'</text:span><text:span text:style-name="T2">;</text:span><text:line-break/><text:span text:style-name="T2"> <text:s text:c="7"/>return </text:span><text:span text:style-name="T12">-</text:span><text:span text:style-name="T23">2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7">'Errore: stai inserendo dati relativi ad una league già presente'</text:span><text:span text:style-name="T2">;</text:span><text:line-break/><text:span text:style-name="T2"> <text:s text:c="7"/>select </text:span><text:span text:style-name="T16">id </text:span><text:span text:style-name="T2">into </text:span><text:span text:style-name="T12">ret_id </text:span><text:span text:style-name="T2">from </text:span><text:span text:style-name="T12">league </text:span><text:span text:style-name="T2">where </text:span><text:span text:style-name="T16">name </text:span><text:span text:style-name="T2">like </text:span><text:span text:style-name="T12">league_name </text:span><text:span text:style-name="T2">limit </text:span><text:span text:style-name="T23">1</text:span><text:span text:style-name="T2">;</text:span><text:line-break/><text:span text:style-name="T2"> <text:s text:c="7"/>return </text:span><text:span text:style-name="T12">ret_id</text:span><text:span text:style-name="T2">;</text:span><text:line-break/><text:span text:style-name="T2"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7">func_delete_league</text:span></text:p>
      <text:p text:style-name="P80"/>
      <text:p text:style-name="P80"><text:span text:style-name="T2">create or replace function </text:span><text:span text:style-name="T56">func_delete_league</text:span><text:span text:style-name="T12">(l_id league.</text:span><text:span text:style-name="T16">id</text:span><text:span text:style-name="T12">%</text:span><text:span text:style-name="T2">TYPE</text:span><text:span text:style-name="T12">)</text:span><text:line-break/><text:span text:style-name="T2">returns char as </text:span><text:span text:style-name="T37">$result$</text:span><text:line-break/><text:span text:style-name="T37"> <text:s text:c="3"/></text:span><text:span text:style-name="T2">begin</text:span><text:line-break/><text:span text:style-name="T2"> <text:s text:c="7"/>delete from </text:span><text:span text:style-name="T12">league </text:span><text:span text:style-name="T2">where </text:span><text:span text:style-name="T16">id </text:span><text:span text:style-name="T12">= l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7">'0'</text:span><text:span text:style-name="T2">;</text:span><text:line-break/><text:span text:style-name="T2"> <text:s text:c="7"/>else</text:span><text:line-break/><text:span text:style-name="T2"> <text:s text:c="11"/>return </text:span><text:span text:style-name="T37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2">case_not_found </text:span><text:span text:style-name="T2">then</text:span><text:line-break/><text:span text:style-name="T2"> <text:s text:c="11"/>raise info </text:span><text:span text:style-name="T37">'Id league non presente'</text:span><text:span text:style-name="T2">;</text:span><text:line-break/><text:span text:style-name="T2"> <text:s text:c="11"/>return </text:span><text:span text:style-name="T37">'2'</text:span><text:span text:style-name="T2">;</text:span><text:line-break/><text:span text:style-name="T2"> <text:s text:c="3"/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>- <text:span text:style-name="T97">func_update_league</text:span></text:p>
      <text:p text:style-name="P80"/>
      <text:p text:style-name="P80"><text:span text:style-name="T2">create or replace function </text:span><text:span text:style-name="T56">func_update_league</text:span><text:span text:style-name="T12">(l league)</text:span><text:line-break/><text:span text:style-name="T12"> <text:s text:c="3"/></text:span><text:span text:style-name="T2">returns char as </text:span><text:span text:style-name="T37">$result$</text:span><text:line-break/><text:span text:style-name="T2">begin</text:span><text:line-break/><text:span text:style-name="T2"> <text:s text:c="3"/>update </text:span><text:span text:style-name="T12">league</text:span><text:line-break/><text:span text:style-name="T12"> <text:s text:c="3"/></text:span><text:span text:style-name="T2">set </text:span><text:span text:style-name="T16">name </text:span><text:span text:style-name="T12">= l.</text:span><text:span text:style-name="T16">name</text:span><text:line-break/><text:span text:style-name="T16"> <text:s text:c="3"/></text:span><text:span text:style-name="T2">where </text:span><text:span text:style-name="T16">id </text:span><text:span text:style-name="T12">= l.</text:span><text:span text:style-name="T16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7">'0'</text:span><text:span text:style-name="T2">;</text:span><text:line-break/><text:span text:style-name="T2"> <text:s text:c="3"/>else</text:span><text:line-break/><text:span text:style-name="T2"> <text:s text:c="7"/>return </text:span><text:span text:style-name="T37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7">'League già presente'</text:span><text:span text:style-name="T2">;</text:span><text:line-break/><text:span text:style-name="T2"> <text:s text:c="7"/>return </text:span><text:span text:style-name="T37">'2'</text:span><text:span text:style-name="T2">;</text:span><text:line-break/><text:span text:style-name="T2"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7">func_insert_team</text:span></text:p>
      <text:p text:style-name="P80"/>
      <text:p text:style-name="P80"><text:span text:style-name="T2">create or replace function </text:span><text:span text:style-name="T56">func_insert_team</text:span><text:span text:style-name="T12">(t team)</text:span><text:line-break/><text:span text:style-name="T2">returns char as </text:span><text:span text:style-name="T37">$result$</text:span><text:line-break/><text:soft-page-break/><text:span text:style-name="T37"> <text:s text:c="3"/></text:span><text:span text:style-name="T2">begin</text:span><text:line-break/><text:span text:style-name="T2"> <text:s text:c="7"/>insert into </text:span><text:span text:style-name="T12">team(</text:span><text:span text:style-name="T16">id</text:span><text:span text:style-name="T2">,</text:span><text:span text:style-name="T16">short_name</text:span><text:span text:style-name="T2">,</text:span><text:span text:style-name="T16">long_name</text:span><text:span text:style-name="T12">) </text:span><text:span text:style-name="T2">values </text:span><text:span text:style-name="T12">(t.</text:span><text:span text:style-name="T16">id</text:span><text:span text:style-name="T2">,</text:span><text:span text:style-name="T12">t.</text:span><text:span text:style-name="T16">short_name</text:span><text:span text:style-name="T2">,</text:span><text:span text:style-name="T12">t.</text:span><text:span text:style-name="T16">long_name</text:span><text:span text:style-name="T12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7">'0'</text:span><text:span text:style-name="T2">;</text:span><text:line-break/><text:span text:style-name="T2"> <text:s text:c="7"/>else</text:span><text:line-break/><text:span text:style-name="T2"> <text:s text:c="11"/>return </text:span><text:span text:style-name="T37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7">'Errore: vincolo di not null violato'</text:span><text:span text:style-name="T2">;</text:span><text:line-break/><text:span text:style-name="T2"> <text:s text:c="11"/>return </text:span><text:span text:style-name="T37">'2'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7">'Errore: stai inserendo dati relativi ad un team già presente'</text:span><text:span text:style-name="T2">;</text:span><text:line-break/><text:span text:style-name="T2"> <text:s text:c="11"/>return </text:span><text:span text:style-name="T37">'3'</text:span><text:span text:style-name="T2">;</text:span><text:line-break/><text:span text:style-name="T2"> <text:s text:c="3"/>end;</text:span><text:line-break/><text:span text:style-name="T2"> <text:s text:c="3"/></text:span><text:span text:style-name="T37">$result$</text:span><text:line-break/><text:span text:style-name="T2">language </text:span><text:span text:style-name="T12">plpgsql</text:span><text:span text:style-name="T2">;</text:span></text:p>
      <text:p text:style-name="P80"/>
      <text:p text:style-name="P80">- <text:span text:style-name="T97">func_delete_team</text:span></text:p>
      <text:p text:style-name="P80"/>
      <text:p text:style-name="P80"><text:span text:style-name="T2">create or replace function </text:span><text:span text:style-name="T56">func_delete_team</text:span><text:span text:style-name="T12">(t_id team.</text:span><text:span text:style-name="T16">id</text:span><text:span text:style-name="T12">%</text:span><text:span text:style-name="T2">TYPE</text:span><text:span text:style-name="T12">)</text:span><text:line-break/><text:span text:style-name="T12"> <text:s text:c="3"/></text:span><text:span text:style-name="T2">returns char as </text:span><text:span text:style-name="T37">$result$</text:span><text:line-break/><text:span text:style-name="T2">begin</text:span><text:line-break/><text:span text:style-name="T2"> <text:s text:c="3"/>delete from </text:span><text:span text:style-name="T12">team </text:span><text:span text:style-name="T2">where </text:span><text:span text:style-name="T16">id </text:span><text:span text:style-name="T12">= t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7">'0'</text:span><text:span text:style-name="T2">;</text:span><text:line-break/><text:span text:style-name="T2"> <text:s text:c="3"/>else</text:span><text:line-break/><text:span text:style-name="T2"> <text:s text:c="7"/>return </text:span><text:span text:style-name="T37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case_not_found </text:span><text:span text:style-name="T2">then</text:span><text:line-break/><text:span text:style-name="T2"> <text:s text:c="7"/>raise info </text:span><text:span text:style-name="T37">'Errore: team non presente'</text:span><text:span text:style-name="T2">;</text:span><text:line-break/><text:span text:style-name="T2"> <text:s text:c="7"/>return </text:span><text:span text:style-name="T37">'2'</text:span><text:span text:style-name="T2">;</text:span><text:line-break/><text:line-break/><text:span text:style-name="T2">end;</text:span><text:line-break/><text:span text:style-name="T37">$result$</text:span><text:line-break/><text:span text:style-name="T37"> <text:s text:c="3"/>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>- <text:span text:style-name="T97">func_update_team</text:span></text:p>
      <text:p text:style-name="P80"/>
      <text:p text:style-name="P80"><text:span text:style-name="T2">create or replace function </text:span><text:span text:style-name="T56">func_update_team</text:span><text:span text:style-name="T12">(t team)</text:span><text:line-break/><text:span text:style-name="T12"> <text:s text:c="3"/></text:span><text:span text:style-name="T2">returns char as </text:span><text:span text:style-name="T37">$result$</text:span><text:line-break/><text:span text:style-name="T2">begin</text:span><text:line-break/><text:span text:style-name="T2"> <text:s text:c="3"/>update </text:span><text:span text:style-name="T12">team</text:span><text:line-break/><text:span text:style-name="T12"> <text:s text:c="3"/></text:span><text:span text:style-name="T2">set </text:span><text:span text:style-name="T16">short_name </text:span><text:span text:style-name="T12">= t.</text:span><text:span text:style-name="T16">short_name</text:span><text:span text:style-name="T2">,</text:span><text:span text:style-name="T16">long_name </text:span><text:span text:style-name="T12">= t.</text:span><text:span text:style-name="T16">long_name</text:span><text:line-break/><text:span text:style-name="T16"> <text:s text:c="3"/></text:span><text:span text:style-name="T2">where </text:span><text:span text:style-name="T16">id </text:span><text:span text:style-name="T12">= t.</text:span><text:span text:style-name="T16">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7">'0'</text:span><text:span text:style-name="T2">;</text:span><text:line-break/><text:span text:style-name="T2"> <text:s text:c="3"/>else</text:span><text:line-break/><text:span text:style-name="T2"> <text:s text:c="7"/>return </text:span><text:span text:style-name="T37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oft-page-break/><text:span text:style-name="T2"> <text:s text:c="7"/>raise info </text:span><text:span text:style-name="T37">'Errore: vincolo di not null violato'</text:span><text:span text:style-name="T2">;</text:span><text:line-break/><text:span text:style-name="T2"> <text:s text:c="7"/>return </text:span><text:span text:style-name="T37">'2'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7">'Errore: stai inserendo dati relativi ad un team già presente'</text:span><text:span text:style-name="T2">;</text:span><text:line-break/><text:span text:style-name="T2"> <text:s text:c="7"/>return </text:span><text:span text:style-name="T37">'3'</text:span><text:span text:style-name="T2">;</text:span><text:line-break/><text:span text:style-name="T2">end;</text:span><text:line-break/><text:span text:style-name="T37">$result$</text:span><text:line-break/><text:span text:style-name="T37"> <text:s text:c="3"/></text:span><text:span text:style-name="T2">language </text:span><text:span text:style-name="T12">plpgsql</text:span><text:span text:style-name="T2">;</text:span></text:p>
      <text:p text:style-name="P80"/>
      <text:p text:style-name="P80">- <text:span text:style-name="T97">func_check_bet</text:span></text:p>
      <text:p text:style-name="P80"/>
      <text:p text:style-name="P80"><text:span text:style-name="T2">create or replace function </text:span><text:span text:style-name="T56">func_check_bet</text:span><text:span text:style-name="T12">(b bets)</text:span><text:line-break/><text:span text:style-name="T2">returns int as </text:span><text:span text:style-name="T37">$result$</text:span><text:line-break/><text:span text:style-name="T2">begin</text:span><text:line-break/><text:span text:style-name="T2"> <text:s text:c="3"/></text:span><text:span text:style-name="T107">--controlla che la stessa scommessa non sia messa già da un'altro impiegato della società</text:span><text:line-break/><text:span text:style-name="T107"> <text:s text:c="3"/>--e che l'id della società non sia nullo</text:span><text:line-break/><text:span text:style-name="T107"> <text:s text:c="3"/></text:span><text:span text:style-name="T2">perform </text:span><text:span text:style-name="T16">match_id</text:span><text:span text:style-name="T2">,</text:span><text:span text:style-name="T16">bet</text:span><text:span text:style-name="T2">,</text:span><text:span text:style-name="T16">currency_id</text:span><text:span text:style-name="T2">,</text:span><text:span text:style-name="T16">partner_id</text:span><text:line-break/><text:span text:style-name="T16"> <text:s text:c="3"/></text:span><text:span text:style-name="T2">from </text:span><text:span text:style-name="T12">bets</text:span><text:line-break/><text:span text:style-name="T12"> <text:s text:c="3"/></text:span><text:span text:style-name="T2">join </text:span><text:span text:style-name="T12">users </text:span><text:span text:style-name="T2">s on </text:span><text:span text:style-name="T12">bets.</text:span><text:span text:style-name="T16">partner_id </text:span><text:span text:style-name="T12">= </text:span><text:span text:style-name="T2">s</text:span><text:span text:style-name="T12">.</text:span><text:span text:style-name="T16">id</text:span><text:line-break/><text:span text:style-name="T16"> <text:s text:c="3"/></text:span><text:span text:style-name="T2">where s</text:span><text:span text:style-name="T12">.</text:span><text:span text:style-name="T16">bet_society_id </text:span><text:span text:style-name="T12">= (</text:span><text:span text:style-name="T2">select </text:span><text:span text:style-name="T16">bet_society_id </text:span><text:span text:style-name="T2">from </text:span><text:span text:style-name="T12">users </text:span><text:span text:style-name="T2">where </text:span><text:span text:style-name="T16">id </text:span><text:span text:style-name="T12">= b.</text:span><text:span text:style-name="T16">partner_id</text:span><text:span text:style-name="T12">)</text:span><text:line-break/><text:span text:style-name="T12"> <text:s text:c="5"/></text:span><text:span text:style-name="T2">and </text:span><text:span text:style-name="T16">match_id </text:span><text:span text:style-name="T12">= b.</text:span><text:span text:style-name="T16">match_id </text:span><text:span text:style-name="T2">and </text:span><text:span text:style-name="T16">bet </text:span><text:span text:style-name="T12">= b.</text:span><text:span text:style-name="T16">bet </text:span><text:span text:style-name="T2">and </text:span><text:span text:style-name="T16">currency_id </text:span><text:span text:style-name="T12">= b.</text:span><text:span text:style-name="T16">currency_id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23">1</text:span><text:span text:style-name="T2">;</text:span><text:line-break/><text:span text:style-name="T2"> <text:s text:c="3"/>else</text:span><text:line-break/><text:span text:style-name="T2"> <text:s text:c="7"/>if</text:span><text:span text:style-name="T12">((</text:span><text:span text:style-name="T2">select </text:span><text:span text:style-name="T16">bet_society_id </text:span><text:span text:style-name="T2">from </text:span><text:span text:style-name="T12">users </text:span><text:span text:style-name="T2">where </text:span><text:span text:style-name="T16">id </text:span><text:span text:style-name="T12">= b.</text:span><text:span text:style-name="T16">partner_id</text:span><text:span text:style-name="T12">) </text:span><text:span text:style-name="T2">is null</text:span><text:span text:style-name="T12">) </text:span><text:span text:style-name="T2">then</text:span><text:line-break/><text:span text:style-name="T2"> <text:s text:c="11"/>return </text:span><text:span text:style-name="T23">1</text:span><text:span text:style-name="T2">;</text:span><text:line-break/><text:span text:style-name="T2"> <text:s text:c="7"/>else</text:span><text:line-break/><text:span text:style-name="T2"> <text:s text:c="11"/>return </text:span><text:span text:style-name="T23">0</text:span><text:span text:style-name="T2">;</text:span><text:line-break/><text:span text:style-name="T2"> <text:s text:c="7"/>end if;</text:span><text:line-break/><text:line-break/><text:span text:style-name="T2"> <text:s text:c="3"/>end if;</text:span><text:line-break/><text:span text:style-name="T2"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110"/>
      <text:p text:style-name="P80"/>
      <text:p text:style-name="P80">- <text:span text:style-name="T97">func_insert_bet</text:span></text:p>
      <text:p text:style-name="P80"/>
      <text:p text:style-name="P86"><text:span text:style-name="T6">create or replace function </text:span><text:span text:style-name="T57">func_insert_bet</text:span><text:span text:style-name="T13">(b bets)</text:span><text:span text:style-name="T108"><text:line-break/></text:span><text:span text:style-name="T6">returns char as </text:span><text:span text:style-name="T38">$result$</text:span><text:span text:style-name="T108"><text:line-break/></text:span><text:span text:style-name="T38"> <text:s text:c="3"/></text:span><text:span text:style-name="T6">begin</text:span><text:span text:style-name="T108"><text:line-break/><text:line-break/></text:span><text:span text:style-name="T6"> <text:s text:c="7"/>if </text:span><text:span text:style-name="T13">(</text:span><text:span text:style-name="T6">select </text:span><text:span text:style-name="T57">func_check_bet</text:span><text:span text:style-name="T13">(b) = </text:span><text:span text:style-name="T24">0</text:span><text:span text:style-name="T13">) <text:s/></text:span><text:span text:style-name="T6">then</text:span><text:span text:style-name="T108"><text:line-break/></text:span><text:span text:style-name="T6"> <text:s text:c="11"/>insert into </text:span><text:span text:style-name="T13">bets (</text:span><text:span text:style-name="T18">match_id</text:span><text:span text:style-name="T6">, </text:span><text:span text:style-name="T18">partner_id</text:span><text:span text:style-name="T6">, </text:span><text:span text:style-name="T18">bet</text:span><text:span text:style-name="T6">, </text:span><text:span text:style-name="T18">currency_id</text:span><text:span text:style-name="T6">, </text:span><text:span text:style-name="T18">value</text:span><text:span text:style-name="T13">) </text:span><text:span text:style-name="T6">values </text:span><text:span text:style-name="T13">(b.</text:span><text:span text:style-name="T18">match_id</text:span><text:span text:style-name="T6">,</text:span><text:span text:style-name="T13">b.</text:span><text:span text:style-name="T18">partner_id</text:span><text:span text:style-name="T6">,</text:span><text:span text:style-name="T13">b.</text:span><text:span text:style-name="T18">bet</text:span><text:span text:style-name="T6">,</text:span><text:span text:style-name="T13">b.</text:span><text:span text:style-name="T18">currency_id</text:span><text:span text:style-name="T6">,</text:span><text:span text:style-name="T13">b.</text:span><text:span text:style-name="T18">value</text:span><text:span text:style-name="T13">)</text:span><text:span text:style-name="T6">;</text:span><text:span text:style-name="T108"><text:line-break/><text:line-break/></text:span><text:span text:style-name="T6"> <text:s text:c="11"/>if </text:span><text:span text:style-name="T61">FOUND </text:span><text:span text:style-name="T6">then</text:span><text:span text:style-name="T108"><text:line-break/></text:span><text:span text:style-name="T6"> <text:s text:c="15"/>return </text:span><text:span text:style-name="T38">'0'</text:span><text:span text:style-name="T6">;</text:span><text:span text:style-name="T108"><text:line-break/></text:span><text:span text:style-name="T6"> <text:s text:c="11"/>else</text:span><text:span text:style-name="T108"><text:line-break/></text:span><text:span text:style-name="T6"> <text:s text:c="15"/>return </text:span><text:span text:style-name="T38">'1'</text:span><text:span text:style-name="T6">;</text:span><text:span text:style-name="T108"><text:line-break/></text:span><text:span text:style-name="T6"> <text:s text:c="11"/>end if;</text:span><text:span text:style-name="T108"><text:line-break/></text:span><text:span text:style-name="T6"> <text:s text:c="7"/>else</text:span><text:span text:style-name="T108"><text:line-break/></text:span><text:span text:style-name="T6"> <text:s text:c="11"/>raise info </text:span><text:span text:style-name="T38">'Errore: scommessa già presente da parte di questa società'</text:span><text:span text:style-name="T6">;</text:span><text:span text:style-name="T108"><text:line-break/></text:span><text:span text:style-name="T6"> <text:s text:c="11"/>return </text:span><text:span text:style-name="T38">'5'</text:span><text:span text:style-name="T6">;</text:span><text:span text:style-name="T108"><text:line-break/></text:span><text:span text:style-name="T6"> <text:s text:c="7"/>end if;</text:span><text:span text:style-name="T108"><text:line-break/><text:line-break/><text:line-break/></text:span><text:span text:style-name="T6"> <text:s text:c="7"/>exception</text:span><text:span text:style-name="T108"><text:line-break/></text:span><text:span text:style-name="T6"> <text:s text:c="11"/>when </text:span><text:span text:style-name="T13">not_null_violation </text:span><text:span text:style-name="T6">then</text:span><text:span text:style-name="T108"><text:line-break/></text:span><text:soft-page-break/><text:span text:style-name="T6"> <text:s text:c="15"/>raise info </text:span><text:span text:style-name="T38">'Errore: vincolo di not null violato'</text:span><text:span text:style-name="T6">;</text:span><text:span text:style-name="T108"><text:line-break/></text:span><text:span text:style-name="T6"> <text:s text:c="15"/>return </text:span><text:span text:style-name="T38">'2'</text:span><text:span text:style-name="T6">;</text:span><text:span text:style-name="T108"><text:line-break/></text:span><text:span text:style-name="T6"> <text:s text:c="11"/>when </text:span><text:span text:style-name="T13">unique_violation </text:span><text:span text:style-name="T6">then</text:span><text:span text:style-name="T108"><text:line-break/></text:span><text:span text:style-name="T6"> <text:s text:c="15"/>raise info </text:span><text:span text:style-name="T38">'Errore: stai inserendo dati relativi </text:span><text:span text:style-name="T37">ad una scommessa</text:span></text:p>
      <text:p text:style-name="P86"><text:span text:style-name="T38"><text:s/>già presente'</text:span><text:span text:style-name="T6">;</text:span><text:span text:style-name="T108"><text:line-break/></text:span><text:span text:style-name="T6"> <text:s text:c="15"/>return </text:span><text:span text:style-name="T38">'3'</text:span><text:span text:style-name="T6">;</text:span><text:span text:style-name="T108"><text:line-break/></text:span><text:span text:style-name="T6"> <text:s text:c="11"/>when </text:span><text:span text:style-name="T13">foreign_key_violation </text:span><text:span text:style-name="T6">then</text:span><text:span text:style-name="T108"><text:line-break/></text:span><text:span text:style-name="T6"> <text:s text:c="15"/>raise info </text:span><text:span text:style-name="T38">'Errore: vincolo chiave esterna violato'</text:span><text:span text:style-name="T6">;</text:span><text:span text:style-name="T108"><text:line-break/></text:span><text:span text:style-name="T6"> <text:s text:c="15"/>return </text:span><text:span text:style-name="T38">'4'</text:span><text:span text:style-name="T6">;</text:span><text:span text:style-name="T108"><text:line-break/></text:span><text:span text:style-name="T6"> <text:s text:c="3"/>end;</text:span><text:span text:style-name="T108"><text:line-break/></text:span><text:span text:style-name="T38">$result$ </text:span><text:span text:style-name="T6">language </text:span><text:span text:style-name="T13">plpgsql</text:span><text:span text:style-name="T6">;</text:span></text:p>
      <text:p text:style-name="P80"/>
      <text:p text:style-name="P80"/>
      <text:p text:style-name="P80"/>
      <text:p text:style-name="P80">- <text:span text:style-name="T97">func_delete_bet</text:span></text:p>
      <text:p text:style-name="P80"/>
      <text:p text:style-name="P80"><text:span text:style-name="T2">create or replace function </text:span><text:span text:style-name="T56">func_dele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)</text:span><text:line-break/><text:span text:style-name="T12"> <text:s text:c="3"/></text:span><text:span text:style-name="T2">returns char as </text:span><text:span text:style-name="T37">$result$</text:span><text:line-break/><text:span text:style-name="T2">begin</text:span><text:line-break/><text:line-break/><text:span text:style-name="T2"> <text:s text:c="3"/>delete from </text:span><text:span text:style-name="T12">bets </text:span><text:span text:style-name="T2">where </text:span><text:span text:style-name="T16">match_id </text:span><text:span text:style-name="T12">= m_id </text:span><text:span text:style-name="T2">and </text:span><text:span text:style-name="T16">partner_id </text:span><text:span text:style-name="T12">= p_id </text:span><text:span text:style-name="T2">and </text:span><text:span text:style-name="T16">bet </text:span><text:span text:style-name="T12">= b </text:span><text:span text:style-name="T2">and </text:span><text:span text:style-name="T16">currency_id </text:span><text:span text:style-name="T12">= curr</text:span><text:span text:style-name="T2">;</text:span><text:line-break/><text:line-break/><text:span text:style-name="T2"> <text:s text:c="3"/>if </text:span><text:span text:style-name="T60">FOUND </text:span><text:span text:style-name="T2">then</text:span><text:line-break/><text:span text:style-name="T2"> <text:s text:c="7"/>return </text:span><text:span text:style-name="T37">'0'</text:span><text:span text:style-name="T2">;</text:span><text:line-break/><text:span text:style-name="T2"> <text:s text:c="3"/>else</text:span><text:line-break/><text:span text:style-name="T2"> <text:s text:c="7"/>return </text:span><text:span text:style-name="T37">'1'</text:span><text:span text:style-name="T2">;</text:span><text:line-break/><text:span text:style-name="T2"> <text:s text:c="3"/>end if;</text:span><text:line-break/><text:line-break/><text:span text:style-name="T2">exception</text:span><text:line-break/><text:span text:style-name="T2"> <text:s text:c="3"/>when </text:span><text:span text:style-name="T12">not_null_violation </text:span><text:span text:style-name="T2">then</text:span><text:line-break/><text:span text:style-name="T2"> <text:s text:c="7"/>raise info </text:span><text:span text:style-name="T37">'Errore: vincolo di not null violato'</text:span><text:span text:style-name="T2">;</text:span><text:line-break/><text:span text:style-name="T2"> <text:s text:c="7"/>return </text:span><text:span text:style-name="T37">'2'</text:span><text:span text:style-name="T2">;</text:span><text:line-break/><text:span text:style-name="T2"> <text:s text:c="3"/>when </text:span><text:span text:style-name="T12">unique_violation </text:span><text:span text:style-name="T2">then</text:span><text:line-break/><text:span text:style-name="T2"> <text:s text:c="7"/>raise info </text:span><text:span text:style-name="T37">'Errore: stai inserendo dati relativi ad un team già presente'</text:span><text:span text:style-name="T2">;</text:span><text:line-break/><text:span text:style-name="T2"> <text:s text:c="7"/>return </text:span><text:span text:style-name="T37">'3'</text:span><text:span text:style-name="T2">;</text:span><text:line-break/><text:span text:style-name="T2"> <text:s text:c="3"/>when </text:span><text:span text:style-name="T12">foreign_key_violation </text:span><text:span text:style-name="T2">then</text:span><text:line-break/><text:span text:style-name="T2"> <text:s text:c="7"/>raise info </text:span><text:span text:style-name="T37">'Errore: vincolo chiave esterna violato'</text:span><text:span text:style-name="T2">;</text:span><text:line-break/><text:span text:style-name="T2"> <text:s text:c="7"/>return </text:span><text:span text:style-name="T37">'4'</text:span><text:span text:style-name="T2">;</text:span><text:line-break/><text:span text:style-name="T2"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>-<text:span text:style-name="T97">func_update_bet</text:span></text:p>
      <text:p text:style-name="P80"/>
      <text:p text:style-name="P80"><text:span text:style-name="T2">create or replace function </text:span><text:span text:style-name="T56">func_update_bet</text:span><text:span text:style-name="T12">(m_id </text:span><text:span text:style-name="T2">int,</text:span><text:span text:style-name="T12">p_id </text:span><text:span text:style-name="T2">int, </text:span><text:span text:style-name="T12">b </text:span><text:span text:style-name="T2">char, </text:span><text:span text:style-name="T12">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m_id </text:span><text:span text:style-name="T2">int, </text:span><text:span text:style-name="T12">new_b </text:span><text:span text:style-name="T2">char, </text:span><text:span text:style-name="T12">new_curr </text:span><text:span text:style-name="T2">char</text:span><text:span text:style-name="T12">(</text:span><text:span text:style-name="T23">3</text:span><text:span text:style-name="T12">)</text:span><text:span text:style-name="T2">, </text:span><text:span text:style-name="T12">new_val </text:span><text:span text:style-name="T2">numeric</text:span><text:span text:style-name="T12">)</text:span><text:line-break/><text:span text:style-name="T2">returns char as </text:span><text:span text:style-name="T37">$result$</text:span><text:line-break/><text:span text:style-name="T37"> <text:s text:c="3"/></text:span><text:span text:style-name="T2">begin</text:span><text:line-break/><text:line-break/><text:span text:style-name="T2"> <text:s text:c="7"/>if </text:span><text:span text:style-name="T12">(</text:span><text:span text:style-name="T2">select </text:span><text:span text:style-name="T56">func_check_bet</text:span><text:span text:style-name="T12">(</text:span><text:span text:style-name="T2">row</text:span><text:span text:style-name="T12">(new_m_id</text:span><text:span text:style-name="T2">,</text:span><text:span text:style-name="T12">p_id</text:span><text:span text:style-name="T2">,</text:span><text:span text:style-name="T12">new_b</text:span><text:span text:style-name="T2">,</text:span><text:span text:style-name="T12">new_val</text:span><text:span text:style-name="T2">,</text:span><text:span text:style-name="T12">new_curr)) = </text:span><text:span text:style-name="T23">0</text:span><text:span text:style-name="T12">) </text:span><text:span text:style-name="T2">then</text:span><text:line-break/><text:line-break/><text:span text:style-name="T2"> <text:s text:c="11"/>update </text:span><text:span text:style-name="T12">bets</text:span><text:line-break/><text:span text:style-name="T12"> <text:s text:c="11"/></text:span><text:span text:style-name="T2">set </text:span><text:span text:style-name="T16">match_id </text:span><text:span text:style-name="T12">= new_m_id</text:span><text:span text:style-name="T2">,</text:span><text:span text:style-name="T16">bet </text:span><text:span text:style-name="T12">= new_b</text:span><text:span text:style-name="T2">,</text:span><text:span text:style-name="T16">currency_id </text:span><text:span text:style-name="T12">= new_curr</text:span><text:span text:style-name="T2">, </text:span><text:span text:style-name="T16">value </text:span><text:span text:style-name="T12">= new_val</text:span><text:line-break/><text:span text:style-name="T12"> <text:s text:c="11"/></text:span><text:span text:style-name="T2">where </text:span><text:span text:style-name="T16">partner_id </text:span><text:span text:style-name="T12">= p_id </text:span><text:span text:style-name="T2">and </text:span><text:span text:style-name="T16">match_id </text:span><text:span text:style-name="T12">= m_id </text:span><text:span text:style-name="T2">and </text:span><text:span text:style-name="T16">bet </text:span><text:span text:style-name="T12">= b </text:span><text:span text:style-name="T2">and </text:span><text:span text:style-name="T16">currency_id </text:span><text:span text:style-name="T12">= curr</text:span><text:span text:style-name="T2">;</text:span><text:line-break/><text:line-break/><text:span text:style-name="T2"> <text:s text:c="11"/>if </text:span><text:span text:style-name="T60">FOUND </text:span><text:span text:style-name="T2">then</text:span><text:line-break/><text:span text:style-name="T2"> <text:s text:c="15"/>return </text:span><text:span text:style-name="T37">'0'</text:span><text:span text:style-name="T2">;</text:span><text:line-break/><text:span text:style-name="T2"> <text:s text:c="11"/>else</text:span><text:line-break/><text:soft-page-break/><text:span text:style-name="T2"> <text:s text:c="15"/>return </text:span><text:span text:style-name="T37">'1'</text:span><text:span text:style-name="T2">;</text:span><text:line-break/><text:span text:style-name="T2"> <text:s text:c="11"/>end if;</text:span><text:line-break/><text:span text:style-name="T2"> <text:s text:c="7"/>else</text:span><text:line-break/><text:span text:style-name="T2"> <text:s text:c="11"/>raise info </text:span><text:span text:style-name="T37">'Errore: scommessa già presente da parte di questa società'</text:span><text:span text:style-name="T2">;</text:span><text:line-break/><text:span text:style-name="T2"> <text:s text:c="11"/>return </text:span><text:span text:style-name="T37">'5'</text:span><text:span text:style-name="T2">;</text:span><text:line-break/><text:span text:style-name="T2"> <text:s text:c="7"/>end if;</text:span><text:line-break/><text:line-break/><text:line-break/><text:line-break/><text:span text:style-name="T2"> <text:s text:c="7"/>exception</text:span><text:line-break/><text:span text:style-name="T2"> <text:s text:c="11"/>when </text:span><text:span text:style-name="T12">not_null_violation </text:span><text:span text:style-name="T2">then</text:span><text:line-break/><text:span text:style-name="T2"> <text:s text:c="15"/>raise info </text:span><text:span text:style-name="T37">'Errore: vincolo di not null violato'</text:span><text:span text:style-name="T2">;</text:span><text:line-break/><text:span text:style-name="T2"> <text:s text:c="15"/>return </text:span><text:span text:style-name="T37">'2'</text:span><text:span text:style-name="T2">;</text:span><text:line-break/><text:span text:style-name="T2"> <text:s text:c="11"/>when </text:span><text:span text:style-name="T12">unique_violation </text:span><text:span text:style-name="T2">then</text:span><text:line-break/><text:span text:style-name="T2"> <text:s text:c="15"/>raise info </text:span><text:span text:style-name="T37">'Errore: stai inserendo dati relativi ad un team già presente'</text:span><text:span text:style-name="T2">;</text:span><text:line-break/><text:span text:style-name="T2"> <text:s text:c="15"/>return </text:span><text:span text:style-name="T37">'3'</text:span><text:span text:style-name="T2">;</text:span><text:line-break/><text:span text:style-name="T2"> <text:s text:c="11"/>when </text:span><text:span text:style-name="T12">foreign_key_violation </text:span><text:span text:style-name="T2">then</text:span><text:line-break/><text:span text:style-name="T2"> <text:s text:c="15"/>raise info </text:span><text:span text:style-name="T37">'Errore: vincolo chiave esterna violato'</text:span><text:span text:style-name="T2">;</text:span><text:line-break/><text:span text:style-name="T2"> <text:s text:c="15"/>return </text:span><text:span text:style-name="T37">'4'</text:span><text:span text:style-name="T2">;</text:span><text:line-break/><text:span text:style-name="T2"> <text:s text:c="3"/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8">func_get_best_players_from_team</text:span></text:p>
      <text:p text:style-name="P80"/>
      <text:p text:style-name="P80"><text:span text:style-name="T2">create or replace function </text:span><text:span text:style-name="T56">func_get_best_players_from_team</text:span><text:span text:style-name="T12">(match_date </text:span><text:span text:style-name="T2">public</text:span><text:span text:style-name="T12">.match.</text:span><text:span text:style-name="T16">date</text:span><text:span text:style-name="T12">%</text:span><text:span text:style-name="T2">TYPE, </text:span><text:span text:style-name="T12">t_id team.</text:span><text:span text:style-name="T16">id</text:span><text:span text:style-name="T12">%</text:span><text:span text:style-name="T2">TYPE</text:span><text:span text:style-name="T12">)</text:span><text:line-break/><text:span text:style-name="T2">returns table</text:span><text:span text:style-name="T12">(</text:span><text:span text:style-name="T16">name </text:span><text:span text:style-name="T2">varchar</text:span><text:span text:style-name="T12">(</text:span><text:span text:style-name="T23">100</text:span><text:span text:style-name="T12">)</text:span><text:span text:style-name="T2">,</text:span><text:span text:style-name="T16">attr_val </text:span><text:span text:style-name="T2">int</text:span><text:span text:style-name="T12">) </text:span><text:span text:style-name="T2">as </text:span><text:span text:style-name="T37">$$</text:span><text:line-break/><text:span text:style-name="T37"> <text:s text:c="3"/></text:span><text:span text:style-name="T2">begin</text:span><text:line-break/><text:span text:style-name="T2"> <text:s text:c="7"/>return query</text:span><text:line-break/><text:span text:style-name="T2"> <text:s text:c="7"/>with </text:span><text:span text:style-name="T12">q </text:span><text:span text:style-name="T2">as </text:span><text:span text:style-name="T12">(</text:span><text:span text:style-name="T2">select </text:span><text:span text:style-name="T12">p.</text:span><text:span text:style-name="T16">name </text:span><text:span text:style-name="T2">as </text:span><text:span text:style-name="T12">pname</text:span><text:span text:style-name="T2">,</text:span><text:span text:style-name="T12">pa.</text:span><text:span text:style-name="T16">val </text:span><text:span text:style-name="T2">as </text:span><text:span text:style-name="T12">paval</text:span><text:line-break/><text:span text:style-name="T12"> <text:s text:c="18"/></text:span><text:span text:style-name="T2">from </text:span><text:span text:style-name="T12">player p</text:span><text:line-break/><text:span text:style-name="T12"> <text:s text:c="27"/></text:span><text:span text:style-name="T2">join </text:span><text:span text:style-name="T12">player_attribute pa </text:span><text:span text:style-name="T2">on </text:span><text:span text:style-name="T12">p.</text:span><text:span text:style-name="T16">id </text:span><text:span text:style-name="T12">= pa.</text:span><text:span text:style-name="T16">player_id </text:span><text:span text:style-name="T2">and </text:span><text:span text:style-name="T12">pa.</text:span><text:span text:style-name="T16">date </text:span><text:span text:style-name="T12">&lt;= match_date </text:span><text:span text:style-name="T2">and </text:span><text:span text:style-name="T12">pa.</text:span><text:span text:style-name="T16">name </text:span><text:span text:style-name="T12">= </text:span><text:span text:style-name="T37">'overall_rating'</text:span><text:line-break/><text:span text:style-name="T37"> <text:s text:c="18"/></text:span><text:span text:style-name="T2">where </text:span><text:span text:style-name="T12">pa.</text:span><text:span text:style-name="T16">date </text:span><text:span text:style-name="T12">&gt;= </text:span><text:span text:style-name="T2">all</text:span><text:span text:style-name="T12">(</text:span><text:span text:style-name="T2">select </text:span><text:span text:style-name="T12">pat.</text:span><text:span text:style-name="T16">date</text:span><text:line-break/><text:span text:style-name="T16"> <text:s text:c="39"/></text:span><text:span text:style-name="T2">from </text:span><text:span text:style-name="T12">player pl</text:span><text:line-break/><text:span text:style-name="T12"> <text:s text:c="48"/></text:span><text:span text:style-name="T2">join </text:span><text:span text:style-name="T12">player_attribute pat </text:span><text:span text:style-name="T2">on </text:span><text:span text:style-name="T12">pl.</text:span><text:span text:style-name="T16">id </text:span><text:span text:style-name="T12">= pat.</text:span><text:span text:style-name="T16">player_id </text:span><text:span text:style-name="T2">and </text:span><text:span text:style-name="T12">pat.</text:span><text:span text:style-name="T16">date </text:span><text:span text:style-name="T12">&lt;= match_date </text:span><text:span text:style-name="T2">and </text:span><text:span text:style-name="T12">pat.</text:span><text:span text:style-name="T16">name </text:span><text:span text:style-name="T12">= </text:span><text:span text:style-name="T37">'overall_rating'</text:span><text:line-break/><text:span text:style-name="T37"> <text:s text:c="39"/></text:span><text:span text:style-name="T2">where </text:span><text:span text:style-name="T12">pl.</text:span><text:span text:style-name="T16">id </text:span><text:span text:style-name="T12">= p.</text:span><text:span text:style-name="T16">id </text:span><text:span text:style-name="T2">and </text:span><text:span text:style-name="T12">pl.</text:span><text:span text:style-name="T16">team_id </text:span><text:span text:style-name="T12">= t_id)</text:span><text:line-break/><text:span text:style-name="T12"> <text:s text:c="20"/></text:span><text:span text:style-name="T2">and </text:span><text:span text:style-name="T12">p.</text:span><text:span text:style-name="T16">team_id </text:span><text:span text:style-name="T12">= t_id)</text:span><text:line-break/><text:span text:style-name="T12"> <text:s text:c="7"/></text:span><text:span text:style-name="T2">select </text:span><text:span text:style-name="T12">q.pname</text:span><text:span text:style-name="T2">,</text:span><text:span text:style-name="T12">q.paval</text:span><text:line-break/><text:span text:style-name="T12"> <text:s text:c="7"/></text:span><text:span text:style-name="T2">from </text:span><text:span text:style-name="T12">q</text:span><text:line-break/><text:span text:style-name="T12"> <text:s text:c="7"/></text:span><text:span text:style-name="T2">where </text:span><text:span text:style-name="T12">paval &gt;= </text:span><text:span text:style-name="T2">all</text:span><text:span text:style-name="T12">(</text:span><text:span text:style-name="T2">select </text:span><text:span text:style-name="T12">paval </text:span><text:span text:style-name="T2">from </text:span><text:span text:style-name="T12">q)</text:span><text:span text:style-name="T2">;</text:span><text:line-break/><text:span text:style-name="T2"> <text:s text:c="3"/>end;</text:span><text:line-break/><text:span text:style-name="T2"> <text:s text:c="3"/></text:span><text:span text:style-name="T37">$$</text:span><text:line-break/><text:span text:style-name="T2">language </text:span><text:span text:style-name="T12">plpgsql</text:span><text:span text:style-name="T2">;</text:span></text:p>
      <text:p text:style-name="P80"/>
      <text:p text:style-name="P80"/>
      <text:p text:style-name="P80">- <text:span text:style-name="T98">get_best_players</text:span></text:p>
      <text:p text:style-name="P80"/>
      <text:p text:style-name="P80"><text:span text:style-name="T2">create or replace function </text:span><text:span text:style-name="T56">get_best_players</text:span><text:span text:style-name="T12">(match_id </text:span><text:span text:style-name="T2">public</text:span><text:span text:style-name="T12">.match.</text:span><text:span text:style-name="T16">id</text:span><text:span text:style-name="T12">%</text:span><text:span text:style-name="T2">TYPE</text:span><text:span text:style-name="T12">)</text:span><text:line-break/><text:span text:style-name="T2">returns setof best_player as </text:span><text:span text:style-name="T37">$$</text:span><text:line-break/><text:span text:style-name="T37"> <text:s text:c="3"/></text:span><text:span text:style-name="T2">declare</text:span><text:line-break/><text:span text:style-name="T2"> <text:s text:c="7"/></text:span><text:span text:style-name="T12">tmp </text:span><text:span text:style-name="T2">record;</text:span><text:line-break/><text:span text:style-name="T2"> <text:s text:c="7"/></text:span><text:span text:style-name="T12">tmp2 </text:span><text:span text:style-name="T2">record;</text:span><text:line-break/><text:span text:style-name="T2"> <text:s text:c="7"/></text:span><text:span text:style-name="T12">best </text:span><text:span text:style-name="T2">best_player;</text:span><text:line-break/><text:span text:style-name="T2"> <text:s/>begin</text:span><text:line-break/><text:span text:style-name="T2"> <text:s text:c="5"/>for </text:span><text:span text:style-name="T12">tmp </text:span><text:span text:style-name="T2">in </text:span><text:span text:style-name="T12">(</text:span><text:span text:style-name="T2">select </text:span><text:span text:style-name="T16">id</text:span><text:span text:style-name="T2">,</text:span><text:span text:style-name="T16">date</text:span><text:span text:style-name="T2">,</text:span><text:span text:style-name="T16">home_team_id</text:span><text:span text:style-name="T2">,</text:span><text:span text:style-name="T16">away_team_id </text:span><text:span text:style-name="T2">from public</text:span><text:span text:style-name="T12">.match </text:span><text:span text:style-name="T2">m where m</text:span><text:span text:style-name="T12">.</text:span><text:span text:style-name="T16">id </text:span><text:span text:style-name="T12">= match_id </text:span><text:span text:style-name="T2">order by </text:span><text:span text:style-name="T16">date </text:span><text:span text:style-name="T2">desc </text:span><text:span text:style-name="T12">) </text:span><text:span text:style-name="T2">loop</text:span><text:line-break/><text:span text:style-name="T2"> <text:s text:c="7"/></text:span><text:span text:style-name="T12">best.team_id := tmp.</text:span><text:span text:style-name="T16">home_team_id</text:span><text:span text:style-name="T2">;</text:span><text:line-break/><text:span text:style-name="T2"> <text:s text:c="7"/></text:span><text:span text:style-name="T12">best.team_h := </text:span><text:span text:style-name="T2">true;</text:span><text:line-break/><text:line-break/><text:soft-page-break/><text:span text:style-name="T2"> <text:s text:c="7"/>for </text:span><text:span text:style-name="T12">tmp2 </text:span><text:span text:style-name="T2">in </text:span><text:span text:style-name="T12">(</text:span><text:span text:style-name="T2">select </text:span><text:span text:style-name="T16">name</text:span><text:span text:style-name="T2">,</text:span><text:span text:style-name="T16">attr_val </text:span><text:span text:style-name="T2">from </text:span><text:span text:style-name="T56">func_get_best_players_from_team</text:span><text:span text:style-name="T12">(tmp.</text:span><text:span text:style-name="T16">date</text:span><text:span text:style-name="T2">,</text:span><text:span text:style-name="T12">tmp.</text:span><text:span text:style-name="T16">home_team_id</text:span><text:span text:style-name="T12">)) </text:span><text:span text:style-name="T2">loop</text:span><text:line-break/><text:span text:style-name="T2"> <text:s text:c="15"/></text:span><text:span text:style-name="T12">best.player_name := tmp2.</text:span><text:span text:style-name="T16">name</text:span><text:span text:style-name="T2">;</text:span><text:line-break/><text:span text:style-name="T2"> <text:s text:c="15"/></text:span><text:span text:style-name="T12">best.rating := tmp2.</text:span><text:span text:style-name="T16">attr_val</text:span><text:span text:style-name="T2">;</text:span><text:line-break/><text:line-break/><text:span text:style-name="T2"> <text:s text:c="15"/>return next </text:span><text:span text:style-name="T12">best</text:span><text:span text:style-name="T2">;</text:span><text:line-break/><text:span text:style-name="T2"> <text:s text:c="7"/>end loop;</text:span><text:line-break/><text:line-break/><text:span text:style-name="T2"> <text:s text:c="7"/></text:span><text:span text:style-name="T12">best.team_id := tmp.</text:span><text:span text:style-name="T16">away_team_id</text:span><text:span text:style-name="T2">;</text:span><text:line-break/><text:span text:style-name="T2"> <text:s text:c="7"/></text:span><text:span text:style-name="T12">best.team_h := </text:span><text:span text:style-name="T2">false;</text:span><text:line-break/><text:line-break/><text:span text:style-name="T2"> <text:s text:c="7"/>for </text:span><text:span text:style-name="T12">tmp2 </text:span><text:span text:style-name="T2">in </text:span><text:span text:style-name="T12">(</text:span><text:span text:style-name="T2">select </text:span><text:span text:style-name="T16">name</text:span><text:span text:style-name="T2">,</text:span><text:span text:style-name="T16">attr_val </text:span><text:span text:style-name="T2">from </text:span><text:span text:style-name="T56">func_get_best_players_from_team</text:span><text:span text:style-name="T12">(tmp.</text:span><text:span text:style-name="T16">date</text:span><text:span text:style-name="T2">,</text:span><text:span text:style-name="T12">tmp.</text:span><text:span text:style-name="T16">away_team_id</text:span><text:span text:style-name="T12">)) </text:span><text:span text:style-name="T2">loop</text:span><text:line-break/><text:span text:style-name="T2"> <text:s text:c="15"/></text:span><text:span text:style-name="T12">best.player_name := tmp2.</text:span><text:span text:style-name="T16">name</text:span><text:span text:style-name="T2">;</text:span><text:line-break/><text:span text:style-name="T2"> <text:s text:c="15"/></text:span><text:span text:style-name="T12">best.rating := tmp2.</text:span><text:span text:style-name="T16">attr_val</text:span><text:span text:style-name="T2">;</text:span><text:line-break/><text:line-break/><text:span text:style-name="T2"> <text:s text:c="15"/>return next </text:span><text:span text:style-name="T12">best</text:span><text:span text:style-name="T2">;</text:span><text:line-break/><text:span text:style-name="T2"> <text:s text:c="11"/>end loop;</text:span><text:line-break/><text:span text:style-name="T2"> <text:s text:c="5"/>end loop;</text:span><text:line-break/><text:span text:style-name="T2"> <text:s/>end;</text:span><text:line-break/><text:span text:style-name="T37">$$ 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/>
      <text:p text:style-name="P80">-<text:span text:style-name="T99">func_player_formation_assoc</text:span></text:p>
      <text:p text:style-name="P80"/>
      <text:p text:style-name="P80"><text:span text:style-name="T2">create or replace function </text:span><text:span text:style-name="T56">func_player_formation_assoc</text:span><text:span text:style-name="T12">(p initial_formation)</text:span><text:line-break/><text:span text:style-name="T2">returns char as </text:span><text:span text:style-name="T37">$result$</text:span><text:line-break/><text:span text:style-name="T37"> <text:s text:c="3"/></text:span><text:span text:style-name="T2">begin</text:span><text:line-break/><text:span text:style-name="T2"> <text:s text:c="7"/>insert into </text:span><text:span text:style-name="T12">initial_formation (</text:span><text:span text:style-name="T16">match_id</text:span><text:span text:style-name="T2">, </text:span><text:span text:style-name="T16">player_id</text:span><text:span text:style-name="T12">) </text:span><text:span text:style-name="T2">values </text:span><text:span text:style-name="T12">(p.</text:span><text:span text:style-name="T16">match_id</text:span><text:span text:style-name="T2">,</text:span><text:span text:style-name="T12">p.</text:span><text:span text:style-name="T16">player_id</text:span><text:span text:style-name="T12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7">'0'</text:span><text:span text:style-name="T2">;</text:span><text:line-break/><text:span text:style-name="T2"> <text:s text:c="7"/>else</text:span><text:line-break/><text:span text:style-name="T2"> <text:s text:c="11"/>return </text:span><text:span text:style-name="T37">'1'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7">'Errore: condizione unique violata'</text:span><text:span text:style-name="T2">;</text:span><text:line-break/><text:span text:style-name="T2"> <text:s text:c="11"/>return </text:span><text:span text:style-name="T37">'2'</text:span><text:span text:style-name="T2">;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7">'Errore: vincolo not null violato'</text:span><text:span text:style-name="T2">;</text:span><text:line-break/><text:span text:style-name="T2"> <text:s text:c="11"/>return </text:span><text:span text:style-name="T37">'3'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7">'Errore: chiave esterna non presente'</text:span><text:span text:style-name="T2">;</text:span><text:line-break/><text:span text:style-name="T2"> <text:s text:c="11"/>return </text:span><text:span text:style-name="T37">'4'</text:span><text:span text:style-name="T2">;</text:span><text:line-break/><text:line-break/><text:span text:style-name="T2"> <text:s text:c="3"/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>- <text:span text:style-name="T99">func_insert_player</text:span></text:p>
      <text:p text:style-name="P80"/>
      <text:p text:style-name="P80"><text:span text:style-name="T2">create or replace function </text:span><text:span text:style-name="T56">func_insert_player</text:span><text:span text:style-name="T12">(p player)</text:span><text:line-break/><text:span text:style-name="T2">returns integer as </text:span><text:span text:style-name="T37">$result$</text:span><text:line-break/><text:span text:style-name="T37"> <text:s text:c="3"/></text:span><text:span text:style-name="T2">declare</text:span><text:line-break/><text:span text:style-name="T2"> <text:s text:c="7"/></text:span><text:span text:style-name="T12">ret_id player.</text:span><text:span text:style-name="T16">id</text:span><text:span text:style-name="T12">%</text:span><text:span text:style-name="T2">TYPE;</text:span><text:line-break/><text:span text:style-name="T2"> <text:s text:c="3"/>begin</text:span><text:line-break/><text:soft-page-break/><text:span text:style-name="T2"> <text:s text:c="7"/>insert into </text:span><text:span text:style-name="T12">player </text:span><text:span text:style-name="T2">values </text:span><text:span text:style-name="T12">(p.</text:span><text:span text:style-name="T16">id</text:span><text:span text:style-name="T2">,</text:span><text:span text:style-name="T12">p.</text:span><text:span text:style-name="T16">name</text:span><text:span text:style-name="T2">,</text:span><text:span text:style-name="T12">p.</text:span><text:span text:style-name="T16">birthday</text:span><text:span text:style-name="T2">,</text:span><text:span text:style-name="T12">p.</text:span><text:span text:style-name="T16">height</text:span><text:span text:style-name="T2">,</text:span><text:span text:style-name="T12">p.</text:span><text:span text:style-name="T16">weight</text:span><text:span text:style-name="T2">,</text:span><text:span text:style-name="T12">p.</text:span><text:span text:style-name="T16">team_id</text:span><text:span text:style-name="T12">) </text:span><text:span text:style-name="T2">returning </text:span><text:span text:style-name="T16">id </text:span><text:span text:style-name="T2">into </text:span><text:span text:style-name="T12">ret_id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12">ret_id</text:span><text:span text:style-name="T2">;</text:span><text:line-break/><text:span text:style-name="T2"> <text:s text:c="7"/>else</text:span><text:line-break/><text:span text:style-name="T2"> <text:s text:c="11"/>return </text:span><text:span text:style-name="T12">-</text:span><text:span text:style-name="T23">1</text:span><text:span text:style-name="T2">;</text:span><text:line-break/><text:span text:style-name="T2"> <text:s text:c="7"/>end if;</text:span><text:line-break/><text:line-break/><text:span text:style-name="T2"> <text:s text:c="3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7">'Errore: vincolo di not null violato'</text:span><text:span text:style-name="T2">;</text:span><text:line-break/><text:span text:style-name="T2"> <text:s text:c="11"/>return </text:span><text:span text:style-name="T12">-</text:span><text:span text:style-name="T23">2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7">'Errore: stai inserendo dati relativi ad un giocatore già presente'</text:span><text:span text:style-name="T2">;</text:span><text:line-break/><text:span text:style-name="T2"> <text:s text:c="11"/>return </text:span><text:span text:style-name="T12">-</text:span><text:span text:style-name="T23">3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7">'Errore: chiave esterna non presente'</text:span><text:span text:style-name="T2">;</text:span><text:line-break/><text:span text:style-name="T2"> <text:s text:c="11"/>return </text:span><text:span text:style-name="T12">-</text:span><text:span text:style-name="T23">4</text:span><text:span text:style-name="T2">;</text:span><text:line-break/><text:span text:style-name="T2"> <text:s text:c="3"/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>- <text:span text:style-name="T99">func_insert_player_attribute</text:span></text:p>
      <text:p text:style-name="P80"/>
      <text:p text:style-name="P80"><text:span text:style-name="T2">create or replace function </text:span><text:span text:style-name="T56">func_insert_player_attribute</text:span><text:span text:style-name="T12">(attr player_attribute)</text:span><text:line-break/><text:span text:style-name="T2">returns char as </text:span><text:span text:style-name="T37">$result$</text:span><text:line-break/><text:span text:style-name="T37"> <text:s text:c="3"/></text:span><text:span text:style-name="T2">begin</text:span><text:line-break/><text:span text:style-name="T2"> <text:s text:c="7"/>insert into </text:span><text:span text:style-name="T12">player_attribute </text:span><text:span text:style-name="T2">values </text:span><text:span text:style-name="T12">(attr.</text:span><text:span text:style-name="T16">player_id</text:span><text:span text:style-name="T2">,</text:span><text:span text:style-name="T12">attr.</text:span><text:span text:style-name="T16">date</text:span><text:span text:style-name="T2">,</text:span><text:span text:style-name="T12">attr.</text:span><text:span text:style-name="T16">name</text:span><text:span text:style-name="T2">,</text:span><text:span text:style-name="T12">attr.</text:span><text:span text:style-name="T16">val</text:span><text:span text:style-name="T12">)</text:span><text:span text:style-name="T2">;</text:span><text:line-break/><text:line-break/><text:span text:style-name="T2"> <text:s text:c="7"/>if </text:span><text:span text:style-name="T60">FOUND </text:span><text:span text:style-name="T2">then</text:span><text:line-break/><text:span text:style-name="T2"> <text:s text:c="11"/>return </text:span><text:span text:style-name="T37">'0'</text:span><text:span text:style-name="T2">;</text:span><text:line-break/><text:span text:style-name="T2"> <text:s text:c="7"/>else</text:span><text:line-break/><text:span text:style-name="T2"> <text:s text:c="11"/>return </text:span><text:span text:style-name="T37">'1'</text:span><text:span text:style-name="T2">;</text:span><text:line-break/><text:span text:style-name="T2"> <text:s text:c="7"/>end if;</text:span><text:line-break/><text:line-break/><text:span text:style-name="T2"> <text:s text:c="7"/>exception</text:span><text:line-break/><text:span text:style-name="T2"> <text:s text:c="7"/>when </text:span><text:span text:style-name="T12">not_null_violation </text:span><text:span text:style-name="T2">then</text:span><text:line-break/><text:span text:style-name="T2"> <text:s text:c="11"/>raise info </text:span><text:span text:style-name="T37">'Errore: vincolo not null violato'</text:span><text:span text:style-name="T2">;</text:span><text:line-break/><text:span text:style-name="T2"> <text:s text:c="11"/>return </text:span><text:span text:style-name="T37">'2'</text:span><text:span text:style-name="T2">;</text:span><text:line-break/><text:span text:style-name="T2"> <text:s text:c="7"/>when </text:span><text:span text:style-name="T12">foreign_key_violation </text:span><text:span text:style-name="T2">then</text:span><text:line-break/><text:span text:style-name="T2"> <text:s text:c="11"/>raise info </text:span><text:span text:style-name="T37">'Errore: chiave etserna non presente'</text:span><text:span text:style-name="T2">;</text:span><text:line-break/><text:span text:style-name="T2"> <text:s text:c="11"/>return </text:span><text:span text:style-name="T37">'3'</text:span><text:span text:style-name="T2">;</text:span><text:line-break/><text:span text:style-name="T2"> <text:s text:c="7"/>when </text:span><text:span text:style-name="T12">unique_violation </text:span><text:span text:style-name="T2">then</text:span><text:line-break/><text:span text:style-name="T2"> <text:s text:c="11"/>raise info </text:span><text:span text:style-name="T37">'Errore: vincolo unique violato'</text:span><text:span text:style-name="T2">;</text:span><text:line-break/><text:span text:style-name="T2"> <text:s text:c="11"/>return </text:span><text:span text:style-name="T37">'4'</text:span><text:span text:style-name="T2">;</text:span><text:line-break/><text:span text:style-name="T2"> <text:s text:c="3"/>end;</text:span><text:line-break/><text:span text:style-name="T37">$result$ </text:span><text:span text:style-name="T2">language </text:span><text:span text:style-name="T12">plpgsql</text:span><text:span text:style-name="T2">;</text:span></text:p>
      <text:p text:style-name="P80"/>
      <text:p text:style-name="P80">- <text:span text:style-name="T99">func_refresh_classifica</text:span></text:p>
      <text:p text:style-name="P80"/>
      <text:p text:style-name="P80"><text:span text:style-name="T2">create or replace function </text:span><text:span text:style-name="T56">func_refresh_classifica</text:span><text:span text:style-name="T12">()</text:span><text:line-break/><text:span text:style-name="T12"> <text:s text:c="3"/></text:span><text:span text:style-name="T2">returns trigger</text:span><text:line-break/><text:span text:style-name="T2"> <text:s text:c="3"/>security definer</text:span><text:line-break/><text:span text:style-name="T2">as </text:span><text:span text:style-name="T37">$$</text:span><text:line-break/><text:span text:style-name="T2">begin</text:span><text:line-break/><text:span text:style-name="T2"> <text:s text:c="3"/>refresh materialized view </text:span><text:span text:style-name="T12">classifica</text:span><text:span text:style-name="T2">;</text:span><text:line-break/><text:line-break/><text:span text:style-name="T2"> <text:s text:c="3"/>return new;</text:span><text:line-break/><text:soft-page-break/><text:span text:style-name="T2">end;</text:span><text:line-break/><text:span text:style-name="T37">$$ </text:span><text:span text:style-name="T2">language </text:span><text:span text:style-name="T12">plpgsql</text:span><text:span text:style-name="T2">;</text:span></text:p>
      <text:p text:style-name="P80"/>
      <text:p text:style-name="P80"/>
      <text:p text:style-name="P80">- <text:span text:style-name="T99">func_generate_classifica</text:span></text:p>
      <text:p text:style-name="P80"/>
      <text:p text:style-name="P80"><text:span text:style-name="T2">create or replace function </text:span><text:span text:style-name="T56">func_generate_classifica</text:span><text:span text:style-name="T12">()</text:span><text:line-break/><text:span text:style-name="T2">returns setof team_classification</text:span><text:line-break/><text:span text:style-name="T2">as </text:span><text:span text:style-name="T37">$$</text:span><text:line-break/><text:span text:style-name="T37"> <text:s text:c="3"/></text:span><text:span text:style-name="T2">declare</text:span><text:line-break/><text:span text:style-name="T2"> <text:s text:c="7"/></text:span><text:span text:style-name="T12">tmpSeason </text:span><text:span text:style-name="T2">record;</text:span><text:line-break/><text:span text:style-name="T2"> <text:s text:c="7"/></text:span><text:span text:style-name="T12">tmpLeague </text:span><text:span text:style-name="T2">record;</text:span><text:line-break/><text:span text:style-name="T2"> <text:s text:c="7"/></text:span><text:span text:style-name="T12">tmpTeam </text:span><text:span text:style-name="T2">record;</text:span><text:line-break/><text:span text:style-name="T2"> <text:s text:c="7"/></text:span><text:span text:style-name="T12">classification </text:span><text:span text:style-name="T2">team_classification;</text:span><text:line-break/><text:span text:style-name="T2"> <text:s text:c="3"/>begin</text:span><text:line-break/><text:span text:style-name="T2"> <text:s text:c="7"/>for </text:span><text:span text:style-name="T12">tmpSeason </text:span><text:span text:style-name="T2">in </text:span><text:span text:style-name="T12">(</text:span><text:span text:style-name="T2">select distinct</text:span><text:span text:style-name="T12">(</text:span><text:span text:style-name="T16">season</text:span><text:span text:style-name="T12">) </text:span><text:span text:style-name="T2">as year from public</text:span><text:span text:style-name="T12">.match </text:span><text:span text:style-name="T2">order by </text:span><text:span text:style-name="T16">season </text:span><text:span text:style-name="T2">desc</text:span><text:span text:style-name="T12">) </text:span><text:span text:style-name="T2">loop</text:span><text:line-break/><text:span text:style-name="T2"> <text:s text:c="11"/>for </text:span><text:span text:style-name="T12">tmpLeague </text:span><text:span text:style-name="T2">in </text:span><text:span text:style-name="T12">(</text:span><text:span text:style-name="T2">select </text:span><text:span text:style-name="T16">id</text:span><text:span text:style-name="T2">,</text:span><text:span text:style-name="T16">name </text:span><text:span text:style-name="T2">from </text:span><text:span text:style-name="T12">league) </text:span><text:span text:style-name="T2">loop</text:span><text:line-break/><text:span text:style-name="T2"> <text:s text:c="15"/>for </text:span><text:span text:style-name="T12">tmpTeam </text:span><text:span text:style-name="T2">in </text:span><text:span text:style-name="T12">(</text:span><text:span text:style-name="T2">select distinct</text:span><text:span text:style-name="T12">(t.</text:span><text:span text:style-name="T16">id</text:span><text:span text:style-name="T12">) </text:span><text:span text:style-name="T2">as </text:span><text:span text:style-name="T12">id</text:span><text:span text:style-name="T2">,</text:span><text:span text:style-name="T12">t.</text:span><text:span text:style-name="T16">long_name</text:span><text:span text:style-name="T2">,</text:span><text:span text:style-name="T12">t.</text:span><text:span text:style-name="T16">short_name </text:span><text:span text:style-name="T2">from </text:span><text:span text:style-name="T12">team t </text:span><text:span text:style-name="T2">join match m on </text:span><text:span text:style-name="T12">(t.</text:span><text:span text:style-name="T16">id </text:span><text:span text:style-name="T12">= </text:span><text:span text:style-name="T2">m</text:span><text:span text:style-name="T12">.</text:span><text:span text:style-name="T16">away_team_id </text:span><text:span text:style-name="T2">or </text:span><text:span text:style-name="T12">t.</text:span><text:span text:style-name="T16">id </text:span><text:span text:style-name="T12">= </text:span><text:span text:style-name="T2">m</text:span><text:span text:style-name="T12">.</text:span><text:span text:style-name="T16">home_team_id</text:span><text:span text:style-name="T12">) </text:span><text:span text:style-name="T2">where m</text:span><text:span text:style-name="T12">.</text:span><text:span text:style-name="T16">season </text:span><text:span text:style-name="T12">= tmpSeason.year </text:span><text:span text:style-name="T2">and m</text:span><text:span text:style-name="T12">.</text:span><text:span text:style-name="T16">league_id </text:span><text:span text:style-name="T12">= tmpLeague.</text:span><text:span text:style-name="T16">id</text:span><text:span text:style-name="T12">) </text:span><text:span text:style-name="T2">loop</text:span><text:line-break/><text:line-break/><text:span text:style-name="T2"> <text:s text:c="19"/></text:span><text:span text:style-name="T12">classification.season := tmpSeason.year</text:span><text:span text:style-name="T2">;</text:span><text:line-break/><text:span text:style-name="T2"> <text:s text:c="19"/></text:span><text:span text:style-name="T12">classification.league := tmpLeague.</text:span><text:span text:style-name="T16">name</text:span><text:span text:style-name="T2">;</text:span><text:line-break/><text:span text:style-name="T2"> <text:s text:c="19"/></text:span><text:span text:style-name="T12">classification.l_name := tmpTeam.</text:span><text:span text:style-name="T16">long_name</text:span><text:span text:style-name="T2">;</text:span><text:line-break/><text:span text:style-name="T2"> <text:s text:c="19"/></text:span><text:span text:style-name="T12">classification.s_name := tmpTeam.</text:span><text:span text:style-name="T16">short_name</text:span><text:span text:style-name="T2">;</text:span><text:line-break/><text:line-break/><text:span text:style-name="T2"> <text:s text:c="19"/></text:span><text:span text:style-name="T12">classification.victories := (</text:span><text:span text:style-name="T2">select </text:span><text:span text:style-name="T12">tot</text:span><text:line-break/><text:span text:style-name="T12"> <text:s text:c="19"/></text:span><text:span text:style-name="T2">from </text:span><text:span text:style-name="T12">(</text:span><text:line-break/><text:span text:style-name="T12"> <text:s text:c="28"/></text:span><text:span text:style-name="T2">select </text:span><text:span text:style-name="T56">sum</text:span><text:span text:style-name="T12">(vit) </text:span><text:span text:style-name="T2">as </text:span><text:span text:style-name="T12">tot</text:span><text:line-break/><text:span text:style-name="T12"> <text:s text:c="28"/></text:span><text:span text:style-name="T2">from </text:span><text:span text:style-name="T12">(</text:span><text:line-break/><text:span text:style-name="T12"> <text:s text:c="37"/></text:span><text:span text:style-name="T2">select </text:span><text:span text:style-name="T56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vit</text:span><text:line-break/><text:span text:style-name="T12"> <text:s text:c="37"/></text:span><text:span text:style-name="T2">from public</text:span><text:span text:style-name="T12">.match </text:span><text:span text:style-name="T2">m</text:span><text:line-break/><text:span text:style-name="T2"> <text:s text:c="37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&gt; </text:span><text:span text:style-name="T16">a_team_goal</text:span><text:line-break/><text:span text:style-name="T16"> <text:s text:c="37"/></text:span><text:span text:style-name="T2">union</text:span><text:line-break/><text:span text:style-name="T2"> <text:s text:c="37"/>select </text:span><text:span text:style-name="T56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7"/></text:span><text:span text:style-name="T2">from public</text:span><text:span text:style-name="T12">.match </text:span><text:span text:style-name="T2">m</text:span><text:line-break/><text:span text:style-name="T2"> <text:s text:c="37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&lt; </text:span><text:span text:style-name="T16">a_team_goal</text:span><text:span text:style-name="T12">) </text:span><text:span text:style-name="T2">as </text:span><text:span text:style-name="T12">a</text:span><text:line-break/><text:span text:style-name="T12"> <text:s text:c="28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draws := (</text:span><text:span text:style-name="T2">select </text:span><text:span text:style-name="T12">tot</text:span><text:line-break/><text:span text:style-name="T12"> <text:s text:c="19"/></text:span><text:span text:style-name="T2">from </text:span><text:span text:style-name="T12">(</text:span><text:line-break/><text:span text:style-name="T12"> <text:s text:c="28"/></text:span><text:span text:style-name="T2">select </text:span><text:span text:style-name="T56">sum</text:span><text:span text:style-name="T12">(par) </text:span><text:span text:style-name="T2">as </text:span><text:span text:style-name="T12">tot</text:span><text:line-break/><text:span text:style-name="T12"> <text:s text:c="28"/></text:span><text:span text:style-name="T2">from</text:span><text:span text:style-name="T12">(</text:span><text:line-break/><text:span text:style-name="T12"> <text:s text:c="36"/></text:span><text:span text:style-name="T2">select </text:span><text:span text:style-name="T56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par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= </text:span><text:span text:style-name="T16">a_team_goal</text:span><text:line-break/><text:span text:style-name="T16"> <text:s text:c="36"/></text:span><text:span text:style-name="T2">union</text:span><text:line-break/><text:span text:style-name="T2"> <text:s text:c="36"/>select </text:span><text:span text:style-name="T56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= </text:span><text:span text:style-name="T16">a_team_goal</text:span><text:span text:style-name="T12">) </text:span><text:span text:style-name="T2">as </text:span><text:span text:style-name="T12">a</text:span><text:line-break/><text:span text:style-name="T12"> <text:s text:c="28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lost := (</text:span><text:span text:style-name="T2">select </text:span><text:span text:style-name="T12">tot</text:span><text:line-break/><text:span text:style-name="T12"> <text:s text:c="19"/></text:span><text:span text:style-name="T2">from</text:span><text:span text:style-name="T12">(</text:span><text:line-break/><text:span text:style-name="T12"> <text:s text:c="27"/></text:span><text:span text:style-name="T2">select </text:span><text:span text:style-name="T56">sum</text:span><text:span text:style-name="T12">(per) </text:span><text:span text:style-name="T2">as </text:span><text:span text:style-name="T12">tot</text:span><text:line-break/><text:span text:style-name="T12"> <text:s text:c="27"/></text:span><text:span text:style-name="T2">from </text:span><text:span text:style-name="T12">(</text:span><text:line-break/><text:span text:style-name="T12"> <text:s text:c="36"/></text:span><text:span text:style-name="T2">select </text:span><text:span text:style-name="T56">count</text:span><text:span text:style-name="T12">(</text:span><text:span text:style-name="T2">m</text:span><text:span text:style-name="T12">.</text:span><text:span text:style-name="T16">id</text:span><text:span text:style-name="T12">) </text:span><text:span text:style-name="T2">as </text:span><text:span text:style-name="T12">per</text:span><text:line-break/><text:soft-pag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home_team_id </text:span><text:span text:style-name="T2">and </text:span><text:span text:style-name="T16">h_team_goal </text:span><text:span text:style-name="T12">&lt; </text:span><text:span text:style-name="T16">a_team_goal</text:span><text:line-break/><text:span text:style-name="T16"> <text:s text:c="36"/></text:span><text:span text:style-name="T2">union</text:span><text:line-break/><text:span text:style-name="T2"> <text:s text:c="36"/>select </text:span><text:span text:style-name="T56">count</text:span><text:span text:style-name="T12">(</text:span><text:span text:style-name="T2">m</text:span><text:span text:style-name="T12">.</text:span><text:span text:style-name="T16">id</text:span><text:span text:style-name="T12">)</text:span><text:line-break/><text:span text:style-name="T12"> <text:s text:c="36"/></text:span><text:span text:style-name="T2">from public</text:span><text:span text:style-name="T12">.match </text:span><text:span text:style-name="T2">m</text:span><text:line-break/><text:span text:style-name="T2"> <text:s text:c="36"/>where </text:span><text:span text:style-name="T12">tmpTeam.id = </text:span><text:span text:style-name="T2">m</text:span><text:span text:style-name="T12">.</text:span><text:span text:style-name="T16">away_team_id </text:span><text:span text:style-name="T2">and </text:span><text:span text:style-name="T16">h_team_goal </text:span><text:span text:style-name="T12">&gt; </text:span><text:span text:style-name="T16">a_team_goal</text:span><text:span text:style-name="T12">) </text:span><text:span text:style-name="T2">as </text:span><text:span text:style-name="T12">a</text:span><text:line-break/><text:span text:style-name="T12"> <text:s text:c="27"/>) </text:span><text:span text:style-name="T2">as </text:span><text:span text:style-name="T12">b)</text:span><text:span text:style-name="T2">;</text:span><text:line-break/><text:line-break/><text:span text:style-name="T2"> <text:s text:c="19"/></text:span><text:span text:style-name="T12">classification.score := ((classification.victories*</text:span><text:span text:style-name="T23">3</text:span><text:span text:style-name="T12">)+classification.draws)</text:span><text:span text:style-name="T2">;</text:span><text:line-break/><text:span text:style-name="T2"> <text:s text:c="19"/></text:span><text:span text:style-name="T12">classification.played := classification.victories+classification.draws+classification.lost</text:span><text:span text:style-name="T2">;</text:span><text:line-break/><text:line-break/><text:span text:style-name="T2"> <text:s text:c="19"/>return next </text:span><text:span text:style-name="T12">classification</text:span><text:span text:style-name="T2">;</text:span><text:line-break/><text:line-break/><text:span text:style-name="T2"> <text:s text:c="15"/>end loop;</text:span><text:line-break/><text:span text:style-name="T2"> <text:s text:c="11"/>end loop;</text:span><text:line-break/><text:span text:style-name="T2"> <text:s text:c="7"/>end loop;</text:span><text:line-break/><text:span text:style-name="T2"> <text:s text:c="3"/>end;</text:span><text:line-break/><text:span text:style-name="T2"> <text:s text:c="3"/></text:span><text:span text:style-name="T37">$$</text:span><text:line-break/><text:span text:style-name="T2">language </text:span><text:span text:style-name="T12">plpgsql</text:span><text:span text:style-name="T2">;</text:span></text:p>
      <text:p text:style-name="P80"/>
      <text:p text:style-name="P80"/>
      <text:p text:style-name="P81">TIPI</text:p>
      <text:p text:style-name="P81"/>
      <text:p text:style-name="P81">- best_player</text:p>
      <text:p text:style-name="P81"/>
      <text:p text:style-name="P81"><text:span text:style-name="T2">create type </text:span><text:span text:style-name="T12">best_player </text:span><text:span text:style-name="T2">as</text:span><text:span text:style-name="T12">(</text:span><text:line-break/><text:span text:style-name="T12"> <text:s text:c="3"/>team_id </text:span><text:span text:style-name="T2">int,</text:span><text:line-break/><text:span text:style-name="T2"> <text:s text:c="3"/></text:span><text:span text:style-name="T12">team_h </text:span><text:span text:style-name="T2">boolean,</text:span><text:line-break/><text:span text:style-name="T2"> <text:s text:c="3"/></text:span><text:span text:style-name="T12">player_nam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rating </text:span><text:span text:style-name="T2">int</text:span><text:line-break/><text:span text:style-name="T2"> <text:s text:c="3"/></text:span><text:span text:style-name="T12">)</text:span><text:span text:style-name="T2">;</text:span></text:p>
      <text:p text:style-name="P81"/>
      <text:p text:style-name="P81">- team_classification</text:p>
      <text:p text:style-name="P81"/>
      <text:p text:style-name="P81"><text:span text:style-name="T2">create type </text:span><text:span text:style-name="T12">team_classification </text:span><text:span text:style-name="T2">as</text:span><text:span text:style-name="T12">(</text:span><text:line-break/><text:span text:style-name="T12"> <text:s text:c="3"/>leagu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season </text:span><text:span text:style-name="T2">int,</text:span><text:line-break/><text:span text:style-name="T2"> <text:s text:c="3"/></text:span><text:span text:style-name="T12">l_name </text:span><text:span text:style-name="T2">varchar</text:span><text:span text:style-name="T12">(</text:span><text:span text:style-name="T23">100</text:span><text:span text:style-name="T12">)</text:span><text:span text:style-name="T2">,</text:span><text:line-break/><text:span text:style-name="T2"> <text:s text:c="3"/></text:span><text:span text:style-name="T12">s_name </text:span><text:span text:style-name="T2">char</text:span><text:span text:style-name="T12">(</text:span><text:span text:style-name="T23">3</text:span><text:span text:style-name="T12">)</text:span><text:span text:style-name="T2">,</text:span><text:line-break/><text:span text:style-name="T2"> <text:s text:c="3"/></text:span><text:span text:style-name="T12">score </text:span><text:span text:style-name="T2">int,</text:span><text:line-break/><text:span text:style-name="T2"> <text:s text:c="3"/></text:span><text:span text:style-name="T12">victories </text:span><text:span text:style-name="T2">int,</text:span><text:line-break/><text:span text:style-name="T2"> <text:s text:c="3"/></text:span><text:span text:style-name="T12">draws </text:span><text:span text:style-name="T2">int,</text:span><text:line-break/><text:span text:style-name="T2"> <text:s text:c="3"/></text:span><text:span text:style-name="T12">lost </text:span><text:span text:style-name="T2">int,</text:span><text:line-break/><text:span text:style-name="T2"> <text:s text:c="3"/></text:span><text:span text:style-name="T12">played </text:span><text:span text:style-name="T2">int</text:span><text:line-break/><text:span text:style-name="T12">)</text:span><text:span text:style-name="T2">;</text:span></text:p>
      <text:p text:style-name="P81"/>
      <text:p text:style-name="P81"/>
      <text:p text:style-name="P81"/>
      <text:p text:style-name="P81"/>
      <text:p text:style-name="P81">MATERIALIZED VIEWS</text:p>
      <text:p text:style-name="P81"/>
      <text:p text:style-name="P81"><text:span text:style-name="T2">create materialized view </text:span><text:span text:style-name="T12">classifica</text:span><text:line-break/><text:span text:style-name="T2">as</text:span><text:line-break/><text:span text:style-name="T2"> <text:s/>select </text:span><text:span text:style-name="T60">* </text:span><text:span text:style-name="T2">from </text:span><text:span text:style-name="T56">func_generate_classifica</text:span><text:span text:style-name="T12">() </text:span><text:span text:style-name="T2">order by </text:span><text:span text:style-name="T12">season </text:span><text:span text:style-name="T2">desc,</text:span><text:span text:style-name="T12">league</text:span><text:span text:style-name="T2">,</text:span><text:span text:style-name="T12">score </text:span><text:span text:style-name="T2">desc;</text:span><text:line-break/><text:soft-page-break/><text:line-break/><text:span text:style-name="T2">refresh materialized view </text:span><text:span text:style-name="T12">classifica</text:span><text:span text:style-name="T2">;</text:span><text:line-break/><text:span text:style-name="T2">drop materialized view </text:span><text:span text:style-name="T12">classifica</text:span><text:span text:style-name="T2">;</text:span></text:p>
      <text:p text:style-name="P81"/>
      <text:p text:style-name="P81"/>
      <text:p text:style-name="P81">TRIGGERS</text:p>
      <text:p text:style-name="P81"/>
      <text:p text:style-name="P81"><text:span text:style-name="T2">create trigger </text:span><text:span text:style-name="T12">refresh_classifica </text:span><text:span text:style-name="T2">after insert or update or delete</text:span><text:line-break/><text:span text:style-name="T2"> <text:s/>on match</text:span><text:line-break/><text:span text:style-name="T2"> <text:s/>for each statement</text:span><text:line-break/><text:span text:style-name="T2"> <text:s/>execute procedure </text:span><text:span text:style-name="T56">func_refresh_classifica</text:span><text:span text:style-name="T12">()</text:span><text:span text:style-name="T2">;</text:span><text:line-break/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league</text:span><text:line-break/><text:span text:style-name="T12"> <text:s/></text:span><text:span text:style-name="T2">for each statement</text:span><text:line-break/><text:span text:style-name="T2">execute procedure </text:span><text:span text:style-name="T56">func_refresh_classifica</text:span><text:span text:style-name="T12">()</text:span><text:span text:style-name="T2">;</text:span><text:line-break/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country</text:span><text:line-break/><text:span text:style-name="T12"> <text:s/></text:span><text:span text:style-name="T2">for each statement</text:span><text:line-break/><text:span text:style-name="T2">execute procedure </text:span><text:span text:style-name="T56">func_refresh_classifica</text:span><text:span text:style-name="T12">()</text:span><text:span text:style-name="T2">;</text:span><text:line-break/><text:line-break/><text:span text:style-name="T2">create trigger </text:span><text:span text:style-name="T12">refresh_classifica </text:span><text:span text:style-name="T2">after insert or update or delete</text:span><text:line-break/><text:span text:style-name="T2"> <text:s/>on </text:span><text:span text:style-name="T12">team</text:span><text:line-break/><text:span text:style-name="T12"> <text:s/></text:span><text:span text:style-name="T2">for each statement</text:span><text:line-break/><text:span text:style-name="T2">execute procedure </text:span><text:span text:style-name="T56">func_refresh_classifica</text:span><text:span text:style-name="T12">()</text:span><text:span text:style-name="T2">;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FRONTEND</text:p>
      <text:p text:style-name="P82"/>
      <text:p text:style-name="P78">- metto pagine php e spiego il perché di alcuni aspetti di realizza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 Mono1" svg:font-family="'Bitstream Vera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Bitstream Vera Sans Mono" svg:font-family="'Bitstream Vera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loext:graphic-properties draw:fill="solid" draw:fill-color="#2b2b2b" draw:opacity="100%"/>
      <style:paragraph-properties fo:margin-top="0in" fo:margin-bottom="0in" loext:contextual-spacing="false" fo:background-color="#2b2b2b"/>
      <style:text-properties fo:color="#cc7832"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3:11:52.879856557</meta:creation-date>
    <dc:date>2020-01-06T17:32:30.205934126</dc:date>
    <meta:editing-duration>PT16H13M11S</meta:editing-duration>
    <meta:editing-cycles>68</meta:editing-cycles>
    <meta:generator>LibreOffice/6.2.8.2$Linux_X86_64 LibreOffice_project/20$Build-2</meta:generator>
    <dc:creator>andrea ranalli</dc:creator>
    <meta:document-statistic meta:table-count="0" meta:image-count="0" meta:object-count="0" meta:page-count="26" meta:paragraph-count="209" meta:word-count="4660" meta:character-count="37949" meta:non-whitespace-character-count="28680"/>
  </office:meta>
</office:document-meta>
</file>